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35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98.8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7.74mm"/>
    </style:style>
    <style:style style:name="co11" style:family="table-column">
      <style:table-column-properties fo:break-before="auto" style:column-width="17.66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8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/>
    <style:style style:name="ce17" style:family="table-cell" style:parent-style-name="Default"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5" style:family="table-cell" style:parent-style-name="Default"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2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15" style:family="table-cell" style:parent-style-name="Default">
      <style:table-cell-properties fo:background-color="#e8f2a1"/>
    </style:style>
    <style:style style:name="ce28" style:family="table-cell" style:parent-style-name="Default"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2" style:family="table-cell" style:parent-style-name="Default">
      <style:table-cell-properties fo:background-color="transparent"/>
    </style:style>
    <style:style style:name="ce31" style:family="table-cell" style:parent-style-name="Default"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3" style:family="table-cell" style:parent-style-name="Default" style:data-style-name="N0"/>
    <style:style style:name="ce35" style:family="table-cell" style:parent-style-name="Default"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7" style:family="table-cell" style:parent-style-name="Default"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3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>
      <style:table-cell-properties fo:background-color="transparent"/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1" style:family="table-cell" style:parent-style-name="Default"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2" style:family="table-cell" style:parent-style-name="Default">
      <style:map style:condition="cell-content()=312" style:apply-style-name="Neutral" style:base-cell-address="Unclear.F1"/>
      <style:map style:condition="cell-content()=213" style:apply-style-name="Neutral" style:base-cell-address="Unclear.F1"/>
      <style:map style:condition="cell-content()=132" style:apply-style-name="Neutral" style:base-cell-address="Unclear.F1"/>
    </style:style>
  </office:automatic-styles>
  <office:body>
    <office:spreadsheet>
      <table:calculation-settings table:automatic-find-labels="false" table:use-regular-expressions="false" table:use-wildcards="true"/>
      <table:table table:name="igyeksz(ed|i|itek); igyekezt(ed|e|ük|étek|ék); igyekez(lek|telek); igyekezzü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# <text:s text:c="5"/>Query <text:s text:c="3"/>word,[word="igyeksz(ed|i|itek)"] 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6:.A8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#990</text:p>
          </table:table-cell>
          <table:table-cell table:style-name="ce1" office:value-type="string" calcext:value-type="string">
            <text:p><text:s text:c="5"/>aktuális ellenségre, aztán minden idegszállal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ezredmásodpercre elkapni a rajtot,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375]; &quot;123&quot;)" office:value-type="float" office:value="174" calcext:value-type="float">
            <text:p>174</text:p>
          </table:table-cell>
          <table:table-cell table:style-name="ce7" table:formula="of:=([.J6]/[.J13])*100" office:value-type="float" office:value="50.2890173410405" calcext:value-type="float">
            <text:p>5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3"/>lenni! Minden érzésedhez ragaszkodsz,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átélni őket ezerszer, de jól teszed -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32" calcext:value-type="float">
            <text:p>132</text:p>
          </table:table-cell>
          <table:table-cell table:formula="of:=COUNTIF([.F6:.F375]; &quot;132&quot;)" office:value-type="float" office:value="36" calcext:value-type="float">
            <text:p>36</text:p>
          </table:table-cell>
          <table:table-cell table:style-name="ce7" table:formula="of:=([.J7]/[.J13])*100" office:value-type="float" office:value="10.4046242774566" calcext:value-type="float">
            <text:p>10.40</text:p>
          </table:table-cell>
          <table:table-cell table:formula="of:==COUNTIFS([.F6:.F375]; &quot;132&quot;; [.G6:.G375]; &quot;Yes&quot;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3"/>Szervezetek Állami Felügyelettel (PSZÁF) együtt </text:p>
          </table:table-cell>
          <table:table-cell office:value-type="string" calcext:value-type="string">
            <text:p><text:s/>igyekszi </text:p>
          </table:table-cell>
          <table:table-cell office:value-type="string" calcext:value-type="string">
            <text:p><text:s/>a szövetség megfejteni a helyenként nem </text:p>
          </table:table-cell>
          <table:table-cell office:value-type="string" calcext:value-type="string">
            <text:p>igazán világos rendelete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75]; &quot;213&quot;)" office:value-type="float" office:value="5" calcext:value-type="float">
            <text:p>5</text:p>
          </table:table-cell>
          <table:table-cell table:style-name="ce7" table:formula="of:=([.J8]/[.J13])*100" office:value-type="float" office:value="1.44508670520231" calcext:value-type="float">
            <text:p>1.45</text:p>
          </table:table-cell>
          <table:table-cell table:formula="of:==COUNTIFS([.F6:.F375]; &quot;213&quot;; [.G6:.G375]; &quot;Yes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75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75]; &quot;312&quot;)" office:value-type="float" office:value="93" calcext:value-type="float">
            <text:p>93</text:p>
          </table:table-cell>
          <table:table-cell table:style-name="ce7" table:formula="of:=([.J10]/[.J13])*100" office:value-type="float" office:value="26.878612716763" calcext:value-type="float">
            <text:p>26.88</text:p>
          </table:table-cell>
          <table:table-cell table:formula="of:==COUNTIFS([.F8:.F375]; &quot;312&quot;; [.G8:.G375]; &quot;Yes&quot;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75]; &quot;321&quot;)" office:value-type="float" office:value="6" calcext:value-type="float">
            <text:p>6</text:p>
          </table:table-cell>
          <table:table-cell table:style-name="ce7" table:formula="of:=([.J11]/[.J13])*100" office:value-type="float" office:value="1.73410404624277" calcext:value-type="float">
            <text:p>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75]; &quot;*pro*&quot;)" office:value-type="float" office:value="32" calcext:value-type="float">
            <text:p>32</text:p>
          </table:table-cell>
          <table:table-cell table:style-name="ce7" table:formula="of:=([.J12]/[.J13])*100" office:value-type="float" office:value="9.2485549132948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Hits: <text:s text:c="2"/>51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text:s text:c="5"/>Query <text:s text:c="3"/>word,[word="igyekezt(ed|e|ük|étek|ék)"] 51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17:.A310])"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6"/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75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</text:p>
          </table:table-cell>
          <table:table-cell table:style-name="ce1" office:value-type="string" calcext:value-type="string">
            <text:p><text:s/>Bélával - aki még sohasem repült - hasztalanu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hitetni velük, hogy légi szerencsétlen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1PL&gt;3</text:p>
          </table:table-cell>
          <table:table-cell table:formula="of:=COUNTIF([.H6:.H375]; &quot;1PL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/>demokrata, szabad Magyarország szükségességér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, csodálatra méltó és nemes idealisták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75]; &quot;1SG&gt;2&quot;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6"/>területekre beözönlő cseheket és román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erni az országból. És idéztem Fén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SG&gt;3</text:p>
          </table:table-cell>
          <table:table-cell table:formula="of:=COUNTIF([.H6:.H375]; &quot;2SG&gt;3&quot;)" office:value-type="float" office:value="13" calcext:value-type="float">
            <text:p>13</text:p>
          </table:table-cell>
          <table:table-cell/>
          <table:table-cell table:formula="of:=84+13+84+148" office:value-type="float" office:value="329" calcext:value-type="float">
            <text:p>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8"/>és hónapok után, mialatt kétségbeesett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rabtartóikat, hogy ártatlan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75]; &quot;2PL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</text:p>
          </table:table-cell>
          <table:table-cell table:style-name="ce1" office:value-type="string" calcext:value-type="string">
            <text:p><text:s text:c="6"/>hogy a sarlatánság kétségtelen jelenségei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arikírozni, még nem feleltél az által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75]; &quot;3SG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3</text:p>
          </table:table-cell>
          <table:table-cell table:style-name="ce1" office:value-type="string" calcext:value-type="string">
            <text:p><text:s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. Főként arra figyelmeztettek, hogy errő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75]; &quot;3PL&gt;3&quot;)"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6</text:p>
          </table:table-cell>
          <table:table-cell table:style-name="ce1" office:value-type="string" calcext:value-type="string">
            <text:p><text:s text:c="7"/>amikor fürödni mentünk. Ők nem a testüke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űsíteni, tekerték az áttételekkel működ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1</text:p>
          </table:table-cell>
          <table:table-cell table:style-name="ce1" office:value-type="string" calcext:value-type="string">
            <text:p><text:s text:c="4"/>sóoldat-injekciókkal, eszterlánccsörge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űzni testükből az aggokat " eminnen "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39</text:p>
          </table:table-cell>
          <table:table-cell table:style-name="ce1" office:value-type="string" calcext:value-type="string">
            <text:p><text:s text:c="6"/>lélektanával meg ezer bölcs példabeszédde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imagyarázni Pálma előtt a kudarco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53</text:p>
          </table:table-cell>
          <table:table-cell table:style-name="ce1" office:value-type="string" calcext:value-type="string">
            <text:p><text:s text:c="9"/>többiek - bűntudatosan? megrögzötten?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. A gondnok bekérette, sajnálkozás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6:.F8]; &quot;123&quot;)+COUNTIF([.F344:.F375]; &quot;123&quot;)+COUNTIF([.F318:.F327]; &quot;123&quot;)" office:value-type="float" office:value="14" calcext:value-type="float">
            <text:p>1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8]; &quot;1SG&gt;3&quot;)+COUNTIF([.H344:.H375]; &quot;1SG&gt;3&quot;)+COUNTIF([.H318:.H327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2"/>államok és rendszerek váltogatott módszer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hetetleníteni, asszimilálni, megtizede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8]; &quot;132&quot;)+COUNTIF([.F344:.F375]; &quot;132&quot;)+COUNTIF([.F318:.F327]; &quot;132&quot;)" office:value-type="float" office:value="2" calcext:value-type="float">
            <text:p>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8]; &quot;1PL&gt;3&quot;)+COUNTIF([.H344:.H375]; &quot;1PL&gt;3&quot;)+COUNTIF([.H318:.H327]; &quot;1PL&gt;3&quot;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9"/>akartál olvasni nekem? Csak magad előt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bizonyítani saját igazadat? Elnyomni maga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6:.F8]; &quot;213&quot;)+COUNTIF([.F344:.F375]; &quot;213&quot;)+COUNTIF([.F318:.F327]; &quot;213&quot;)" office:value-type="float" office:value="0" calcext:value-type="float">
            <text:p>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8]; &quot;1SG&gt;2&quot;)+COUNTIF([.H344:.H375]; &quot;1SG&gt;2&quot;)+COUNTIF([.H318:.H327]; &quot;1SG&gt;2&quot;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table:style-name="ce1" office:value-type="string" calcext:value-type="string">
            <text:p><text:s text:c="4"/>ennek a jogi-gazdasági-technikai feltétele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előterjesztésben összefoglalni, ami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8]; &quot;231&quot;)+COUNTIF([.F344:.F375]; &quot;231&quot;)+COUNTIF([.F318:.F327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8]; &quot;2SG&gt;3&quot;)+COUNTIF([.H344:.H375]; &quot;2SG&gt;3&quot;)+COUNTIF([.H318:.H327]; &quot;2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table:style-name="ce1" office:value-type="string" calcext:value-type="string">
            <text:p><text:s/>folytatásának terjedelmét házbizottsági szin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ervezni. Ilyen megoldást legfeljebb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12" calcext:value-type="float">
            <text:p>312</text:p>
          </table:table-cell>
          <table:table-cell table:formula="of:=COUNTIF([.F6:.F8]; &quot;312&quot;)+COUNTIF([.F344:.F375]; &quot;312&quot;)+COUNTIF([.F318:.F327]; &quot;312&quot;)" office:value-type="float" office:value="15" calcext:value-type="float">
            <text:p>1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8]; &quot;2PL&gt;3&quot;)+COUNTIF([.H344:.H375]; &quot;2PL&gt;3&quot;)+COUNTIF([.H318:.H327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4</text:p>
          </table:table-cell>
          <table:table-cell table:style-name="ce1" office:value-type="string" calcext:value-type="string">
            <text:p><text:s/>észrevettél minket. A Mérgezett egér c. darabo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őadni. Ugyanis mi, a Törzsasztal hí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8]; &quot;321&quot;)+COUNTIF([.F344:.F375]; &quot;321&quot;)+COUNTIF([.F318:.F327]; &quot;321&quot;)" office:value-type="float" office:value="1" calcext:value-type="float">
            <text:p>1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8]; &quot;3SG&gt;3&quot;)+COUNTIF([.H344:.H375]; &quot;3SG&gt;3&quot;)+COUNTIF([.H318:.H327]; &quot;3SG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1</text:p>
          </table:table-cell>
          <table:table-cell table:style-name="ce1" office:value-type="string" calcext:value-type="string">
            <text:p><text:s text:c="2"/>hangmernok ezt a hangero lejjebb tornaszasa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ompenzalni, ekkor meg a Lala szolt be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8]; &quot;*pro*&quot;)+COUNTIF([.F344:.F375]; &quot;*pro*&quot;)+COUNTIF([.F318:.F327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8]; &quot;3PL&gt;3&quot;)+COUNTIF([.H344:.H375]; &quot;3PL&gt;3&quot;)+COUNTIF([.H318:.H327]; &quot;3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4"/>magukról az itt lefolytatott vitákról. Azza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elhárítani a hiányosságokra vonatkozó észrevételeim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5"/>kormányzati szervezetek hosszú hónapokon 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ekalapálni a Milosevic-rezsim nem etnikai </text:p>
          </table:table-cell>
          <table:table-cell office:value-type="string" calcext:value-type="string">
            <text:p>, hanem ideológiai alapon szervezett, az etnikai határvonalon átnyúló ellenzéké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7</text:p>
          </table:table-cell>
          <table:table-cell table:style-name="ce1" office:value-type="string" calcext:value-type="string">
            <text:p><text:s/>fajgyűlöletről, ahol a Szabó Albert-féle mozgalm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moly tényezőnek feltüntetni, meg a Csurár-csal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00</text:p>
          </table:table-cell>
          <table:table-cell table:style-name="ce1" office:value-type="string" calcext:value-type="string">
            <text:p><text:s text:c="9"/>tisztelhető benned, hogy minden udvarlónak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a pozitív tulajdonságait nézni. (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0</text:p>
          </table:table-cell>
          <table:table-cell table:style-name="ce1" office:value-type="string" calcext:value-type="string">
            <text:p><text:s text:c="8"/>hogy eredeti hozzaszolasodban azt az erzes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elteni, mintha ez a velemeny a kovets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17:.F310]; &quot;123&quot;)+COUNTIF([.F328:.F334]; &quot;123&quot;)" office:value-type="float" office:value="160" calcext:value-type="float">
            <text:p>160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7:.H310]; &quot;1SG&gt;3&quot;)+COUNTIF([.H328:.H334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7</text:p>
          </table:table-cell>
          <table:table-cell table:style-name="ce1" office:value-type="string" calcext:value-type="string">
            <text:p><text:s text:c="9"/>hanem az ember probléma megoldó képes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jleszteni, szerintem zseniálisan. Szerin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7:.F310]; &quot;132&quot;)+COUNTIF([.F328:.F334]; &quot;132&quot;)" office:value-type="float" office:value="34" calcext:value-type="float">
            <text:p>3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7:.H310]; &quot;1PL&gt;3&quot;)+COUNTIF([.H328:.H334]; &quot;1PL&gt;3&quot;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9</text:p>
          </table:table-cell>
          <table:table-cell table:style-name="ce1" office:value-type="string" calcext:value-type="string">
            <text:p><text:s text:c="8"/>származású ember ellen folyik a " hajsza "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tudni, milyen forrása lehetett Raj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17:.F310]; &quot;213&quot;)+COUNTIF([.F328:.F334]; &quot;213&quot;)" office:value-type="float" office:value="5" calcext:value-type="float">
            <text:p>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7:.H310]; &quot;1SG&gt;2&quot;)+COUNTIF([.H328:.H334]; &quot;1SG&gt;2&quot;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6"/>bekebelezésével és kíméletlen pacifikál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llusztrálni negyedszázaddal ezelőtt saját </text:p>
          </table:table-cell>
          <table:table-cell office:value-type="string" calcext:value-type="string">
            <text:p>fontosságu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17:.F310]; &quot;231&quot;)+COUNTIF([.F328:.F334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7:.H310]; &quot;2SG&gt;3&quot;)+COUNTIF([.H328:.H334]; &quot;2SG&gt;3&quot;)" office:value-type="float" office:value="11" calcext:value-type="float">
            <text:p>11</text:p>
          </table:table-cell>
          <table:table-cell/>
          <table:table-cell table:formula="of:=52+11+83+148"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11"/>erősen központosító indonéz kormányzat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örni az ellenállást, amely így illegalitá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7:.F310]; &quot;312&quot;)+COUNTIF([.F328:.F334]; &quot;312&quot;)" office:value-type="float" office:value="78" calcext:value-type="float">
            <text:p>78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7:.H310]; &quot;2PL&gt;3&quot;)+COUNTIF([.H328:.H334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9"/>egymásmellettiségével és ünnepélyességév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elölni, ahol egymás mellé kerül Csontvá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17:.F310]; &quot;321&quot;)+COUNTIF([.F328:.F334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7:.H310]; &quot;3SG&gt;3&quot;)+COUNTIF([.H328:.H334]; &quot;3SG&gt;3&quot;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7"/>hívhatnánk Nyakas Károlynak is - figuráj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itelesen ábrázolni az osztrák kis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17:.F310]; &quot;*pro*&quot;)+COUNTIF([.F328:.F334]; &quot;*pro*&quot;)" office:value-type="float" office:value="19" calcext:value-type="float">
            <text:p>1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7:.H310]; &quot;3PL&gt;3&quot;)+COUNTIF([.H328:.H334]; &quot;1PL&gt;3&quot;)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3"/>Tárgyalásait úgy jellemezte, hogy azokon részin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ismerni a soros elnökség Magyarország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01" calcext:value-type="float">
            <text:p>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8"/>sokat hétfőn, aki külön sajtóértkezleten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népszerűsíteni ötletét. E szerint az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9"/>támogatására is. Korábban pedig ugyan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étzilálni az ellenzéki pártokat és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12"/>számolt be arról, ahogyan katonák ezr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kadályozni a gátszakadást.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table:style-name="ce1" office:value-type="string" calcext:value-type="string">
            <text:p><text:s text:c="9"/>társaság, a Netvision elnöke például azz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hűteni a kedélyeket, hogy a dolog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9</text:p>
          </table:table-cell>
          <table:table-cell table:style-name="ce1" office:value-type="string" calcext:value-type="string">
            <text:p><text:s text:c="8"/>BRÜSSZEL - Szövetségi illetékesek hétfő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rülni a pristinai reptér orosz blokádjának </text:p>
          </table:table-cell>
          <table:table-cell office:value-type="string" calcext:value-type="string">
            <text:p>dramatizá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1</text:p>
          </table:table-cell>
          <table:table-cell table:style-name="ce1" office:value-type="string" calcext:value-type="string">
            <text:p><text:s text:c="6"/>feszíteni a húrt: láthatóan a többség kerül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jabb válság kirobbantását. A szerda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8</text:p>
          </table:table-cell>
          <table:table-cell table:style-name="ce1" office:value-type="string" calcext:value-type="string">
            <text:p><text:s text:c="3"/>nyomására már a középkorban is számos szabálly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rlátozni a " kontár " cigányok tevékeny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table:style-name="ce1" office:value-type="string" calcext:value-type="string">
            <text:p><text:s text:c="12"/>falu épült és szépült a tíz év alat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hozni az infrastrukturális lemarad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/>távtanfolyamunk előző részében a politika fogalm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határozni. Most néhány további definíció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 text:c="7"/>istenemberi méltósághoz, az arany középút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rni az életét. Ezért végül nem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3</text:p>
          </table:table-cell>
          <table:table-cell table:style-name="ce1" office:value-type="string" calcext:value-type="string">
            <text:p><text:s text:c="11"/>56-ot követő reálpolitikai törekvésekb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vezetni az egészségpolitikai változások </text:p>
          </table:table-cell>
          <table:table-cell office:value-type="string" calcext:value-type="string">
            <text:p>szükséges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4</text:p>
          </table:table-cell>
          <table:table-cell table:style-name="ce1" office:value-type="string" calcext:value-type="string">
            <text:p><text:s text:c="5"/>francia diplomaták - újságírókkal találkozva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ebbíteni Albright kijelentésének súl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6</text:p>
          </table:table-cell>
          <table:table-cell table:style-name="ce1" office:value-type="string" calcext:value-type="string">
            <text:p><text:s text:c="9"/>Különböző szertartásokkal, mágikus erő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 visszatérő lelkek harag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7</text:p>
          </table:table-cell>
          <table:table-cell table:style-name="ce1" office:value-type="string" calcext:value-type="string">
            <text:p><text:s text:c="10"/>környékét. Eközben a rendőrök a diszkó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dühöngő bőrfejűeket. A Határőr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table:style-name="ce1" office:value-type="string" calcext:value-type="string">
            <text:p><text:s/>adományozóknak, akik anyagi és tárgyi ajándékai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bbé tenni karácsonyi ünnepei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0</text:p>
          </table:table-cell>
          <table:table-cell table:style-name="ce1" office:value-type="string" calcext:value-type="string">
            <text:p><text:s text:c="12"/>. Tudomásul vettük az ENSZ-jelentés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küszöbölni a hiányosságokat. Kifogáso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1</text:p>
          </table:table-cell>
          <table:table-cell table:style-name="ce1" office:value-type="string" calcext:value-type="string">
            <text:p><text:s text:c="2"/>vállalkozásfejlesztési projektumokkal és má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elyezni. Ez nem ment zökkenésment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/>homoszexuálisok képviselői pszichológusok segítség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magyarázni, hogy nem " magatartásró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 text:c="15"/>hanem valaki más. A védők szerint az FB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rejteni az erre vonatkozó értesül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6</text:p>
          </table:table-cell>
          <table:table-cell table:style-name="ce1" office:value-type="string" calcext:value-type="string">
            <text:p><text:s text:c="13"/>számára felvételi előkészítőt szerveztün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könnyíteni az államnyelven való felvételiz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7</text:p>
          </table:table-cell>
          <table:table-cell table:style-name="ce1" office:value-type="string" calcext:value-type="string">
            <text:p><text:s text:c="16"/>a kisebbségek érdekképviseleti igénye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elégíteni. Győri Szabó Róbert művé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table:style-name="ce1" office:value-type="string" calcext:value-type="string">
            <text:p><text:s text:c="15"/>azon szent dologról elmélkedésit ki-ad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olosvári Unitária Ecclesianak edgy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4"/>államnyelv ismerete.) A járásokat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gy kialakítani, hogy minél kisebb leg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3"/>nem támogatta és a magyar nyelvhasználato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isszaszorítani, a magyar nyelv viszony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8</text:p>
          </table:table-cell>
          <table:table-cell table:style-name="ce1" office:value-type="string" calcext:value-type="string">
            <text:p><text:s text:c="11"/>dolgozatunkban, azt annak tudhatjuk be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kerülni mások tételeinek sekélyes alkalmazás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4"/>én megjegyzéseim a gondolat egyszerű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adni. Ahogyan a múltban az eszköz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2"/>fopapság) társadalmi rétegének erosi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zilárditani. A XVI. és XVII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5</text:p>
          </table:table-cell>
          <table:table-cell table:style-name="ce1" office:value-type="string" calcext:value-type="string">
            <text:p><text:s text:c="7"/>tartalmára utalva.? Ha valaha valamiben kedveme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tölteni, bizonyíts meg~, hogy mondd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1"/>saját véleményed? Könnyítést hozó napjaid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nem terhelni a kasszát. Tanítómestereddé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2"/>mellett s kiadvány minél pontosabb leír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dni. Tekintettel arra, hogy a bibliográf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2</text:p>
          </table:table-cell>
          <table:table-cell table:style-name="ce1" office:value-type="string" calcext:value-type="string">
            <text:p><text:s text:c="11"/>tartoznak, többnyire szégyellték, levetkő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régi visszahúzó életmódnak minden emléké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5</text:p>
          </table:table-cell>
          <table:table-cell table:style-name="ce1" office:value-type="string" calcext:value-type="string">
            <text:p><text:s text:c="10"/>került sor. Célunk New York és környéke vol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oktatás teljes vertikumát: elemi iskol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6</text:p>
          </table:table-cell>
          <table:table-cell table:style-name="ce1" office:value-type="string" calcext:value-type="string">
            <text:p><text:s text:c="13"/>hogy a régi egyházszervezet keretein belü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vetni a változásokat, pl. a kápláno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7</text:p>
          </table:table-cell>
          <table:table-cell table:style-name="ce1" office:value-type="string" calcext:value-type="string">
            <text:p><text:s text:c="9"/>Százcikkelyes Zsinaton az egyházi élet egész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, s elejét venni az egyház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55</text:p>
          </table:table-cell>
          <table:table-cell table:style-name="ce1" office:value-type="string" calcext:value-type="string">
            <text:p><text:s text:c="12"/>igen gyakori volt a Ptolemaidák között, í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birodalom elosztását). E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19</text:p>
          </table:table-cell>
          <table:table-cell table:style-name="ce1" office:value-type="string" calcext:value-type="string">
            <text:p><text:s text:c="11"/>magát. Ő mindvégig ott toporgott a nyomában;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hasznosítani; de nem sikerül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4</text:p>
          </table:table-cell>
          <table:table-cell table:style-name="ce1" office:value-type="string" calcext:value-type="string">
            <text:p><text:s text:c="8"/>diplomaták sokat vétettek ellene és tisztaság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rontani, hogy egyértelműségét félreérthetőv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table:style-name="ce1" office:value-type="string" calcext:value-type="string">
            <text:p><text:s text:c="12"/>érdeklődő, írni-olvasni tudó társaik élet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kellemetlenebbé tenni. Osztottá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40</text:p>
          </table:table-cell>
          <table:table-cell table:style-name="ce1" office:value-type="string" calcext:value-type="string">
            <text:p><text:s text:c="16"/>kompromittált ", még Széchenyi előtt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eketíteni). Egészen kivételes szelle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71</text:p>
          </table:table-cell>
          <table:table-cell table:style-name="ce1" office:value-type="string" calcext:value-type="string">
            <text:p><text:s text:c="8"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, főként arra figyelmeztettek, hogy err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12"/>mérsékletre inteni aggodalmas képzeleté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önmagát, hogy azokkal a lappang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5"/>kellőképpen értékelni azt az embert, aki csizm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sszonyát a mámor oly gyakran elérhetet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66</text:p>
          </table:table-cell>
          <table:table-cell table:style-name="ce1" office:value-type="string" calcext:value-type="string">
            <text:p><text:s text:c="11"/>gyorsan letette az asztalra. Hosszú órák ót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magyarázni Schmidtnek, de az csökönyös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80</text:p>
          </table:table-cell>
          <table:table-cell table:style-name="ce1" office:value-type="string" calcext:value-type="string">
            <text:p><text:s text:c="11"/>Néphadsereg többi fegyverneméhez - általá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beleavatkozzanak a harcok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8</text:p>
          </table:table-cell>
          <table:table-cell table:style-name="ce1" office:value-type="string" calcext:value-type="string">
            <text:p><text:s text:c="13"/>rendőregyenruhák, a villamosok, és odaadó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pótolni az ágyban, amit közben mulasztott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11</text:p>
          </table:table-cell>
          <table:table-cell table:style-name="ce1" office:value-type="string" calcext:value-type="string">
            <text:p><text:s text:c="11"/>felfújt lábtörlő, a kifelé és befelé hala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kerülni, de sokan belebotlottak, és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76</text:p>
          </table:table-cell>
          <table:table-cell table:style-name="ce1" office:value-type="string" calcext:value-type="string">
            <text:p><text:s text:c="13"/>emlegette, amit visszamondottak neki. Apám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ékíteni. De Korláth csak jobban megvad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4</text:p>
          </table:table-cell>
          <table:table-cell table:style-name="ce1" office:value-type="string" calcext:value-type="string">
            <text:p><text:s text:c="12"/>irtottak, és selejttel, helytelen eszmé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helyettesíteni. Ezek a rendszerváltozá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6"/>önkormányzatokhoz. Kormánypárti képviselőtársain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lyamatosan bizonygatni, hogy ez a pén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7"/>igyekezett megfelelni ezeknek az elvárásoknak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megfelelő formát alkalmazni, de az helyénval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5"/>terjedelmes a törvény, a túlszabályozás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nne kerülni abban az értelemben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0"/>csinált mást, mint kommunikációs techniká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az őt figyelőket, figyelmen kív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table:style-name="ce1" office:value-type="string" calcext:value-type="string">
            <text:p><text:s text:c="11"/>kemény következetességgel, megalkuvás nélk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inden esetben képviselni. Nek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4</text:p>
          </table:table-cell>
          <table:table-cell table:style-name="ce1" office:value-type="string" calcext:value-type="string">
            <text:p><text:s text:c="14"/>sokszor meghatározó tényezőként, mellőz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is népeket. Igyekeztek mellőzni az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2"/>tanúsított, hogy szűkszavúan, néhány sz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yarázni a képviselők módosító indítv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5"/>és munkatársaim nevében eddig is minden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érdekében megtenni, és a jövőb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2</text:p>
          </table:table-cell>
          <table:table-cell table:style-name="ce1" office:value-type="string" calcext:value-type="string">
            <text:p><text:s text:c="9"/>benyújtottunk, nemcsak ezen alapálláspontun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propagálni. Engem tulajdonképpen örömm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16"/>csak az ott élő magyarság mindennapja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z új államok fegyveres őr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8"/>pannonhalmi bencés közösség gondozza. 1945 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mélyét és verseit elfeledtetni, ami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8</text:p>
          </table:table-cell>
          <table:table-cell table:style-name="ce1" office:value-type="string" calcext:value-type="string">
            <text:p><text:s text:c="13"/>Szakközépiskola épületébe lettem beosztva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osztást úgy végezni, hogy mind az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0</text:p>
          </table:table-cell>
          <table:table-cell table:style-name="ce1" office:value-type="string" calcext:value-type="string">
            <text:p><text:s text:c="16"/>öltözve a Domovina című hazafias dall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lopni magát a Tátraaljába. És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6</text:p>
          </table:table-cell>
          <table:table-cell table:style-name="ce1" office:value-type="string" calcext:value-type="string">
            <text:p><text:s text:c="14"/>esetében a rendőrség és a sajtó " azonn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angsúlyozni " az áldozatok cigány származ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8</text:p>
          </table:table-cell>
          <table:table-cell table:style-name="ce1" office:value-type="string" calcext:value-type="string">
            <text:p><text:s text:c="15"/>újjáéled, s az átmeneti időszakban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18</text:p>
          </table:table-cell>
          <table:table-cell table:style-name="ce1" office:value-type="string" calcext:value-type="string">
            <text:p><text:s text:c="15"/>és a kiadások befagyasztásának hat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. A kormányfő szavait másnap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6</text:p>
          </table:table-cell>
          <table:table-cell table:style-name="ce1" office:value-type="string" calcext:value-type="string">
            <text:p><text:s text:c="15"/>is úgy látom, hogy mindig következete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épviselni a modern szociáldemokrácia elv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table:style-name="ce1" office:value-type="string" calcext:value-type="string">
            <text:p><text:s text:c="14"/>minden egyes iPhone firmware frissí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g szorosabbra zárni a kapukat a hacker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4"/>megteremtésére. A játékos beleélését a készítők ú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ég tovább növelni (a szadisták)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15"/>kiadó Ubisoft egy érdekes reklámvide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motálni készülő alkotását. Fotómodell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6</text:p>
          </table:table-cell>
          <table:table-cell table:style-name="ce1" office:value-type="string" calcext:value-type="string">
            <text:p><text:s text:c="15"/>mobil asztallal rendelkező mikromágus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varázsolni a helyszínen lévőket. A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7</text:p>
          </table:table-cell>
          <table:table-cell table:style-name="ce1" office:value-type="string" calcext:value-type="string">
            <text:p><text:s text:c="8"/>készülékek esetében, viszont az első generáció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leépíteni, hogy helyet biztosítsa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14"/>jóval egyszerűbb a dolgunk: a teszt sor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olyamatosan hangsúlyozni, hogy lok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8"/>ismereteinket és tapasztalatainkat felhasználva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új 3D technológiával még valósághűbbé </text:p>
          </table:table-cell>
          <table:table-cell office:value-type="string" calcext:value-type="string">
            <text:p>tenni a 3D élményt,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0</text:p>
          </table:table-cell>
          <table:table-cell table:style-name="ce1" office:value-type="string" calcext:value-type="string">
            <text:p><text:s text:c="12"/>szoftveróriás már előzetesen és részleges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ezelni, mikor a Windows 7-ban már letilthatóv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12"/>lehető " legkorrektebben és legtisztábban "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endezni az anyagi problémákat. 2003-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" instruálni " a tanúkat. Az elsőrendű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9</text:p>
          </table:table-cell>
          <table:table-cell table:style-name="ce1" office:value-type="string" calcext:value-type="string">
            <text:p><text:s text:c="13"/>pénzszerzés helyszínéül. Látogatásai sor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térképezni az üzletet, s vásárlási szánd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2</text:p>
          </table:table-cell>
          <table:table-cell table:style-name="ce1" office:value-type="string" calcext:value-type="string">
            <text:p><text:s text:c="5"/>Holding-vezetés ügyes-bajos dolgainak citálásával)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nyolcmillió forinto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3"/>alatt a diákok mindvégig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zavarni a táblaállítás ellen tüntet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4"/>felsorakoztatott diákok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zavarni. Torzsa Sándor, a Societas alelnök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6"/>amelyek az aszfaltra permetezett vízz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yhíteni a forróságot - az útburkol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1"/>volna, annyira elképzelhetetlen. A jótev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hozni az eközben jogorvoslati ut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6</text:p>
          </table:table-cell>
          <table:table-cell table:style-name="ce1" office:value-type="string" calcext:value-type="string">
            <text:p><text:s text:c="13"/>arra járó autósok pedig az útról lehúzód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vágtató lovakat. Végül Nyíregyhá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8</text:p>
          </table:table-cell>
          <table:table-cell table:style-name="ce1" office:value-type="string" calcext:value-type="string">
            <text:p><text:s text:c="7"/>tendenciózusan szerkesztett dokumentumo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gyanúba keverni. Baráti celeb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16"/>az orosz felvásárlás rémével fenyeget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ábírni a Mol vezetőségét az " összefog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6"/>el Nagy-Britanniába. Az állam elöljáró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sztes távolból szemlélni a katolikus <text:s/></text:p>
          </table:table-cell>
          <table:table-cell office:value-type="string" calcext:value-type="string">
            <text:p>egyház fe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2"/>vonakodó amerikai republikánus szenátor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rról, mennyire fontos az amerikai-oro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újjáéled, így az átmeneti időszakban ugy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irodalmi volt a szöveg, a kerek mondat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ondhatóra faragni. - Mit szólt hozzá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5"/>élelmesebbek a legcsendesebb és leghűvösebb hely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átraikat felállítani. Pedig nem volt egyszerű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5"/>. Még látni is alig látott, de betűn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silabizálni a szöveget, majd buldog termész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1"/>készítettek, de már tarhonyás desszer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lepni a zsűrit. Tápén évszázados hagyomá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9"/>különböző országok eltérő érdekeit - tisztá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kyotói protokol megvalósításának részlete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5"/>hogy levadásztuk az összes szúnyogo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csöndesíteni a minden ízeltlábútól irtózó </text:p>
          </table:table-cell>
          <table:table-cell office:value-type="string" calcext:value-type="string">
            <text:p>Kisluc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7"/>jobbközép erőit, és civil szervezetekkel közö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lelni a város értékei és érdekei közti </text:p>
          </table:table-cell>
          <table:table-cell office:value-type="string" calcext:value-type="string">
            <text:p>egyensúl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0"/>legnemesebb is egyben! Éppen ezért könyvün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mindezt szóró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6"/>teatralitás váltja fel. Lehet, hogy éppen ezekt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óvni a rendező az énekeseket. Túlzott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4"/>másfelől pedig az első pillanattól kezd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(apró) darabokra szedni milliárdos vagyon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3"/>egyezségre jutni a két politikus, most az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közösen igyekeznek megold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7"/>bevándorlási reform melletti elkötelezettségér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hallgatóságát John McCain,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11"/>felszólalt George Bush amerikai elnök is,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a jelenlévőket, hogy az Egye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1</text:p>
          </table:table-cell>
          <table:table-cell table:style-name="ce1" office:value-type="string" calcext:value-type="string">
            <text:p><text:s text:c="8"/>használtuk az autót, és a lehetőségekhez mér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használni a turbó előnyeit, magyar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2</text:p>
          </table:table-cell>
          <table:table-cell table:style-name="ce1" office:value-type="string" calcext:value-type="string">
            <text:p><text:s text:c="14"/>Frodig a célegyenes végi kanyarban. Tibo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előzni a dánt, de nem bírt vele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3</text:p>
          </table:table-cell>
          <table:table-cell table:style-name="ce1" office:value-type="string" calcext:value-type="string">
            <text:p><text:s text:c="10"/>működése gondoskodik. Minden lehetsége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kozni a bent ülők komfortérzetét: a szellőzőrostél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4</text:p>
          </table:table-cell>
          <table:table-cell table:style-name="ce1" office:value-type="string" calcext:value-type="string">
            <text:p><text:s text:c="13"/>számának (például 2-ről 10-re) növel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olna növelni. 980 km/h sebességnél technológi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6</text:p>
          </table:table-cell>
          <table:table-cell table:style-name="ce1" office:value-type="string" calcext:value-type="string">
            <text:p><text:s text:c="8"/>kezdődött a telefonálgatás, jobb érzésű barát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őször lebeszélni róla (később megakadályo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table:style-name="ce1" office:value-type="string" calcext:value-type="string">
            <text:p><text:s text:c="11"/>előbb lufit eregettek, majd a Beo szókincs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bővíteni a csíraoli " szóval "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. A programból kitűnik, hogy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már unalomig ját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2"/>gumikra összpontosítottunk, de a fékeke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avítani. A felfüggesztések és az aerodinamik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6"/>valóban nélkülözhetetlen nyári cucc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gyűjteni. Nyilvánvaló, hogy egy vasko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dolgozott Ben Affleckkel. " Ethan és J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tkolni románcukat a nyilvánosság elő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4</text:p>
          </table:table-cell>
          <table:table-cell table:style-name="ce1" office:value-type="string" calcext:value-type="string">
            <text:p><text:s text:c="11"/>márkanévvel nulláról kezdjük a márkaépítés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értékeket, pozitívumokat átmenteni.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6</text:p>
          </table:table-cell>
          <table:table-cell table:style-name="ce1" office:value-type="string" calcext:value-type="string">
            <text:p><text:s text:c="12"/>irodalomtörténész elmondta, már korábba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 a költő népszerűségét. Az 19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6"/>személyzet ez idő alatt kétségbeesett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illapítani az önkontrollt vesztett popsztá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4"/>nyugtalanító kérdésekről szóló beszédé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húzni a japán-kínai feszültségek méregfo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3"/>megvalósítása. Természetesen Szent-György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zonozni Szegednek a tudományos sikerekhez </text:p>
          </table:table-cell>
          <table:table-cell office:value-type="string" calcext:value-type="string">
            <text:p>való hozzájáru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6"/>szabálytalan. Ezért nemet mondtak rá, s jóllehe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laposan átgondolni ennek a következmény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9"/>hullámvölgybe került Williams új igazoláso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nyerni a lendületét. Miután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1"/>hazai multinacionális vállalatok a válság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inni a megtermelt nyereséget, néhán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6"/>áramlását az autó alá. A CT-01-gyel e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oldani " - mondta. " Mivel a mi autó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5</text:p>
          </table:table-cell>
          <table:table-cell table:style-name="ce1" office:value-type="string" calcext:value-type="string">
            <text:p><text:s text:c="11"/>szövetségekhez kötődő kooptálási megol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menteni (1989-1990), amit az első szabad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3</text:p>
          </table:table-cell>
          <table:table-cell table:style-name="ce1" office:value-type="string" calcext:value-type="string">
            <text:p><text:s text:c="6"/>portugálok az elődöntőben folyamatos letáma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ejét venni a spanyol passzolgatásnak, 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6"/>kapitánya, Pim Verbeek azt mondta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 németek dolgát és kihasz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5"/>szerb nyomást átvészelve fellégeztek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gy-egy támadást is felépíteni az ausztrá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5"/>részrehajlásra gyanakodott, és művi beavatkoz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teknőc intuitív képességét emberi értékren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1</text:p>
          </table:table-cell>
          <table:table-cell table:style-name="ce1" office:value-type="string" calcext:value-type="string">
            <text:p><text:s text:c="14"/>esetleges korrupciógyanús esetekről, mer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ávol tartani magát mindettől. SZDSZ M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16"/>Rádió vezérigazgatója. " Minden fórumo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ondani az álláspontunkat, és idő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nstruálni a tanúkat. A vádlott elismer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5</text:p>
          </table:table-cell>
          <table:table-cell table:style-name="ce1" office:value-type="string" calcext:value-type="string">
            <text:p><text:s text:c="7"/>vádlottak a kegyetlenkedést mindennapos játékn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állítani a bíróság szerint. A tö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table:style-name="ce1" office:value-type="string" calcext:value-type="string">
            <text:p><text:s text:c="12"/>szégyellni, sem takargatni valója, munkáj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ig a lehető legjobb színvonalon el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9</text:p>
          </table:table-cell>
          <table:table-cell table:style-name="ce1" office:value-type="string" calcext:value-type="string">
            <text:p><text:s text:c="7"/>gyomnövényt. Ebben az évben már helikopterr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deríteni a parlagfüves területeke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table:style-name="ce1" office:value-type="string" calcext:value-type="string">
            <text:p><text:s text:c="10"/>leghíresebb politikusok, akik éhségsztráj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 céljaikat. Gyurcsány három társ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82</text:p>
          </table:table-cell>
          <table:table-cell table:style-name="ce1" office:value-type="string" calcext:value-type="string">
            <text:p><text:s text:c="15"/>választott cím áll a táblán.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óvni a pályázók személyazonossá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2</text:p>
          </table:table-cell>
          <table:table-cell table:style-name="ce1" office:value-type="string" calcext:value-type="string">
            <text:p><text:s text:c="15"/>egyelőre csak egy motor esetében, ám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kiválasztani, hogy egy igazi " tömegmodel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9"/>ötvözni tudja a kettő lényegi elemeit. Cserébe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összetevőit annyira tisztázni, amenny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14"/>egy hónapon keresztül heves bombáz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őrölni a tálib ellenállást, míg az Ész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7</text:p>
          </table:table-cell>
          <table:table-cell table:style-name="ce1" office:value-type="string" calcext:value-type="string">
            <text:p><text:s text:c="16"/>ideális államot kialakítaniuk, miköz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xportálni világforradalmi terveiket. Í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8</text:p>
          </table:table-cell>
          <table:table-cell table:style-name="ce1" office:value-type="string" calcext:value-type="string">
            <text:p><text:s text:c="9"/>helyzet, a kereskedők ugyanis ezzel az itall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pótolni a másik terén látható - és várható </text:p>
          </table:table-cell>
          <table:table-cell office:value-type="string" calcext:value-type="string">
            <text:p>- keresletkies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3"/>rohamrendőrökkel, akik gumilövedékkel és könnygázz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zavargást. Több száz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14"/>amerikai, Rodney Kinget, majd a rendőrsé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tussolni az ügyet. Az intézmény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0</text:p>
          </table:table-cell>
          <table:table-cell table:style-name="ce1" office:value-type="string" calcext:value-type="string">
            <text:p><text:s text:c="10"/>gazdasági kilátások miatt aggódó amerikaiaka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George Bush elnök idei -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table:style-name="ce1" office:value-type="string" calcext:value-type="string">
            <text:p><text:s text:c="15"/>magyarországi családjának, enne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onosítani tartózkodási helyét, de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4</text:p>
          </table:table-cell>
          <table:table-cell table:style-name="ce1" office:value-type="string" calcext:value-type="string">
            <text:p><text:s text:c="9"/>bevételhez jussanak, másrészt az öltöze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ovább erősíteni Santorum családapás imáz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7</text:p>
          </table:table-cell>
          <table:table-cell table:style-name="ce1" office:value-type="string" calcext:value-type="string">
            <text:p><text:s text:c="14"/>klimax időszakát a lehető legpozitívab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átélni. Sokat foglalkoztál magaddal, 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8</text:p>
          </table:table-cell>
          <table:table-cell table:style-name="ce1" office:value-type="string" calcext:value-type="string">
            <text:p><text:s text:c="7"/>teljesítőképessége ennek csak a fele. Az orvos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hogy napjainkban a mereved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8"/>életművét három legnépszerűbb könyvén kereszt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mutatni. A rózsa neve Tartal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5</text:p>
          </table:table-cell>
          <table:table-cell table:style-name="ce1" office:value-type="string" calcext:value-type="string">
            <text:p><text:s text:c="14"/>úgyhogy amennyire a körülmények engedté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aporázni a lépteinket. Természetes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8</text:p>
          </table:table-cell>
          <table:table-cell table:style-name="ce1" office:value-type="string" calcext:value-type="string">
            <text:p><text:s text:c="9"/>katasztrófa után már a vizsgálóbizottság előt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izonygatni ártatlanságát. Részeg vol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2</text:p>
          </table:table-cell>
          <table:table-cell table:style-name="ce1" office:value-type="string" calcext:value-type="string">
            <text:p><text:s text:c="11"/>előtt is a sportszerűség látszatára sem ad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vokálni a hazai csapat szurkolói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0"/>hasonló volt, mint Venezuela ellen: játékos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lassítani a játékot, és megtartani a labd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5"/>, Bácsi Péternek először a perui Barrer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tját állni, majd a folytatásban, a türkmé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8</text:p>
          </table:table-cell>
          <table:table-cell table:style-name="ce1" office:value-type="string" calcext:value-type="string">
            <text:p><text:s text:c="11"/>Horváth Imre szövetségi edző a nagyszünet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rázni csapatát, aminek meg is lett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9</text:p>
          </table:table-cell>
          <table:table-cell table:style-name="ce1" office:value-type="string" calcext:value-type="string">
            <text:p><text:s text:c="9"/>sistergős balos bombájánál Adler nagy véd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edtetni bakiját, a kipattanót Wright-Phillip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1</text:p>
          </table:table-cell>
          <table:table-cell table:style-name="ce1" office:value-type="string" calcext:value-type="string">
            <text:p><text:s text:c="16"/>a hazaiak a saját térfelüket megszáll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megállítani a debreceni <text:s/></text:p>
          </table:table-cell>
          <table:table-cell office:value-type="string" calcext:value-type="string">
            <text:p>akci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3</text:p>
          </table:table-cell>
          <table:table-cell table:style-name="ce1" office:value-type="string" calcext:value-type="string">
            <text:p><text:s text:c="12"/>Diego Milito vezérletével az elöl lévő trió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zavarni a labdakihozatalt. Másodperc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9"/>támadásba lendült, és a védekezést sutba dob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ütéssel lezárni a találkozót. Az id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10"/>Grandez, akik a testi adottságaik beve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épszerűsíteni a csapatot. Days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13"/>gondolom, hogy a magyar szövetség részér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hető legtöbb versenyzési lehetőséget </text:p>
          </table:table-cell>
          <table:table-cell office:value-type="string" calcext:value-type="string">
            <text:p>biztos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20"/>ellen. A madridi újságok ugyanakko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ngsúlyozni, hogy az El Clásicó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0</text:p>
          </table:table-cell>
          <table:table-cell table:style-name="ce1" office:value-type="string" calcext:value-type="string">
            <text:p><text:s text:c="14"/>is felszólaltak, akik az AIDS veszélyei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hívni a figyelmet. juha1pal102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hogy az ipar által előállított termékek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rábeszélni az embereket, tette hozzá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elkészítéséhez.) A per alatt mindenképp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bizonyítani a zsidók bűnösségét, mé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5</text:p>
          </table:table-cell>
          <table:table-cell table:style-name="ce1" office:value-type="string" calcext:value-type="string">
            <text:p><text:s text:c="11"/>hagyományos, képcsöves készülékhez hasonlóvá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ormálni az L5HX modelljét, és valamenny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8</text:p>
          </table:table-cell>
          <table:table-cell table:style-name="ce1" office:value-type="string" calcext:value-type="string">
            <text:p><text:s text:c="12"/>portálokra. Ugyanakkor Teherán egyre job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átolni a hírportálokhoz és szociális </text:p>
          </table:table-cell>
          <table:table-cell office:value-type="string" calcext:value-type="string">
            <text:p>közösségi hálózatokhoz való kapcsolód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2</text:p>
          </table:table-cell>
          <table:table-cell table:style-name="ce1" office:value-type="string" calcext:value-type="string">
            <text:p><text:s text:c="14"/>főtéma mellett. Markáns, egyéni jegyekk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elruházni, a témákat pedig két riporte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3</text:p>
          </table:table-cell>
          <table:table-cell table:style-name="ce1" office:value-type="string" calcext:value-type="string">
            <text:p><text:s text:c="15"/>mikor a Tilda nevű szereplő fehérnemű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csábítani emberét. Ragyogó közönségaránny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0</text:p>
          </table:table-cell>
          <table:table-cell table:style-name="ce1" office:value-type="string" calcext:value-type="string">
            <text:p><text:s text:c="16"/>gyönyörködtünk a különös látványban (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ávol tartani a vérszomjas szúnyogsereg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5</text:p>
          </table:table-cell>
          <table:table-cell table:style-name="ce1" office:value-type="string" calcext:value-type="string">
            <text:p><text:s text:c="11"/>Orleans éppen 10, 1 milliós turistaforgalm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ülmúlni. Már a századforduló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1</text:p>
          </table:table-cell>
          <table:table-cell table:style-name="ce1" office:value-type="string" calcext:value-type="string">
            <text:p><text:s text:c="12"/>feltétlenül indokolt volt, a többivel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fizetős utakat - vagy, ha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3</text:p>
          </table:table-cell>
          <table:table-cell table:style-name="ce1" office:value-type="string" calcext:value-type="string">
            <text:p><text:s text:c="13"/>kereskedők megítélése szerin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em túlreagálni a történteket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5</text:p>
          </table:table-cell>
          <table:table-cell table:style-name="ce1" office:value-type="string" calcext:value-type="string">
            <text:p><text:s text:c="13"/>piacokat, országokat is, mer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ckázatosabb régió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2"/>tartoztam, akik ha egy szerződést aláírtak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égigdolgozni, egy esetben sem hagyta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4"/>megjelenítéséhez. Ezekben az esetekben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2D-s rajz illúzióját kelteni. 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z elmúlt napokat azzal töltötték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szenzációra éhes sajtót ar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6"/>terveztünk feleségemmel, Annával, hanem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öbb oldalról is ábrázolni Wass Alb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4"/>jelentette, hogy eleve a szervizköltség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pórolni a kötelező adategyeztetés dí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6</text:p>
          </table:table-cell>
          <table:table-cell table:style-name="ce1" office:value-type="string" calcext:value-type="string">
            <text:p><text:s text:c="14"/>dolgozó rétegeket - és azok szavazatait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yerni: a nyugdíjasokat, a rokkantak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7</text:p>
          </table:table-cell>
          <table:table-cell table:style-name="ce1" office:value-type="string" calcext:value-type="string">
            <text:p><text:s text:c="13"/>velük, sok-sok órát töltöttünk azzal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agyarázni nekik a tábori élet menet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8</text:p>
          </table:table-cell>
          <table:table-cell table:style-name="ce1" office:value-type="string" calcext:value-type="string">
            <text:p><text:s text:c="16"/>nyújtanak. A programok összeállításáná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örnyező települések csoportjait meghív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6</text:p>
          </table:table-cell>
          <table:table-cell table:style-name="ce1" office:value-type="string" calcext:value-type="string">
            <text:p><text:s text:c="6"/>szecesszió, ennek hatására a tehetősebb polgársá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utánozni őket. Kaposváron, Temesváron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8</text:p>
          </table:table-cell>
          <table:table-cell table:style-name="ce1" office:value-type="string" calcext:value-type="string">
            <text:p><text:s text:c="9"/>nemzetiszocialista is, akik közbekiabál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őadást megzavarni. Nem sikerült nek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9</text:p>
          </table:table-cell>
          <table:table-cell table:style-name="ce1" office:value-type="string" calcext:value-type="string">
            <text:p><text:s text:c="14"/>egy Kr. e. 23. századi asszír uralkodó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hangba hozni Ábrámot. Később Micha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1</text:p>
          </table:table-cell>
          <table:table-cell table:style-name="ce1" office:value-type="string" calcext:value-type="string">
            <text:p><text:s text:c="13"/>területére. A spanyolok és a portugálok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yarmatosítani, végül a spanyolok kerekedt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Dozier producer nyilatkozataikban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zokat a kritikákat, melye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6</text:p>
          </table:table-cell>
          <table:table-cell table:style-name="ce1" office:value-type="string" calcext:value-type="string">
            <text:p><text:s text:c="7"/>pszichológia alapelvei címet viselte. Ez a könyv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pszichológiát mint új tudományterüle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7</text:p>
          </table:table-cell>
          <table:table-cell table:style-name="ce1" office:value-type="string" calcext:value-type="string">
            <text:p><text:s text:c="22"/>jelentése. 1965-től az iskolák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tanárok lebeszélni a gyermekeket a vallásosság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table:style-name="ce1" office:value-type="string" calcext:value-type="string">
            <text:p><text:s text:c="16"/>annak a következménye volt, hogy Kázmé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jól képzett szakemberekkel, politikusokk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3"/>drága emlékezetét tisztelni és örökös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.. (Kolozsvár, 1778.) Jó atya és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6"/>egységesen 16 évben állapította meg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már leszolgált katonákat továbbszolgálatra </text:p>
          </table:table-cell>
          <table:table-cell office:value-type="string" calcext:value-type="string">
            <text:p>bír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3</text:p>
          </table:table-cell>
          <table:table-cell table:style-name="ce1" office:value-type="string" calcext:value-type="string">
            <text:p><text:s text:c="11"/>városok: megőrizték alapvető vonásaikat,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ket hellenizálni, s gyakran dinasztiku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békekötés még nem történt meg, így a szerb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sználni a munkások Horthy-rendszerrel </text:p>
          </table:table-cell>
          <table:table-cell office:value-type="string" calcext:value-type="string">
            <text:p>való szembenál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Állam kegyeiből, a velenceiek a pápa nevé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büntetni Cesarét. Ez gyakorlatila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6</text:p>
          </table:table-cell>
          <table:table-cell table:style-name="ce1" office:value-type="string" calcext:value-type="string">
            <text:p><text:s text:c="12"/>halála felett szüleinek fájdalmát enyh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 Nagy-Enyed, 1767. Forráso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7</text:p>
          </table:table-cell>
          <table:table-cell table:style-name="ce1" office:value-type="string" calcext:value-type="string">
            <text:p><text:s text:c="14"/>Studios a Warner Bros.-szal együttműköd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adni a film stílusát a videojáté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8</text:p>
          </table:table-cell>
          <table:table-cell table:style-name="ce1" office:value-type="string" calcext:value-type="string">
            <text:p><text:s text:c="13"/>sajtó főszerkesztői és a brit hivatalnok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allgatni a katyńi tömegmészárlás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9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-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0</text:p>
          </table:table-cell>
          <table:table-cell table:style-name="ce1" office:value-type="string" calcext:value-type="string">
            <text:p><text:s text:c="7"/>összehívásával IX. Piusz pápa legfőbb törekvés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látámasztani: az egyház belső, hitbé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1</text:p>
          </table:table-cell>
          <table:table-cell table:style-name="ce1" office:value-type="string" calcext:value-type="string">
            <text:p><text:s text:c="11"/>Ezzel a viselkedéssel az algoritmus alkotója </text:p>
          </table:table-cell>
          <table:table-cell office:value-type="string" calcext:value-type="string">
            <text:p><text:s/>igyekezte </text:p>
          </table:table-cell>
          <table:table-cell table:style-name="ce3" office:value-type="string" calcext:value-type="string">
            <text:p><text:s/>megkerüli azt a problémát, hogy a progr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2</text:p>
          </table:table-cell>
          <table:table-cell table:style-name="ce1" office:value-type="string" calcext:value-type="string">
            <text:p><text:s text:c="14"/>állt Litvánia is, noha a lovagok többszö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hódítani. A konföderáció fő hatalomforrás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3</text:p>
          </table:table-cell>
          <table:table-cell table:style-name="ce1" office:value-type="string" calcext:value-type="string">
            <text:p><text:s text:c="8"/>veszéllyel, legfeljebb csak a béke fenntartás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, mialatt az ország ebek harmincad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5</text:p>
          </table:table-cell>
          <table:table-cell table:style-name="ce1" office:value-type="string" calcext:value-type="string">
            <text:p><text:s text:c="11"/>mongúz (Herpestes ichneumon) betelepí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irtani a mérgeskígyókat, de mivel e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6</text:p>
          </table:table-cell>
          <table:table-cell table:style-name="ce1" office:value-type="string" calcext:value-type="string">
            <text:p><text:s text:c="11"/>alapelveket a szovjet ideológia elvárásai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gazítani. A harmincas évek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11"/>archetípusának megjelenése, noha a testvér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z egydimenzionalitást, különö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5"/>teremtsenek. Ezért a német lovagok a 14. század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foglalni Litvániát is, legfőképp Szamogiti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3</text:p>
          </table:table-cell>
          <table:table-cell table:style-name="ce1" office:value-type="string" calcext:value-type="string">
            <text:p><text:s text:c="10"/>kívánták fenntartani, illetve a senki földj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nőrzésük alá vonni éjszakára. A rajtaütés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4</text:p>
          </table:table-cell>
          <table:table-cell table:style-name="ce1" office:value-type="string" calcext:value-type="string">
            <text:p><text:s text:c="10"/>támogatták a művészeteket, számos rendelett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 és egységesíteni az alig 50 </text:p>
          </table:table-cell>
          <table:table-cell office:value-type="string" calcext:value-type="string">
            <text:p>tartomány élet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7"/>nagyhatalom ölre ment érte. Az angol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itetni a világ közvéleményével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6"/>csoportosulások, amelyek tisztességes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mbereket és Kleklt is meggyőzni, ho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9</text:p>
          </table:table-cell>
          <table:table-cell table:style-name="ce1" office:value-type="string" calcext:value-type="string">
            <text:p><text:s text:c="15"/>idegeneket ", s amennyire csak lehetet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általuk lenézett angol buldog </text:p>
          </table:table-cell>
          <table:table-cell office:value-type="string" calcext:value-type="string">
            <text:p>befoly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1"/>Emellett a közgazdaságtant és a statisztik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ötvözni azáltal, hogy " olyan ötlet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5"/>évtizedekben, egészen a második világháború végé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propagálni a vendekből, hogy ők nem szlov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5"/>Már az első években sorozatokba rendez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adni a könyveket, de ezek a sorozat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5</text:p>
          </table:table-cell>
          <table:table-cell table:style-name="ce1" office:value-type="string" calcext:value-type="string">
            <text:p><text:s text:c="7"/>foglalkozó története. Ezek után a Shadow Lady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hódítani a közönséget 1995-ben. Eb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11"/>szertartáson, ezért a templomok ábrázolásai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örökíteni az áldozatot bemutató fára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5"/>hasznosítottak a gyakorlatban. Egyetemi vezető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erősíteni az egyetem helyét magyar mérnökoktatás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0</text:p>
          </table:table-cell>
          <table:table-cell table:style-name="ce1" office:value-type="string" calcext:value-type="string">
            <text:p><text:s text:c="14"/>megbüntetésére ", habár kezdetben ezt mé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szervezet javaslataival összhangban álló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14"/>alakítottak ki bázist. A szovjetek ez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gyeit keresni, és több titkos tárgyalás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6"/>ideológiai fellazulásával, 1986-tól, több ír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szolgálni Szabó Lajos magyarországi recepci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5</text:p>
          </table:table-cell>
          <table:table-cell table:style-name="ce1" office:value-type="string" calcext:value-type="string">
            <text:p><text:s text:c="13"/>azonnal támadott. Az új Habsburg uralko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jra katolikussá tenni a várost. 1604-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4"/>alapvető felszereltséggel rendelkezik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igazi arcát és természetességét megőri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5"/>engedély nélküli belépést a városba.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nek elejét venni, a bevonuló japán katon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4"/>ur... élete párjában feltalálta és leir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ájon 1765. eszt. hely n. (Szathmári Pak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/>cshangga-gyűjteményeket és saját kiadású szövegkönyv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olyásolni az embereket. Az els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3"/>legismertebb védője ő volt. Arius hívei arr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császárt, hogy ők a nicea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table:style-name="ce1" office:value-type="string" calcext:value-type="string">
            <text:p><text:s text:c="14"/>legalkalmasabb, amikor Gwen Stacy karakter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csillapítani. A Sony ezek ut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3</text:p>
          </table:table-cell>
          <table:table-cell table:style-name="ce1" office:value-type="string" calcext:value-type="string">
            <text:p><text:s text:c="19"/>Watson nem egy idióta, noha Conan Doyl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így láttatni. De egy idióta csak idiótá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5</text:p>
          </table:table-cell>
          <table:table-cell table:style-name="ce1" office:value-type="string" calcext:value-type="string">
            <text:p><text:s text:c="16"/>cserékkel birtokaikat Nádasdra és Petáncr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zpontosítani. Az először ispá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7</text:p>
          </table:table-cell>
          <table:table-cell table:style-name="ce1" office:value-type="string" calcext:value-type="string">
            <text:p><text:s text:c="16"/>kevés tapasztalattal rendelkezett, Daniel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ótolni hiányosságait. Legfontosabb intézkedés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8"/>hittek a kimondott szó hatalmában,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olyan rossz eseményekr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2"/>ellenségei és irigyei folyamatosan támadták é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vádakkal lejáratni. Először 1674-b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9</text:p>
          </table:table-cell>
          <table:table-cell table:style-name="ce1" office:value-type="string" calcext:value-type="string">
            <text:p><text:s text:c="9"/>imatalálkozó ennek a háborúnak a negatív hatása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ökkenteni. Egy amerikai fiatal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0</text:p>
          </table:table-cell>
          <table:table-cell table:style-name="ce1" office:value-type="string" calcext:value-type="string">
            <text:p><text:s text:c="15"/>trónkövetelő Martell Károly salernói herce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nak megnyerni. Károly 1295-ben a bá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4</text:p>
          </table:table-cell>
          <table:table-cell table:style-name="ce1" office:value-type="string" calcext:value-type="string">
            <text:p><text:s text:c="15"/>Japánban a következő 150 évben egyre töb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skolájának stílusát átvenni, ameddig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5</text:p>
          </table:table-cell>
          <table:table-cell table:style-name="ce1" office:value-type="string" calcext:value-type="string">
            <text:p><text:s text:c="14"/>támadásokat intéztek. A védekező fél sereg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molyabb csatákat, ahol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6</text:p>
          </table:table-cell>
          <table:table-cell table:style-name="ce1" office:value-type="string" calcext:value-type="string">
            <text:p><text:s text:c="11"/>kibocsájtott 6x86L (kódnevén M1L) processzorr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 a hőtermelési problémákat a Cyrix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6"/>aránytalanság van? Navracsics Tibor: -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érzékeltetni hogy viszonylag kis pénzmennyi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7"/>újra divatshow, ahol a magyar motívum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divatba hozni, neves tervezők. "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 text:c="18"/>elhelyezését is gátolja ez a sok oszlop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jobb megoldást keresni. " Rip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6</text:p>
          </table:table-cell>
          <table:table-cell table:style-name="ce1" office:value-type="string" calcext:value-type="string">
            <text:p><text:s text:c="9"/>törvényekkel visszaélve, a legkülönfélébb módok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átolni az MDF elindulását. A különböz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0</text:p>
          </table:table-cell>
          <table:table-cell table:style-name="ce1" office:value-type="string" calcext:value-type="string">
            <text:p><text:s text:c="14"/>eddig, akik Egerben professzionálisabb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űzni ezt a művészetet. A színház nyújt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table:style-name="ce1" office:value-type="string" calcext:value-type="string">
            <text:p><text:s text:c="17"/>fontos, hogy megakadályozzák ezt és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zűrni azokat az embereket, akik er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3</text:p>
          </table:table-cell>
          <table:table-cell table:style-name="ce1" office:value-type="string" calcext:value-type="string">
            <text:p><text:s text:c="18"/>nem is a pszichiátriai betegek sérelme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olna orvosolni és ezzel kapcsolatba tudomás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5</text:p>
          </table:table-cell>
          <table:table-cell table:style-name="ce1" office:value-type="string" calcext:value-type="string">
            <text:p><text:s text:c="17"/>nyilvánvalóan látszik, hogy a kezdetekt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épekben rögzíteni a bányák dolgozóinak </text:p>
          </table:table-cell>
          <table:table-cell office:value-type="string" calcext:value-type="string">
            <text:p>arckép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7"/>jelentés, hogy volt, ahol a helyi uzsorá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beszélni az embereket... Bér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8"/>a listát ő vezeti. Mi a városi listá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azt a fajta új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7</text:p>
          </table:table-cell>
          <table:table-cell table:style-name="ce1" office:value-type="string" calcext:value-type="string">
            <text:p><text:s text:c="8"/>problémának a jogi vetületét, a jogi szabályoz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örüljárni. Egyrészt az európai unió jog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1</text:p>
          </table:table-cell>
          <table:table-cell table:style-name="ce1" office:value-type="string" calcext:value-type="string">
            <text:p><text:s text:c="12"/>kevésbé vallásos, inkább a misztérium jellegé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ragadni. Tagadhatatlan, hogy igen erő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table:style-name="ce1" office:value-type="string" calcext:value-type="string">
            <text:p><text:s text:c="14"/>során a különböző országok szakemberei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isztítani tőle a vizet. Mert ezt te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4</text:p>
          </table:table-cell>
          <table:table-cell table:style-name="ce1" office:value-type="string" calcext:value-type="string">
            <text:p><text:s text:c="11"/>jogalkotás, jogbiztosítás kérdésében fölvetett,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zeket elfogadni. Ide tartozik a Nemzeti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6</text:p>
          </table:table-cell>
          <table:table-cell table:style-name="ce1" office:value-type="string" calcext:value-type="string">
            <text:p><text:s text:c="15"/>tartóztatta fel. Először a rendőrök tere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felvonulókat, azután a gumibotot is használtá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4</text:p>
          </table:table-cell>
          <table:table-cell table:style-name="ce1" office:value-type="string" calcext:value-type="string">
            <text:p><text:s text:c="18"/>dr. Martin György szellemiségével, azt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okat a táncokat színpadra vinni, am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5</text:p>
          </table:table-cell>
          <table:table-cell table:style-name="ce1" office:value-type="string" calcext:value-type="string">
            <text:p><text:s text:c="16"/>ami nagyon erősen a külföldi tulajdon felé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erelni és ezen belül is nagyon jelentő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table:style-name="ce1" office:value-type="string" calcext:value-type="string">
            <text:p><text:s text:c="14"/>balra) itt még a Minnesota Vikings támadás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állítani (Fotó: Action Images) A csapa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table:style-name="ce1" office:value-type="string" calcext:value-type="string">
            <text:p><text:s text:c="15"/>12:45 A mogyoródi verseny szervezői idé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lehető legdekoratívabb lányokat bemuta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5</text:p>
          </table:table-cell>
          <table:table-cell table:style-name="ce1" office:value-type="string" calcext:value-type="string">
            <text:p><text:s text:c="19"/>félreugrott a csapás elől, cselezett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sebezni ellenfelét, de Caleb már távol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7</text:p>
          </table:table-cell>
          <table:table-cell table:style-name="ce1" office:value-type="string" calcext:value-type="string">
            <text:p><text:s text:c="10"/>érdekében. A hivatalos eljárási formákkal,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dezt alá is támasztani. Aztán megi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20</text:p>
          </table:table-cell>
          <table:table-cell table:style-name="ce1" office:value-type="string" calcext:value-type="string">
            <text:p><text:s text:c="10"/>gyártottunk vacsira, meg iszogattunk. Ez utóbb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értékkel tenni, ugyanis másnap elég hossz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2</text:p>
          </table:table-cell>
          <table:table-cell table:style-name="ce1" office:value-type="string" calcext:value-type="string">
            <text:p><text:s text:c="16"/>Interpretation Centerben több száz fotób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ámozni az információkat arra vonatkozó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3</text:p>
          </table:table-cell>
          <table:table-cell table:style-name="ce1" office:value-type="string" calcext:value-type="string">
            <text:p><text:s text:c="18"/>: a néhai orosztanárokhoz hasonlóan mind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több tudást felszívni, hiszen max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15</text:p>
          </table:table-cell>
          <table:table-cell table:style-name="ce1" office:value-type="string" calcext:value-type="string">
            <text:p><text:s text:c="17"/>egy kritikát, hogy az egészet nézőbaráttá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enni, ami nézővesztéshez vezetett vég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1</text:p>
          </table:table-cell>
          <table:table-cell table:style-name="ce1" office:value-type="string" calcext:value-type="string">
            <text:p><text:s text:c="17"/>kilépett Budapest Honvéd ellen. A hazai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dni az esemény rangját azzal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3</text:p>
          </table:table-cell>
          <table:table-cell table:style-name="ce1" office:value-type="string" calcext:value-type="string">
            <text:p><text:s text:c="15"/>előtt a kísérleti pszichológia módszerei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anulmányozni az állatok viselkedésé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6"/>nem szégyelli kifejteni a véleményét. 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csapattá kovácsolni, miközben némi jo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1</text:p>
          </table:table-cell>
          <table:table-cell office:value-type="string" calcext:value-type="string">
            <text:p><text:s text:c="18"/>navigációt, motorozástechnikát tanultam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modellezni a Dakaros szituációkat, em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(lek|telek)"] 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18:.A336])" office:value-type="float" office:value="19" calcext:value-type="float">
            <text:p>1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34</text:p>
          </table:table-cell>
          <table:table-cell office:value-type="string" calcext:value-type="string">
            <text:p><text:s/>hiszen néha belénk fojtja még a hangot is;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vigasztalni hát, amennyire erőmtől tel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3"/>, hogy még hátralevő napjaimmal is téged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erősíteni, ó, Fény, és nem ellenfeled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62</text:p>
          </table:table-cell>
          <table:table-cell office:value-type="string" calcext:value-type="string">
            <text:p><text:s text:c="10"/>" Kedvesen kezelsz. " " Nem. Csak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" " De mit csináljak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8</text:p>
          </table:table-cell>
          <table:table-cell office:value-type="string" calcext:value-type="string">
            <text:p><text:s/>provokálni, csak a saját nézeteimet adom elő, és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 téged. Ha nem sikerül, nem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3</text:p>
          </table:table-cell>
          <table:table-cell office:value-type="string" calcext:value-type="string">
            <text:p><text:s text:c="10"/>s tévedsz a megoldás mikéntjében is. Én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kizökkenteni benneteket a hallgatásból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8</text:p>
          </table:table-cell>
          <table:table-cell office:value-type="string" calcext:value-type="string">
            <text:p><text:s text:c="10"/>Ne aggódj, kedves, nem ítéllek el. Sőt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Hiszen a Te szempontjaidat nézv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5</text:p>
          </table:table-cell>
          <table:table-cell office:value-type="string" calcext:value-type="string">
            <text:p><text:s text:c="6"/>Fogadom, hogy bántani mindig igazságtalanu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, mert igazságos bántást nem ismer az őszintesé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6"/>szeretet és óvási szándék van benne. Mindig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óvni benneteket attól, hogy hülyét csinálja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8"/>vagyok a macska, te a gombolyag, érdeklődöm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ismerni a legapróbb részletedig, s mi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5</text:p>
          </table:table-cell>
          <table:table-cell office:value-type="string" calcext:value-type="string">
            <text:p><text:s text:c="9"/>felséges, titokzatos, felfoghatatlan; arró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, hogy felelősséget kell vállaln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, és kortyintott a teából. - Én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védeni - mondta Osiński, és maga is elhit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 -, én Ledóchowskával szemben téged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előrenyomni... nem is volt neked semm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5</text:p>
          </table:table-cell>
          <table:table-cell office:value-type="string" calcext:value-type="string">
            <text:p><text:s text:c="13"/>kedvelném a példálózást. Azt hiszem,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nem minősíteni, ha nem sikerült, akkor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9"/>, hogy már én se vagyok itt. Mivel én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átorítani, hogy csak írj (amit persz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7</text:p>
          </table:table-cell>
          <table:table-cell office:value-type="string" calcext:value-type="string">
            <text:p><text:s text:c="9"/>, szóban s gondolatban is mindig követni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, Uram, Krisztus és legszentebb Egyházad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93</text:p>
          </table:table-cell>
          <table:table-cell office:value-type="string" calcext:value-type="string">
            <text:p><text:s/>emlékezhetsz rá, hogy miként játszadoztam. Téged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efolyásolni, olykor sikerrel. Mint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2"/>Ennek megvalósítása érdekében Titeket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meggyőzni, és - most már utólag sajnálatos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zük"] 46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44:.A375])" office:value-type="float" office:value="32" calcext:value-type="float">
            <text:p>3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/>:- q mosoly, miközben a nylevet az orrhoz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aszajtani :- e lelombozódott, kiábrá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/>tiszteletünk pedig abban áll, hogy a legfőbb jóra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segiteni őket. Ez a legfőbb jó pe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3</text:p>
          </table:table-cell>
          <table:table-cell office:value-type="string" calcext:value-type="string">
            <text:p><text:s text:c="11"/>Ugyanolyan jó, ha felteszünk valamit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cáfolni. baltimorileny 08/17/99 10:10:48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magunkat, fékezzünk az élettempónkon,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mérni helyzetünket, ha válságba jutot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office:value-type="string" calcext:value-type="string">
            <text:p><text:s text:c="11"/>elmulasztottuk, legalább Szilveszterkor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jóvátenni mulasztásainkat. Kövessünk 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3"/>amelyeken, az anyanyelven tanulás fontosságáró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győzni a szülőket. Mindenesetre, érezhet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jelenti, hogy " az övét kinek-kinek meg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dni ". Az eszesség " az igaz és hel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7"/>nagyon izgatott. [...] folyik a felderítés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ecserkészni a nőket. Erika, a mellei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4"/>kegyelmed jóakaratját más dolgokban demeriálni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. " A guberniumnak ez az átirata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02</text:p>
          </table:table-cell>
          <table:table-cell office:value-type="string" calcext:value-type="string">
            <text:p><text:s text:c="10"/>kár az emberi erőfeszítésért, hogy jobbá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enni. Hogy még a bibliai teremtésnek s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6"/>kitűnő, lépésről lépésre útmutatót mellékel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zt használni. Az első lépésben az átjárón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függ. Az alábbi tájékoztató táblázatt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könnyíteni a vásárlók dolgát, hogy 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0"/>legalább ezt a szabadon választott rés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iztonsági programokkal és biztonságtuda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0"/>felemlegetni, inkább azt a megállapítás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örbejárni, hogy válogatottunk ugyanú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7</text:p>
          </table:table-cell>
          <table:table-cell office:value-type="string" calcext:value-type="string">
            <text:p><text:s text:c="10"/>a múltbéli sérelmekkel forduljunk, hanem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élvezni az együtt töltött időt. szeker1szim316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8"/>most csak a szélesebb külső közvéleménnye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ismertetni. Ha ennek eredményeként lecsu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1</text:p>
          </table:table-cell>
          <table:table-cell office:value-type="string" calcext:value-type="string">
            <text:p><text:s text:c="9"/>ne alkohollal. A hőguta elkerülése véget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szakítani a munkát, és árnyékba húzód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1</text:p>
          </table:table-cell>
          <table:table-cell office:value-type="string" calcext:value-type="string">
            <text:p><text:s text:c="4"/>tekintetben a lehető legszorosabb felügyelet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gyakorolni, nemcsak a vagyonkezelő, ha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3</text:p>
          </table:table-cell>
          <table:table-cell office:value-type="string" calcext:value-type="string">
            <text:p><text:s text:c="8"/>Filmbarátok Szövetsége azokat az emberek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ömöríteni, akiket érdekel a film és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2"/>játszódik, 1800-as évek végén és korabeli Pécs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mutatni még, ami ma még fellelhető egyáltal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7</text:p>
          </table:table-cell>
          <table:table-cell office:value-type="string" calcext:value-type="string">
            <text:p><text:s text:c="4"/>műszaki szükségszerűség, hogy az útvagyont úgy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inten tartani, hogy az elöregedett, Berén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civilszervezetnek igazodnia kell, és hogyha e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gybe integrálni, akkor tehát az egy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városában inkább mi az ember és víz kapcsolat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újraértelmezni különböző programok szervez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4</text:p>
          </table:table-cell>
          <table:table-cell office:value-type="string" calcext:value-type="string">
            <text:p><text:s text:c="10"/>rendkívüli időjárásnak a viszontagságai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inél elviselhetőbbé tenni. Mv.: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6</text:p>
          </table:table-cell>
          <table:table-cell office:value-type="string" calcext:value-type="string">
            <text:p><text:s text:c="11"/>kell szüntetni a szimulációt. Ezt azér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kerülni. Nekünk egyetlenegy olyan alkalmu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3"/>utolsósorban személyesen is a mostani közegébe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térképezni tétmérkőzésen. Ez alapj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2"/>koordinációt, tehát a kevésbé érintett megyékbő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zokat a szakembereket átcsoportos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3"/>önkormányzatnak, akkor a követelés kiváltásáv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konstrukció pénzügyi terhétől megszabadítani </text:p>
          </table:table-cell>
          <table:table-cell office:value-type="string" calcext:value-type="string">
            <text:p>az önkormányza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9"/>hogy energiá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office:value-type="string" calcext:value-type="string">
            <text:p><text:s/>Nyilvánvaló, hogy ez a helyzet nem fenntartható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leküzdeni " - nyilatkozta korábban Franc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3</text:p>
          </table:table-cell>
          <table:table-cell office:value-type="string" calcext:value-type="string">
            <text:p><text:s text:c="6"/>általuk alkotott keretek közé, az ő nyelvükö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világ összes bárhol talált más jelenségét </text:p>
          </table:table-cell>
          <table:table-cell office:value-type="string" calcext:value-type="string">
            <text:p>elhelye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9"/>hogy energiái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://www.varoszoba.hu/2016/03/12/mennyire-eredmenyes-a-harmas-kezeles/" xlink:type="simple">http://www.varoszoba.hu/2016/03/12/mennyire-eredmenyes-a-harmas-kezeles/</text:a>  date: 18/3/2019</text:p>
          </table:table-cell>
          <table:table-cell office:value-type="string" calcext:value-type="string">
            <text:p>azon kívül, hogy</text:p>
          </table:table-cell>
          <table:table-cell office:value-type="string" calcext:value-type="string">
            <text:p><text:s/>igyeksz-itek </text:p>
          </table:table-cell>
          <table:table-cell office:value-type="string" calcext:value-type="string">
            <text:p>ez-t a rémálm-ot elfelejt-eni, ..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a xlink:href="https://ipasekai.blogspot.hu/2016/09/" xlink:type="simple">https://ipasekai.blogspot.hu/2016/09/</text:a>  date: 26/06/2017</text:p>
          </table:table-cell>
          <table:table-cell/>
          <table:table-cell office:value-type="string" calcext:value-type="string">
            <text:p><text:s/>igyeksz-itek </text:p>
          </table:table-cell>
          <table:table-cell office:value-type="string" calcext:value-type="string">
            <text:p>kerül-ni egymást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www.gyakorikerdesek.hu/csaladi-kapcsolatok__egyeb-kerdesek__1380679-mivel-igyekeztetek-megnyugtatni-magatokat-amikor-elhagyott-a-szerelmetek-tobb-e" xlink:type="simple">https://www.gyakorikerdesek.hu/csaladi-kapcsolatok__egyeb-kerdesek__1380679-mivel-igyekeztetek-megnyugtatni-magatokat-amikor-elhagyott-a-szerelmetek-tobb-e</text:a>  date: 26/06/2017</text:p>
          </table:table-cell>
          <table:table-cell office:value-type="string" calcext:value-type="string">
            <text:p>Mi-vel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<text:s/>megnyugtat-ni magatokat, amikor elhagyott a szerelmetek több év után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rce: [facebook, Figura Photo, 23 May, 08:53]</text:p>
          </table:table-cell>
          <table:table-cell office:value-type="string" calcext:value-type="string">
            <text:p>hogy milyen sokan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... megkerül-ni országunk legszebb tav-á-t, a Balatont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hu.wikipedia.org/wiki/Szamogitia" xlink:type="simple">https://hu.wikipedia.org/wiki/Szamogitia</text:a>  date: 13/03/2019</text:p>
          </table:table-cell>
          <table:table-cell office:value-type="string" calcext:value-type="string">
            <text:p>Ezért a német lovag-ok a 14. század-ban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<text:s/>elfoglal-ni Litvániá-t is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://www.hazipatika.com/taplalkozas/fog_es_szajapolas/cikkek/fogmu-emlekek/20021022125119/amp" xlink:type="simple">http://www.hazipatika.com/taplalkozas/fog_es_szajapolas/cikkek/fogmu-emlekek/20021022125119/amp</text:a>  date: 26/06/2017</text:p>
          </table:table-cell>
          <table:table-cell office:value-type="string" calcext:value-type="string">
            <text:p>A fog-ak-at már az ókor-ban is 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Pótol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 table:number-rows-repeated="104819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igyeksz(ed|i|itek); igyekezt(ed|e|ük|étek|ék); igyekez(lek|telek); igyekezzük'.F337:'igyeksz(ed|i|itek); igyekezt(ed|e|ük|étek|ék); igyekez(lek|telek); igyekezzük'.F1048576 'igyeksz(ed|i|itek); igyekezt(ed|e|ük|étek|ék); igyekez(lek|telek); igyekezzük'.F1:'igyeksz(ed|i|itek); igyekezt(ed|e|ük|étek|ék); igyekez(lek|telek); igyekezzük'.F334">
            <calcext:condition calcext:apply-style-name="Neutral" calcext:value="=312" calcext:base-cell-address="'igyeksz(ed|i|itek); igyekezt(ed|e|ük|étek|ék); igyekez(lek|telek); igyekezzük'.F1"/>
            <calcext:condition calcext:apply-style-name="Neutral" calcext:value="=213" calcext:base-cell-address="'igyeksz(ed|i|itek); igyekezt(ed|e|ük|étek|ék); igyekez(lek|telek); igyekezzük'.F1"/>
            <calcext:condition calcext:apply-style-name="Neutral" calcext:value="=132" calcext:base-cell-address="'igyeksz(ed|i|itek); igyekezt(ed|e|ük|étek|ék); igyekez(lek|telek); igyekezzük'.F1"/>
          </calcext:conditional-format>
        </calcext:conditional-formats>
      </table:table>
      <table:table table:name="próbálkoz(od|za|zuk|zátok|zák); próbálkozt(ad|a|uk|átok|á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próbálkoz(od|za|zuk|zátok|zá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309]; &quot;123&quot;)" office:value-type="float" office:value="3" calcext:value-type="float">
            <text:p>3</text:p>
          </table:table-cell>
          <table:table-cell table:formula="of:=([.J6]/[.J13])*10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32" calcext:value-type="float">
            <text:p>132</text:p>
          </table:table-cell>
          <table:table-cell table:formula="of:=COUNTIF([.F6:.F309]; &quot;132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13" calcext:value-type="float">
            <text:p>213</text:p>
          </table:table-cell>
          <table:table-cell table:formula="of:=COUNTIF([.F6:.F309]; &quot;213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09]; &quot;231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09]; &quot;312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9]; &quot;321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9]; &quot;*pro*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Hits: <text:s text:c="2"/>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próbálkozt(ad|a|uk|átok|ák)"] 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458</text:p>
          </table:table-cell>
          <table:table-cell office:value-type="string" calcext:value-type="string">
            <text:p><text:s/>kiadójának. A karácsonyi hajrában leárazásokka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fenntartani az érdeklődést a kiadók,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 hits for próbálkoz(lak|talak)</text:p>
          </table:table-cell>
          <table:table-cell table:number-columns-repeated="7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gyakorikerdesek.hu/etelek-italok__sutes-fozes__2641042-mezeskalacs-suteshez-recept-tanacs" xlink:type="simple">https://www.gyakorikerdesek.hu/etelek-italok__sutes-fozes__2641042-mezeskalacs-suteshez-recept-tanacs</text:a> date: 26/06/2017</text:p>
          </table:table-cell>
          <table:table-cell office:value-type="string" calcext:value-type="string">
            <text:p>Ha te magad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összeöntöget-ni a fűszer-ek-et …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mobilarena.hu/tema/sony_akciokamerak/hsz_803-803.html" xlink:type="simple">https://mobilarena.hu/tema/sony_akciokamerak/hsz_803-803.html</text:a>  date: 26/06/2017</text:p>
          </table:table-cell>
          <table:table-cell office:value-type="string" calcext:value-type="string">
            <text:p>még ha csak a kameraszög-et is 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belő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fanfic.hu/merengo/reviews.php?sid=117490&amp;a=1" xlink:type="simple">https://www.fanfic.hu/merengo/reviews.php?sid=117490&amp;a=1</text:a> date: 18/3/2019</text:p>
          </table:table-cell>
          <table:table-cell office:value-type="string" calcext:value-type="string">
            <text:p>de most teljes üresség van, ha meg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nyit-ni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kispad.hu/blog/200512/ugyfelszolgalat.html" xlink:type="simple">http:kispad.hu/blog/200512/ugyfelszolgalat.html</text:a> date: 26/06/2017</text:p>
          </table:table-cell>
          <table:table-cell office:value-type="string" calcext:value-type="string">
            <text:p>valami porhintés-sel </text:p>
          </table:table-cell>
          <table:table-cell office:value-type="string" calcext:value-type="string">
            <text:p><text:s/>próbálkoz-zák </text:p>
          </table:table-cell>
          <table:table-cell office:value-type="string" calcext:value-type="string">
            <text:p>megvezet-ni az ügyfel-e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28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róbálkoz(od|za|zuk|zátok|zák); próbálkozt(ad|a|uk|átok|ák)'.F310:'próbálkoz(od|za|zuk|zátok|zák); próbálkozt(ad|a|uk|átok|ák)'.F1048576 'próbálkoz(od|za|zuk|zátok|zák); próbálkozt(ad|a|uk|átok|ák)'.F1:'próbálkoz(od|za|zuk|zátok|zák); próbálkozt(ad|a|uk|átok|ák)'.F28">
            <calcext:condition calcext:apply-style-name="Neutral" calcext:value="=312" calcext:base-cell-address="'próbálkoz(od|za|zuk|zátok|zák); próbálkozt(ad|a|uk|átok|ák)'.F1"/>
            <calcext:condition calcext:apply-style-name="Neutral" calcext:value="=213" calcext:base-cell-address="'próbálkoz(od|za|zuk|zátok|zák); próbálkozt(ad|a|uk|átok|ák)'.F1"/>
            <calcext:condition calcext:apply-style-name="Neutral" calcext:value="=132" calcext:base-cell-address="'próbálkoz(od|za|zuk|zátok|zák); próbálkozt(ad|a|uk|átok|ák)'.F1"/>
          </calcext:conditional-format>
        </calcext:conditional-formats>
      </table:table>
      <table:table table:name="készül(öm|öd|i|jük|itek|ik); készült(ed|e|ük|étek|ék); készül(telek|le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# <text:s text:c="5"/>Query <text:s text:c="3"/>word,[word="készül(öm|öd|i|jük|itek|ik)"] 1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1008</text:p>
          </table:table-cell>
          <table:table-cell table:style-name="ce1" office:value-type="string" calcext:value-type="string">
            <text:p><text:s text:c="3"/>ember8lánya) gyarló... hisz akkor, mikor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elhagyni, még bennem él, még bennem is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3</text:p>
          </table:table-cell>
          <table:table-cell office:value-type="float" office:value="123" calcext:value-type="float">
            <text:p>123</text:p>
          </table:table-cell>
          <table:table-cell table:formula="of:=COUNTIF([.F6:.F28]; &quot;123&quot;)" office:value-type="float" office:value="3" calcext:value-type="float">
            <text:p>3</text:p>
          </table:table-cell>
          <table:table-cell table:style-name="ce7" table:formula="of:=([.J6]/[.J13])*100" office:value-type="float" office:value="25" calcext:value-type="float">
            <text:p>25.00</text:p>
          </table:table-cell>
          <table:table-cell/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/>leginkább akkor érdekes, amikor épp belakni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 telefont, innen azonnal elérhetjük a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:.F28]; &quot;132&quot;)" office:value-type="float" office:value="0" calcext:value-type="float">
            <text:p>0</text:p>
          </table:table-cell>
          <table:table-cell table:style-name="ce7" table:formula="of:=([.J7]/[.J13])*100" office:value-type="float" office:value="0" calcext:value-type="float">
            <text:p>0.00</text:p>
          </table:table-cell>
          <table:table-cell table:formula="of:==COUNTIFS([.F6:.F31]; &quot;132&quot;; [.G6:.G31]; &quot;Yes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2421</text:p>
          </table:table-cell>
          <table:table-cell office:value-type="string" calcext:value-type="string">
            <text:p><text:s text:c="5"/>valamint bor- és zsíroskenyér-fesztivállal </text:p>
          </table:table-cell>
          <table:table-cell table:style-name="ce10" office:value-type="string" calcext:value-type="string">
            <text:p><text:s/>készüli </text:p>
          </table:table-cell>
          <table:table-cell office:value-type="string" calcext:value-type="string">
            <text:p><text:s/>megünnepelni a fesztivál 75. évfordul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28]; &quot;213&quot;)" office:value-type="float" office:value="6" calcext:value-type="float">
            <text:p>6</text:p>
          </table:table-cell>
          <table:table-cell table:style-name="ce7" table:formula="of:=([.J8]/[.J13])*100" office:value-type="float" office:value="50" calcext:value-type="float">
            <text:p>50.00</text:p>
          </table:table-cell>
          <table:table-cell table:formula="of:==COUNTIFS([.F6:.F691]; &quot;213&quot;; [.G6:.G691]; &quot;Yes&quot;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c#2886</text:p>
          </table:table-cell>
          <table:table-cell office:value-type="string" calcext:value-type="string">
            <text:p><text:s text:c="8"/>hogy életem egyik legnagyobb hülyeségét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véghez vinni. Amit Jakartában rendel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office:value-type="float" office:value="231" calcext:value-type="float">
            <text:p>231</text:p>
          </table:table-cell>
          <table:table-cell table:formula="of:=COUNTIF([.F6:.F28]; &quot;231&quot;)" office:value-type="float" office:value="0" calcext:value-type="float">
            <text:p>0</text:p>
          </table:table-cell>
          <table:table-cell table:style-name="ce7" table:formula="of:=([.J9]/13)*100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]; &quot;312&quot;)" office:value-type="float" office:value="1" calcext:value-type="float">
            <text:p>1</text:p>
          </table:table-cell>
          <table:table-cell table:style-name="ce7" table:formula="of:=([.J10]/[.J13])*100" office:value-type="float" office:value="8.33333333333333" calcext:value-type="float">
            <text:p>8.33</text:p>
          </table:table-cell>
          <table:table-cell table:formula="of:==COUNTIFS([.F8:.F31]; &quot;312&quot;; [.G8:.G31]; &quot;Yes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]; &quot;321&quot;)" office:value-type="float" office:value="0" calcext:value-type="float">
            <text:p>0</text:p>
          </table:table-cell>
          <table:table-cell table:style-name="ce7" table:formula="of:=([.J11]/[.J13]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28]; &quot;*pro*&quot;)" office:value-type="float" office:value="2" calcext:value-type="float">
            <text:p>2</text:p>
          </table:table-cell>
          <table:table-cell table:style-name="ce7" table:formula="of:=([.J12]/[.J13]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string" calcext:value-type="string">
            <text:p># Hits: <text:s text:c="2"/>43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text:s text:c="5"/>Query <text:s text:c="3"/>word,[word="készült(ed|e|ük|étek|ék)"] 43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7:.A24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28]; &quot;1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32</text:p>
          </table:table-cell>
          <table:table-cell office:value-type="string" calcext:value-type="string">
            <text:p><text:s/>állatokat. Alvar Kellén elmondja, hogyan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széttépni a vadak, amikor fényképez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28]; &quot;1PL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2"/>Angeles-Toronto mérkőzésen Domi hátulró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" felkenni " a plexiüvegre a Királyok védő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28]; &quot;1SG&gt;2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522</text:p>
          </table:table-cell>
          <table:table-cell office:value-type="string" calcext:value-type="string">
            <text:p><text:s/>szörnyeteg száját nagyra tátva már épp befalni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 vakmerőt, amikor Allah közbelépett; korholó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28]; &quot;2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6"/>volt, Szegeden viszont éppen selejtez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z 1983-ban szállított 9-138-ast. Így azt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28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1"/>legyőzte a Debreceni Kinizsit, már ünnepe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sikeres bennmaradást, hiszen a vetélytár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28]; &quot;3SG&gt;3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83</text:p>
          </table:table-cell>
          <table:table-cell office:value-type="string" calcext:value-type="string">
            <text:p><text:s text:c="16"/>is már kiürítették, vagy éppen elhagy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Maginot-vonalat, amikor megindult a ném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3PL&gt;3</text:p>
          </table:table-cell>
          <table:table-cell table:formula="of:=COUNTIF([.H6:.H28]; &quot;3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hamar megérkeztek, addigra épp meggondo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dolgot, de végül a mentősöknek köszönh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14"/>az ellenkező irányba tartottam. Már éppe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lhagyni a kórházat, de én bátorkodt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<text:s text:c="5"/>Query <text:s text:c="3"/>word,[word="készül(telek|le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/>hittem, kritizálod a remekművemet, és már </text:p>
          </table:table-cell>
          <table:table-cell office:value-type="string" calcext:value-type="string">
            <text:p><text:s/>készültelek </text:p>
          </table:table-cell>
          <table:table-cell office:value-type="string" calcext:value-type="string">
            <text:p><text:s/>hátbaszúrni egy kiélezett jambussa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table:formula="of:=ROWS([.A35:.A51])"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ttps://sg.hu/forum/tema/986486185 date: 18/03/2019</text:p>
          </table:table-cell>
          <table:table-cell office:value-type="string" calcext:value-type="string">
            <text:p>A {Windows XP}-t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leváltani linuxra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ytQ6pI" xlink:type="simple">https:goo.gl/ytQ6pI</text:a> 26/06/2017</text:p>
          </table:table-cell>
          <table:table-cell office:value-type="string" calcext:value-type="string">
            <text:p>most ő-t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Elhoz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11iQUx" xlink:type="simple">https:goo.gl/11iQUx</text:a> date: 26/06/2017</text:p>
          </table:table-cell>
          <table:table-cell office:value-type="string" calcext:value-type="string">
            <text:p>most az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<text:s/>Te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rockstation.blog.hu/tags/seven" xlink:type="simple">http://rockstation.blog.hu/tags/seven</text:a> date: 26/06/2017</text:p>
          </table:table-cell>
          <table:table-cell office:value-type="string" calcext:value-type="string">
            <text:p>Most, hogy hat nap eltelté-vel beszámoló-m-at külde-ni </text:p>
          </table:table-cell>
          <table:table-cell office:value-type="string" calcext:value-type="string">
            <text:p><text:s/>készül-öm,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orum.travian.hu/showthread.php?t=231&amp;page=558" xlink:type="simple">http:forum.travian.hu/showthread.php?t=231&amp;page=558</text:a> date: 26/06/2017</text:p>
          </table:table-cell>
          <table:table-cell office:value-type="string" calcext:value-type="string">
            <text:p>már a második falu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létrehoz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www.szepi.hu/irodalom/vallas/tima/tima_628.html" xlink:type="simple">https://www.szepi.hu/irodalom/vallas/tima/tima_628.html</text:a> date: 26/06/2017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a böjt-öt fogad-ni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<text:a xlink:href="https://hangtalanmesek.blogspot.hu/2010/03/elhagyni-keszulom-varost.html" xlink:type="simple">https://hangtalanmesek.blogspot.hu/2010/03/elhagyni-keszulom-varost.html</text:a> date: 26/06/2017</text:p>
          </table:table-cell>
          <table:table-cell office:value-type="string" calcext:value-type="string">
            <text:p>Elhagy-ni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a város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www.angolnyelvtanitas.hu/angolnyelvtanitas-blog/tevhit-gyilkos-nyelvtanulasi-ertelmezo-kisszotar" xlink:type="simple">http://www.angolnyelvtanitas.hu/angolnyelvtanitas-blog/tevhit-gyilkos-nyelvtanulasi-ertelmezo-kisszotar</text:a> date: 18/03/2019</text:p>
          </table:table-cell>
          <table:table-cell office:value-type="string" calcext:value-type="string">
            <text:p>Bocs, ha épp</text:p>
          </table:table-cell>
          <table:table-cell office:value-type="string" calcext:value-type="string">
            <text:p><text:s/>készül-t-ed </text:p>
          </table:table-cell>
          <table:table-cell office:value-type="string" calcext:value-type="string">
            <text:p>betanul-ni az Oxford nagyszótár-a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lkonyatesmas.eoldal.hu/cikkek/idezetek/edward-bellat-keszuli-megcsokolni.html" xlink:type="simple">http://www.alkonyatesmas.eoldal.hu/cikkek/idezetek/edward-bellat-keszuli-megcsokolni.html</text:a> date: 26/06/2017</text:p>
          </table:table-cell>
          <table:table-cell office:value-type="string" calcext:value-type="string">
            <text:p>Edward Bellá-t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megcsóko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mozi.24.hu/hirek/20110630/transformers-3" xlink:type="simple">http://mozi.24.hu/hirek/20110630/transformers-3</text:a> date: 26/06/2017</text:p>
          </table:table-cell>
          <table:table-cell office:value-type="string" calcext:value-type="string">
            <text:p>ahogy Sam Witwicky munká-t keres, új barátnő-jé-t, Carly-t lenyúl-ni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annak gyanús főnöke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spareoom.uw.hu/picspam/Rome_1x12.htm" xlink:type="simple">http://spareoom.uw.hu/picspam/Rome_1x12.htm</text:a> date: 26/06/2017</text:p>
          </table:table-cell>
          <table:table-cell office:value-type="string" calcext:value-type="string">
            <text:p>... birtok-ba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ven-ni az új föld-jé-t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lelkikoto.blog.hu/2017/03/16/letoltott_szerelem" xlink:type="simple">http://lelkikoto.blog.hu/2017/03/16/letoltott_szerelem</text:a> date: 18/3/2019</text:p>
          </table:table-cell>
          <table:table-cell office:value-type="string" calcext:value-type="string">
            <text:p>... megválaszt-juk a ruhá-nk-at, megcsinál-juk a frizurá-nk-at, az internetes húspiac-on is ugyanúgy elad-ni</text:p>
          </table:table-cell>
          <table:table-cell office:value-type="string" calcext:value-type="string">
            <text:p><text:s/>készül-jük</text:p>
          </table:table-cell>
          <table:table-cell office:value-type="string" calcext:value-type="string">
            <text:p><text:s/>magunk-at.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mindmegette.hu/hagyomanyos-lakodalmas-sutemenyek-34233" xlink:type="simple">http://www.mindmegette.hu/hagyomanyos-lakodalmas-sutemenyek-34233</text:a> date: 26/06/2017</text:p>
          </table:table-cell>
          <table:table-cell office:value-type="string" calcext:value-type="string">
            <text:p>Akár hivatalosak vagy-unk a lagzira, akár a saját-unk-a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megü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graroldal.hu/kutya-a-kocsiban-hoseg-eseten.html" xlink:type="simple">http://www.agraroldal.hu/kutya-a-kocsiban-hoseg-eseten.html</text:a> date: 26/06/2017</text:p>
          </table:table-cell>
          <table:table-cell office:value-type="string" calcext:value-type="string">
            <text:p>különösen, ha az autóban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hagy-ni ő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apiac.cafeblog.hu/2014/03/25/egy-konyha-uj-elete/" xlink:type="simple">http://fapiac.cafeblog.hu/2014/03/25/egy-konyha-uj-elete/</text:a> date: 26/06/2017</text:p>
          </table:table-cell>
          <table:table-cell office:value-type="string" calcext:value-type="string">
            <text:p>ahol közös élet-ünk elkövetkező minimum 15 év-é-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<text:s/>leél-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www.gyakorikerdesek.hu/szamitastechnika__hardverek__4002418-vailant-notebook-ot-fogunk-holnap-venni-anyukammal1ghz-processzor256-ram20-gb" xlink:type="simple">https://www.gyakorikerdesek.hu/szamitastechnika__hardverek__4002418-vailant-notebook-ot-fogunk-holnap-venni-anyukammal1ghz-processzor256-ram20-gb</text:a> date: 18/3/2019</text:p>
          </table:table-cell>
          <table:table-cell office:value-type="string" calcext:value-type="string">
            <text:p>Mennyi-ért</text:p>
          </table:table-cell>
          <table:table-cell office:value-type="string" calcext:value-type="string">
            <text:p><text:s/>készül-itek </text:p>
          </table:table-cell>
          <table:table-cell office:value-type="string" calcext:value-type="string">
            <text:p>ven-ni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tamasgaspar.deviantart.com/art/Gulliver-73319705" xlink:type="simple">http://tamasgaspar.deviantart.com/art/Gulliver-73319705</text:a> date: 26/06/2017</text:p>
          </table:table-cell>
          <table:table-cell office:value-type="string" calcext:value-type="string">
            <text:p>a lándzsá-ik-kal épp csikiz-ni</text:p>
          </table:table-cell>
          <table:table-cell office:value-type="string" calcext:value-type="string">
            <text:p><text:s/>készülik</text:p>
          </table:table-cell>
          <table:table-cell office:value-type="string" calcext:value-type="string">
            <text:p><text:s/>a hatalmas tappancs-á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4"/>
        </table:table-row>
        <table:table-row table:style-name="ro1" table:number-rows-repeated="49">
          <table:table-cell table:number-columns-repeated="12"/>
        </table:table-row>
        <table:table-row table:style-name="ro1" table:number-rows-repeated="203"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104827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készül(öm|öd|i|jük|itek|ik); készült(ed|e|ük|étek|ék); készül(telek|lek)'.F304:'készül(öm|öd|i|jük|itek|ik); készült(ed|e|ük|étek|ék); készül(telek|lek)'.F1048576 'készül(öm|öd|i|jük|itek|ik); készült(ed|e|ük|étek|ék); készül(telek|lek)'.F1:'készül(öm|öd|i|jük|itek|ik); készült(ed|e|ük|étek|ék); készül(telek|lek)'.F100">
            <calcext:condition calcext:apply-style-name="Neutral" calcext:value="=312" calcext:base-cell-address="'készül(öm|öd|i|jük|itek|ik); készült(ed|e|ük|étek|ék); készül(telek|lek)'.F1"/>
            <calcext:condition calcext:apply-style-name="Neutral" calcext:value="=213" calcext:base-cell-address="'készül(öm|öd|i|jük|itek|ik); készült(ed|e|ük|étek|ék); készül(telek|lek)'.F1"/>
            <calcext:condition calcext:apply-style-name="Neutral" calcext:value="=132" calcext:base-cell-address="'készül(öm|öd|i|jük|itek|ik); készült(ed|e|ük|étek|ék); készül(telek|lek)'.F1"/>
          </calcext:conditional-format>
        </calcext:conditional-formats>
      </table:table>
      <table:table table:name="siet(em|ed|i|jük|itek|ik) -el; siett(ed|e|ük|étek|ék) -el; siet(lek|telek) -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iet(em|ed|i|jük|itek|ik)"] 24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/>gondolhatta volna, hogy mix vagy. Hiszen mindig </text:p>
          </table:table-cell>
          <table:table-cell office:value-type="string" calcext:value-type="string">
            <text:p><text:s/>sieted </text:p>
          </table:table-cell>
          <table:table-cell office:value-type="string" calcext:value-type="string">
            <text:p><text:s/>kikérni magadnak, hogy álmagyar lennél.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Hits: <text:s text:c="2"/>19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<text:s text:c="5"/>Query <text:s text:c="3"/>word,[word="siett(ed|e|ük|étek|ék)"] 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doc#2280</text:p>
          </table:table-cell>
          <table:table-cell office:value-type="string" calcext:value-type="string">
            <text:p><text:s/>berendezés lehet a fertőzés forrása, a hatóságok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közölni, a patak nem áll semmiféle összeköttetésben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#2792</text:p>
          </table:table-cell>
          <table:table-cell office:value-type="string" calcext:value-type="string">
            <text:p><text:s text:c="5"/>ellenzéki erők pedig kisebb nagyobb késéssel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leszögezni, hogy ha ők kerülnek hatalom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40</text:p>
          </table:table-cell>
          <table:table-cell office:value-type="string" calcext:value-type="string">
            <text:p><text:s text:c="10"/>bevonulása után a helyi német polgárság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kinyilvánitani hűségét az új hatalomna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 Hits: <text:s text:c="2"/>3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siet(lek|telek)"]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a xlink:href="http://magveto.blogger.hu/2018/01/08/keszenletben" xlink:type="simple">http://magveto.blogger.hu/2018/01/08/keszenletben</text:a> date: 13/3/2019</text:p>
          </table:table-cell>
          <table:table-cell office:value-type="string" calcext:value-type="string">
            <text:p>Parkolás után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többi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arcanum.hu/hu/online-kiadvanyok/Mikszath-mikszath-osszes-muve-2A85B/cikkek-es-karcolatok-5186-kotet-40CD5/1880-szegedi-naplo-vezercikkek-es-egyeb-politikai-cikkek-59-kotet-4578F/243-sz-oktober-16-a-fenyuzes-45962/" xlink:type="simple">https://www.arcanum.hu/hu/online-kiadvanyok/Mikszath-mikszath-osszes-muve-2A85B/cikkek-es-karcolatok-5186-kotet-40CD5/1880-szegedi-naplo-vezercikkek-es-egyeb-politikai-cikkek-59-kotet-4578F/243-sz-oktober-16-a-fenyuzes-45962/</text:a> date: 13/3/2019</text:p>
          </table:table-cell>
          <table:table-cell office:value-type="string" calcext:value-type="string">
            <text:p>Egy-egy ugrással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civilizációban és a politikai előhaladásban a többi európai nemzet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60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iet(em|ed|i|jük|itek|ik) -el; siett(ed|e|ük|étek|ék) -el; siet(lek|telek) -el'.F285:'siet(em|ed|i|jük|itek|ik) -el; siett(ed|e|ük|étek|ék) -el; siet(lek|telek) -el'.F1048576 'siet(em|ed|i|jük|itek|ik) -el; siett(ed|e|ük|étek|ék) -el; siet(lek|telek) -el'.F1:'siet(em|ed|i|jük|itek|ik) -el; siett(ed|e|ük|étek|ék) -el; siet(lek|telek) -el'.F5">
            <calcext:condition calcext:apply-style-name="Neutral" calcext:value="=312" calcext:base-cell-address="'siet(em|ed|i|jük|itek|ik) -el; siett(ed|e|ük|étek|ék) -el; siet(lek|telek) -el'.F1"/>
            <calcext:condition calcext:apply-style-name="Neutral" calcext:value="=213" calcext:base-cell-address="'siet(em|ed|i|jük|itek|ik) -el; siett(ed|e|ük|étek|ék) -el; siet(lek|telek) -el'.F1"/>
            <calcext:condition calcext:apply-style-name="Neutral" calcext:value="=132" calcext:base-cell-address="'siet(em|ed|i|jük|itek|ik) -el; siett(ed|e|ük|étek|ék) -el; siet(lek|telek) -el'.F1"/>
          </calcext:conditional-format>
        </calcext:conditional-formats>
      </table:table>
      <table:table table:name="szándékoz(od|za|zuk|zátok|zák); szándékozt(ad|a|uk|átok|ák); szándékoz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3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# <text:s text:c="5"/>Query <text:s text:c="3"/>word,[word="szándékoz(od|za|zuk|zátok|zák)"] 3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6:.A183])" office:value-type="float" office:value="178" calcext:value-type="float">
            <text:p>178</text:p>
          </table:table-cell>
          <table:table-cell/>
          <table:table-cell table:style-name="ce2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/>munka terén a bevált munkaformákat újakk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, melyekkel egy magasabb szint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23" calcext:value-type="float">
            <text:p>123</text:p>
          </table:table-cell>
          <table:table-cell table:formula="of:=COUNTIF([.F6:.F393]; &quot;123&quot;)" office:value-type="float" office:value="102" calcext:value-type="float">
            <text:p>102</text:p>
          </table:table-cell>
          <table:table-cell table:style-name="ce7" table:formula="of:=([.J6]/[.J13])*100" office:value-type="float" office:value="26.7716535433071" calcext:value-type="float">
            <text:p>26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4</text:p>
          </table:table-cell>
          <table:table-cell office:value-type="string" calcext:value-type="string">
            <text:p><text:s text:c="2"/>fog kimenni. Úgy látszott,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bbahagyni. Végül mégis kénytelen vol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393]; &quot;132&quot;)" office:value-type="float" office:value="22" calcext:value-type="float">
            <text:p>22</text:p>
          </table:table-cell>
          <table:table-cell table:style-name="ce7" table:formula="of:=([.J7]/[.J13])*100" office:value-type="float" office:value="5.7742782152231" calcext:value-type="float">
            <text:p>5.77</text:p>
          </table:table-cell>
          <table:table-cell table:formula="of:==COUNTIFS([.F6:.F393]; &quot;132&quot;; [.G6:.G393]; &quot;Yes&quot;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table:style-name="ce15" office:value-type="string" calcext:value-type="string">
            <text:p><text:s text:c="3"/>belül ezt a kezdeményezést, és mi is me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indítani a munkálatokat ezzel az előterj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393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9.18635170603675" calcext:value-type="float">
            <text:p>9.19</text:p>
          </table:table-cell>
          <table:table-cell table:formula="of:==COUNTIFS([.F6:.F393]; &quot;213&quot;; [.G6:.G393]; &quot;Yes&quot;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/>elnevezéssel az az iskola, amelyikbe integrálni </text:p>
          </table:table-cell>
          <table:table-cell table:style-name="ce10" office:value-type="string" calcext:value-type="string">
            <text:p><text:s/>szándékozzák </text:p>
          </table:table-cell>
          <table:table-cell office:value-type="string" calcext:value-type="string">
            <text:p><text:s/>a Radnai Szakközépiskolát. Tehát ettő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393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9"/>Főv á rosi Önkormányzatot megkáros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agy szándékozták, attól függően, hogy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393]; &quot;312&quot;)" office:value-type="float" office:value="161" calcext:value-type="float">
            <text:p>161</text:p>
          </table:table-cell>
          <table:table-cell table:style-name="ce7" table:formula="of:=([.J10]/[.J13])*100" office:value-type="float" office:value="42.257217847769" calcext:value-type="float">
            <text:p>42.26</text:p>
          </table:table-cell>
          <table:table-cell table:formula="of:==COUNTIFS([.F8:.F393]; &quot;312&quot;; [.G8:.G393]; &quot;Yes&quot;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önálló indítványa egyetlen bővített mondatt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ódosítani az 1993. október 20-án életbe </text:p>
          </table:table-cell>
          <table:table-cell office:value-type="string" calcext:value-type="string">
            <text:p>… bekezdés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93]; &quot;321&quot;)" office:value-type="float" office:value="30" calcext:value-type="float">
            <text:p>30</text:p>
          </table:table-cell>
          <table:table-cell table:style-name="ce7" table:formula="of:=([.J11]/[.J13])*100" office:value-type="float" office:value="7.8740157480315" calcext:value-type="float">
            <text:p>7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6:.F393]; &quot;*pro*&quot;)" office:value-type="float" office:value="31" calcext:value-type="float">
            <text:p>31</text:p>
          </table:table-cell>
          <table:table-cell table:style-name="ce7" table:formula="of:=([.J12]/[.J13])*100" office:value-type="float" office:value="8.13648293963255" calcext:value-type="float">
            <text:p>8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3"/>megpecsételődik. Hasonló okok mia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zárni a komlói kórházat és a pécsi gyermekkórház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elszürkítése felé. A javaslat törölni </text:p>
          </table:table-cell>
          <table:table-cell table:style-name="ce10" office:value-type="string" calcext:value-type="string">
            <text:p><text:s/>szándékozza </text:p>
          </table:table-cell>
          <table:table-cell office:value-type="string" calcext:value-type="string">
            <text:p><text:s/>a közösségi munkavégzésnek elkeresztelt </text:p>
          </table:table-cell>
          <table:table-cell office:value-type="string" calcext:value-type="string">
            <text:p>… kényszermunk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393]; &quot;1SG&gt;3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3"/>SZJA-ra az rengeteg pénz. Lehet, hogy növelni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ezen szervezet létszámát? Ha van felvé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1PL&gt;3</text:p>
          </table:table-cell>
          <table:table-cell table:formula="of:=COUNTIF([.H6:.H393]; &quot;1PL&gt;3&quot;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2"/>súlytani kívánják mivel párhuzamosan pedig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lépni, hogy a lakásvásárlásokhoz nyújtand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93]; &quot;1SG&gt;2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7</text:p>
          </table:table-cell>
          <table:table-cell office:value-type="string" calcext:value-type="string">
            <text:p><text:s text:c="6"/>beásta magát " és minden eszközzel tar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helyzetét. A legrosszabtól tartok; att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393]; &quot;2SG&gt;3&quot;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9</text:p>
          </table:table-cell>
          <table:table-cell office:value-type="string" calcext:value-type="string">
            <text:p><text:s text:c="4"/>területen folytatott politikájával, és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nnyira megbecsülni az apparátusát, - nem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3]; &quot;2PL&gt;3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0</text:p>
          </table:table-cell>
          <table:table-cell office:value-type="string" calcext:value-type="string">
            <text:p><text:s text:c="4"/>megtetted, és azt hittem, hogy ezen a topc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, ezért volt a figyelmeztetés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93]; &quot;3SG&gt;3&quot;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3"/>villanymotorvonatok javítóbázisa van. Rákos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artani a daruszerelvényeket. Ebből következő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93]; &quot;3PL&gt;3&quot;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3"/>nagyon megtisztelő, amikor olvastam, hogy ez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tenni, azt hittem, megint csak ígérge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8"/>csapatok létszámát mintegy tízezer főv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csökkenteni, miután a feladat további ellátásáho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61</text:p>
          </table:table-cell>
          <table:table-cell office:value-type="string" calcext:value-type="string">
            <text:p><text:s text:c="8"/>kerületi rendőrkapitányságok bevoná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étrehozni. 1999. 07. 08. 16:10:00 Józsefváro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/>
        </table:table-row>
        <table:table-row table:style-name="ro1">
          <table:table-cell office:value-type="string" calcext:value-type="string">
            <text:p>doc#1062</text:p>
          </table:table-cell>
          <table:table-cell office:value-type="string" calcext:value-type="string">
            <text:p><text:s text:c="6"/>kancellár megismételte, hogy a legjobbaka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választani az egyes tárcák élére. 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18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183]; &quot;1SG&gt;3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#1063</text:p>
          </table:table-cell>
          <table:table-cell office:value-type="string" calcext:value-type="string">
            <text:p><text:s text:c="5"/>János Jugoszláviában az ellenzék egyes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it Jugoszláviában az eddig megoszt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183]; &quot;132&quot;)" office:value-type="float" office:value="10" calcext:value-type="float">
            <text:p>10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183]; &quot;1PL&gt;3&quot;)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5"/>szanatóriumot bizonytalan jogállású kht.-b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gyúrni ez évben. Az intézetek lényeg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183]; &quot;213&quot;)" office:value-type="float" office:value="20" calcext:value-type="float">
            <text:p>2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183]; &quot;1SG&gt;2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4"/>Nesze neked, európai iskolaügy. Privat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vízhálózatot. Gyanús küllemű külföldi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18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183]; &quot;2SG&gt;3&quot;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82</text:p>
          </table:table-cell>
          <table:table-cell office:value-type="string" calcext:value-type="string">
            <text:p><text:s text:c="4"/>kiálts logopédusért, ha éppenséggel a postá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letéríteni a maga (és persze a szükségsze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6:.F183]; &quot;312&quot;)" office:value-type="float" office:value="67" calcext:value-type="float">
            <text:p>67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183]; &quot;2PL&gt;3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9"/>programnak ez csak első üteme, azaz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ügyet ennyivel letudni. A napjaink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183]; &quot;321&quot;)" office:value-type="float" office:value="17" calcext:value-type="float">
            <text:p>17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183]; &quot;3SG&gt;3&quot;)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doc#1084</text:p>
          </table:table-cell>
          <table:table-cell office:value-type="string" calcext:value-type="string">
            <text:p><text:s text:c="4"/>mértékű, 800 millió forintos tőkeinjekciój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égrehajtani, ezért egy május 4-én hatályb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183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183]; &quot;3PL&gt;3&quot;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oc#1096</text:p>
          </table:table-cell>
          <table:table-cell office:value-type="string" calcext:value-type="string">
            <text:p><text:s text:c="8"/>ígérte, öt évre 75 millió német márkáér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közvetítési jogokat, ami durv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doc#1104</text:p>
          </table:table-cell>
          <table:table-cell office:value-type="string" calcext:value-type="string">
            <text:p><text:s text:c="3"/>amelyen a szarvasmarha- állomány színét-jav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mutatni az érdeklődőknek. Ugyanak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04</text:p>
          </table:table-cell>
          <table:table-cell office:value-type="string" calcext:value-type="string">
            <text:p><text:s text:c="9"/>kaptak. A területet visszakövetelők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halastavat lecsapolni, megszüntetni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/>
        </table:table-row>
        <table:table-row table:style-name="ro1">
          <table:table-cell office:value-type="string" calcext:value-type="string">
            <text:p>doc#1105</text:p>
          </table:table-cell>
          <table:table-cell office:value-type="string" calcext:value-type="string">
            <text:p><text:s text:c="5"/>támogatásával a tengeren túli vállalkozó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apcsolatba hozni a romániai piaccal, vállalkozó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05</text:p>
          </table:table-cell>
          <table:table-cell office:value-type="string" calcext:value-type="string">
            <text:p><text:s text:c="8"/>, jelenkori helyzetével, népművészetéve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ismertetni a szilágyságiakat. A rendezvény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191:.F39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91:.H393]; &quot;1SG&gt;3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#1106</text:p>
          </table:table-cell>
          <table:table-cell office:value-type="string" calcext:value-type="string">
            <text:p><text:s text:c="4"/>kiadásával a volt kormány eredménytelen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felmutatni a közvéleménynek? Tény viszo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91:.F393]; &quot;132&quot;)" office:value-type="float" office:value="12" calcext:value-type="float">
            <text:p>1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91:.H393]; &quot;1PL&gt;3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c#1107</text:p>
          </table:table-cell>
          <table:table-cell office:value-type="string" calcext:value-type="string">
            <text:p><text:s/>Személyi folyószámlá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izetni az illetékes hivatal a különféle </text:p>
          </table:table-cell>
          <table:table-cell office:value-type="string" calcext:value-type="string">
            <text:p>segélye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191:.F393]; &quot;213&quot;)" office:value-type="float" office:value="15" calcext:value-type="float">
            <text:p>1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91:.H393]; &quot;1SG&gt;2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#1107</text:p>
          </table:table-cell>
          <table:table-cell office:value-type="string" calcext:value-type="string">
            <text:p><text:s/>kolozsvári Babes-Bolyai Tudományegyetem bőv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sőoktatási hálózatát Zilahon az úgyneveze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191:.F39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91:.H393]; &quot;2SG&gt;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#1108</text:p>
          </table:table-cell>
          <table:table-cell office:value-type="string" calcext:value-type="string">
            <text:p><text:s text:c="8"/>Zilahon a megyei rendőrség székháza elő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állítani Victor Deleu, a " Szilágyság </text:p>
          </table:table-cell>
          <table:table-cell office:value-type="string" calcext:value-type="string">
            <text:p>… szobr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91:.F393]; &quot;312&quot;)" office:value-type="float" office:value="94" calcext:value-type="float">
            <text:p>94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91:.H393]; &quot;2PL&gt;3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#1110</text:p>
          </table:table-cell>
          <table:table-cell office:value-type="string" calcext:value-type="string">
            <text:p><text:s text:c="5"/>pénzről beszélünk: a tanárok fizetését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urópai szintre emelni? Első lépés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float" office:value="321" calcext:value-type="float">
            <text:p>321</text:p>
          </table:table-cell>
          <table:table-cell table:formula="of:=COUNTIF([.F191:.F393]; &quot;321&quot;)" office:value-type="float" office:value="13" calcext:value-type="float">
            <text:p>13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91:.H393]; &quot;3SG&gt;3&quot;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oc#1111</text:p>
          </table:table-cell>
          <table:table-cell office:value-type="string" calcext:value-type="string">
            <text:p><text:s text:c="10"/>tulajdona. Nagymegyeren és Somorj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vezetni a parkolódíjakat. " Ez ártan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191:.F393]; &quot;*pro*&quot;)" office:value-type="float" office:value="18" calcext:value-type="float">
            <text:p>18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91:.H393]; &quot;3PL&gt;3&quot;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oc#1117</text:p>
          </table:table-cell>
          <table:table-cell office:value-type="string" calcext:value-type="string">
            <text:p><text:s text:c="10"/>adni ". Olvasatomban éppen erre a cél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gyerekek után járó fejenkénti évi 20 000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203" calcext:value-type="float">
            <text:p>203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8"/>amiért megalázzák, a csírájában elfoj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gyarságunkat, elkeseredettség pedig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5"/>egyaránt a közvetlen felhasználók számláj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utalni. A kormány nevében a miniszt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7"/>akadályozni. Politikai hovatartozás nélkü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ra is képviselni az 5327 zentai nyugdíj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azok részére, akik a központ adatbázis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sználni, egy nagyobb irodában pedig szakm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kimutatására alkalmas módszerrel eleme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okat a vizeletmintákat, amelyeket a taval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9</text:p>
          </table:table-cell>
          <table:table-cell office:value-type="string" calcext:value-type="string">
            <text:p><text:s text:c="10"/>- egyes nemzetközi jogi dokumentumokba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bemutatni az autonómia helyét,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úgymond - el akarják lopni és monopol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román forradalmat. A felsoro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bizonyítható alapja nem ismert. Így há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újabb hipotézissel szaporítani a már létez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6</text:p>
          </table:table-cell>
          <table:table-cell office:value-type="string" calcext:value-type="string">
            <text:p><text:s text:c="10"/>a kapitalizmus éhes farkasát vagy mijé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párosítani a szocializmus rémülten bég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45</text:p>
          </table:table-cell>
          <table:table-cell office:value-type="string" calcext:value-type="string">
            <text:p><text:s text:c="15"/>drámáim vannak. - És ezeket nem i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befejezni? - Nem, nem szándékoz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2</text:p>
          </table:table-cell>
          <table:table-cell office:value-type="string" calcext:value-type="string">
            <text:p><text:s text:c="10"/>neki zabálni, hogy eleve a mások pénz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ölteni. S hogy ő csak egy tejeskávét k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6</text:p>
          </table:table-cell>
          <table:table-cell office:value-type="string" calcext:value-type="string">
            <text:p><text:s text:c="4"/>amelynek területén tevékenységüket gyakor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(2) Azon létesítmények és közvetítő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4"/>jelenlegi intézkedések fenntartását javasol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Megfelelő határidőt biztosítottunk a számukr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8"/>akik olyan szőlőültetvények létrehoz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 e jogokat, melyek termé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8</text:p>
          </table:table-cell>
          <table:table-cell office:value-type="string" calcext:value-type="string">
            <text:p><text:s text:c="9"/>amelyben ezeket a szabályokat kötelez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; f) a szabályok időtartama;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9"/>eljárást megkezdték, illetve megind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(a továbbiakban a " megkereső bíróság "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3"/>esetében, ha azokat olyan tagállamok terület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melyek ezzel az irányelv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5"/>élelmiszerként vagy élelmiszer-összetevőkén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kkor a fajtát csak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0</text:p>
          </table:table-cell>
          <table:table-cell office:value-type="string" calcext:value-type="string">
            <text:p><text:s text:c="7"/>dolgozzák fel, vagy nem tárolják, va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gy adatállományba beírni, minden tagállam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kábítószer-termelésére vagy előállít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. (5) Az áldozatok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10"/>folyó évben a vándorlegeltetést vég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; (b) az 1782/2003/EK rendelet 114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2</text:p>
          </table:table-cell>
          <table:table-cell office:value-type="string" calcext:value-type="string">
            <text:p><text:s/>akciócsoportokról (CAG-ok). Tisztázni kell, hogy hová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 a CAG-okat a kormányzás region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15"/>a Parlament álláspontjainak közelí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önnyíteni, olyan módosításokra támaszkod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21"/>között. Az EU továbbra is foko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fenntartható fejlődés és a szegénység </text:p>
          </table:table-cell>
          <table:table-cell office:value-type="string" calcext:value-type="string">
            <text:p>… támogatásá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késlekedés nélkül értesítették arról, mi alapj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lkalmazni a rendelkezésre álló t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Közös Kutatóközpontban <text:s/></text:p>
          </table:table-cell>
          <table:table-cell office:value-type="string" calcext:value-type="string">
            <text:p>… program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támogatás a személy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5"/>előirányzatból a következő intézkedések költ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z eLearningnek a társadal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3"/>az előirányzatból különös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tni: - összehasonlító tanulmány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 szakképzés terén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 a közösségi politikákkal kapcsolatos </text:p>
          </table:table-cell>
          <table:table-cell office:value-type="string" calcext:value-type="string">
            <text:p>… finanszíroz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21"/>kapcsolatos költségeket is. Eb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jelzőszérumok fejleszt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2"/>jogcímcsoportnak a keretéb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gyelembe venni: - az 595/91/EG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7"/>közösségi vizekben átmosni vagy újra bemer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a szállítmánynak a 3. cikk (1) bekezdésébe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közösségi szabályozással összeegyeztethet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, és ráadásul oly módon, hogy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1"/>NUW-nak, amelynek a bejelentett KKV-bónus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újtani; Bernd és Claus Sauter lánytestv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0</text:p>
          </table:table-cell>
          <table:table-cell office:value-type="string" calcext:value-type="string">
            <text:p><text:s text:c="13"/>hatályos végleges dömpingellenes vámot k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terjeszteni, továbbá lehetőséget kap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9"/>alapján az intézkedések folytatását javas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A felek elegendő időkeretet kaptak észrevétele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3"/>meglévő intézkedések módosítását ajánl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továbbá lehetőséget kaptak az érintet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4"/>tehát a meglévő források bővítéséve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ősegíteni, hogy a felzárkózás, az esélyterem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9"/>végrehajtása alól végleg kivonja vagy kivon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agát. Ez a jogalkalmazás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1"/>politikai körök ennek éppen az ellenkezőj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ni. A gondolkodás befolyásolás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8"/>megnyúlik és túlságos terhet jelent, akkor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törvénymódosítás előterjesztői elrende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5"/>szűkítjük, szűkítik önök vagy szűk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NB hatáskörét. A második módosítá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3"/>jelentkeznek. E többletterheket mérsékli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érsékelni ez a javaslat. Külön örö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két kérdést szeretnék feltenni: mikor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5-ös autópályát is beintegrálni a több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9"/>kormány mintegy 30 milliárd forinttal növe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kormányzatok részére átadott forrásoka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8</text:p>
          </table:table-cell>
          <table:table-cell office:value-type="string" calcext:value-type="string">
            <text:p><text:s text:c="7"/>javaslatban a tömegközlekedésre vonatkozó rés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 a fővárosban és vonzáskörzet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11"/>pénzügyi befektetőknek adták, adják és ad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Köszönöm a figyelmet. (Taps a Fides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6"/>támogatás megszüntetése azt jelentette, hogy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 is késztetni a szülőket arr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8"/>területeken, ahol egyébként ezeket a tározóka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étrehozni, az azokon a területeken megterme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1"/>alkalmassá tételére. A 4. cikkelyt elhagy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kormányzat. Ez az indoklás arról sz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3"/>eljárásrendet kialakítjuk vagy módos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akkor arra is tekintettel kell lenn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8"/>számú módosító indítványt, amel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, hogy ne legyen ilyen teljes kö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1"/>hogy Földalapkezelő Szervezet. A törvényb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mondani, hogy január 1-jétől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2</text:p>
          </table:table-cell>
          <table:table-cell office:value-type="string" calcext:value-type="string">
            <text:p><text:s text:c="15"/>módosító javaslat a tervezetből törö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en pontokat, ugyanakkor nem javaso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14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6</text:p>
          </table:table-cell>
          <table:table-cell office:value-type="string" calcext:value-type="string">
            <text:p><text:s text:c="9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2"/>önkormányzatok hitelfelvételi lehetőségét korláto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és javasoljuk a parlamentnek azt is, hog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9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4</text:p>
          </table:table-cell>
          <table:table-cell office:value-type="string" calcext:value-type="string">
            <text:p><text:s text:c="13"/>növelésére valóban szükség van, és ezt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enni. A kormány előtt van az a bizton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5"/>a javaslatát. Egyébként egyéb okból s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visszavonni, bár erre néhány ellenzéki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"/>tárgyalhatunk, amely egy alattomos eszköz betiltás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Magyarországon. A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3"/>nyújtanak be, hogy ezt a pénzt megtar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illetve huszadik századi kutatásokra kívánj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3"/>nyomain érdemes haladni, amikor jobb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önkormányzati rendszert. Szó kerü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3"/>kitartásra a kereszthordozás óráiban.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 nagyböjt 2. vasárnapjának evangéliu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7"/>költségvetéséből származó magasabb bevételekk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egyenlíteni. És ez itt a probléma. Ez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3"/>azonban, amelynek az állampolgárságát f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nni, rendelkezniük kell a nyilvántar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4"/>rezidenciául a jelenlegi államfő, és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isszaadni Pannonhalmának. Ezzel is biztosítv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8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9</text:p>
          </table:table-cell>
          <table:table-cell office:value-type="string" calcext:value-type="string">
            <text:p><text:s text:c="8"/>hivatalos alkotmánytervezetüket. Április 18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szavazni a végleges szöveget, április 25-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2"/>betörnek Európába is, ráadásul PC-re is k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dni, ami aztán manapság már tényleg ritka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nálunk lényegesen fejlettebb civilizáció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dvenc, otthonunknak nevezett sárgolyón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5"/>Redemption. Mindkét játékot a jövő pénzügyi év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csak piacra dobni a Take Two. Ez gyakorlati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3"/>bejelentésre, melyben elhintették, hogy május 2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hetővé tenni a Thief: Deadly Shadow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és az ott készült riportot augusztus 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jd leadni. Érdekes, hogy a semmiből 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4"/>kérdőjeles, a másik talányról pedig mos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erántani a leplet. Váltás és változatlansá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14"/>szükségünk. Amennyiben csak számítógép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űködtetni a fejhallgatót egy 3 méter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3"/>meghatározott pontjára (ahová a szöveget elhelye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) rákattintva megnyílik az Insert text párbeszédabla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különböző nyelvű Windows XP verzióról 25-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terjeszteni ellenőrzést, továbbá a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10"/>hirdetéseiket a jövőben internetes oldalak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. Sőt a válság miatt visszafog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6"/>mellékelt levél szerint több száz aktivistáju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" egy hatékony és ütőképes online csapatt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12"/>nem létező magán üzleteinek fellendítésé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t kinevező Nemzeti Kormány ford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6"/>pozícióért, mindegyikük társadalmi megbízatásba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látni a polgármesteri teendőket az 53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3"/>révén annak a tudós körnek a szakértel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juttatni az Országgyűlésbe, amely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2</text:p>
          </table:table-cell>
          <table:table-cell office:value-type="string" calcext:value-type="string">
            <text:p><text:s text:c="14"/>állami ösztöndíjban, és ezt a számo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csökkenteni " - mondta Hoffmann Rózsa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7"/>polgármester egy üresen álló ház tulajdono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őket összeismertetni, bízva abban, a ker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3"/>kézjegyükkel a petíciót, amelyet jövő hónap közep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 az érintett osztrák település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4"/>centrumhoz. Csak remélni lehet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reskedelmi központtá varázsolni a Louvre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4"/>színvonal azt jelenti, hogy külföldre is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vinni? - Nem a nemzetközi piacra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2"/>kishatárforgalmat ugyanis az EU könny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 tervezet szerint különleges beutazá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5"/>gazdasági reform keretében privatizá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t a céget is. zsuzsaa Megöltek e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0</text:p>
          </table:table-cell>
          <table:table-cell office:value-type="string" calcext:value-type="string">
            <text:p><text:s text:c="11"/>embere közölte: az elgondolást 153 hektáro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a projektfejlesztő osztr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1"/>lemezek! - Ha folyamatosan huzamosabb idei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használni " hurcifiókos " merevlemezün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4"/>kiválasztani a népet, kinek istenét helyettesíte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Hogy a játék mennyire összetett, abb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4</text:p>
          </table:table-cell>
          <table:table-cell office:value-type="string" calcext:value-type="string">
            <text:p><text:s text:c="10"/>elhalasztják a premiert, vagy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ilvánosságra hozni a szériát. kalmar1csab00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office:value-type="string" calcext:value-type="string">
            <text:p><text:s text:c="12"/>természetvédelmi bemutatómajor első üte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lakítani. Az egykori Esterházy major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1"/>évben évente átlagosan 100-100 kilométerr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ővíteni a gyorsforgalmi úthálózat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5"/>kollégáim megértettük a célzást, és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átlépni ezt a határvonalat. " En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0"/>magát Putyinnak, sőt kijelentették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lépni az üzleti élet és a politika közötti </text:p>
          </table:table-cell>
          <table:table-cell office:value-type="string" calcext:value-type="string">
            <text:p>… határvonal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9"/>ezekből később az uniós fejlesztések önrész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pótolni. Az, hogy a tavalyi mint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7</text:p>
          </table:table-cell>
          <table:table-cell office:value-type="string" calcext:value-type="string">
            <text:p><text:s text:c="12"/>között. A Kraft már egy ideje felvásáro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vetélytársát, annak azonban eddig ne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1"/>revansizmusról, hanem csupán a város ügye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elyrerakni. Slobodan Bor&amp;#x00f0;o1ki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4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7</text:p>
          </table:table-cell>
          <table:table-cell office:value-type="string" calcext:value-type="string">
            <text:p><text:s text:c="15"/>kerülők álláshelyének üresen hagyás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gazdálkodni - közölte az elnök-vezérigazg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6</text:p>
          </table:table-cell>
          <table:table-cell office:value-type="string" calcext:value-type="string">
            <text:p><text:s text:c="14"/>döntése alapján az arborétumot közparkká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eminősíteni. A község önkormányzata,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2"/>... - manapság úgy fogalmaznak, hogy addig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inden másodpercben növelni a tárterület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0"/>bocsátja Jimmy-t, a vevők adoptáló szülő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gyermeket. Miután rájön tett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4"/>tagjai bejelentették, hogy a jövőbe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igénybe venni produceri szolgáltatás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4</text:p>
          </table:table-cell>
          <table:table-cell office:value-type="string" calcext:value-type="string">
            <text:p><text:s/>2006. augusztus 11-én a Pinewood Studios közölte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menteni a stúdió maradványait, ehely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4"/>óriási kalamajka után Hotaru mestere lesz, é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érni Curugit hogy hadd legyen szaba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Verger bérencei feltüzelt vaddisznók el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tni Hannibalt egy eldugott istálló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20"/>150 km). Attól függően milyen útvonalo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közelíteni. A Vereckei-hágó a Máramarosi-havas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7"/>atomreaktor-működtette higanygőzturbin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jtani. E megoldás hátránya, hogy jelentő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9</text:p>
          </table:table-cell>
          <table:table-cell office:value-type="string" calcext:value-type="string">
            <text:p><text:s text:c="13"/>bizonyíthatóság fogalmát egy modális logikáv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ragadni, szükség van egy szótárra, 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6</text:p>
          </table:table-cell>
          <table:table-cell office:value-type="string" calcext:value-type="string">
            <text:p><text:s text:c="14"/>ügyvédek vonultak, akik a pénteki imát is o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végezni. Szemtanúk szerint a város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18"/>kardjukat, tudásukat a fiatal nemzedé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. A próféciájuk szerint várnak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20"/>csorbítani, illetve baráti kapcsolat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önkretenni), megszemélyesítés útján, kirekesz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19"/>, ahogyan a kormány ígéri és bizt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? Németh György: - A hatályos törvény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és elmondta, hogy miket csinálnak itt, é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ünnepelni ezt a rendezvényt létrehozni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1</text:p>
          </table:table-cell>
          <table:table-cell office:value-type="string" calcext:value-type="string">
            <text:p><text:s text:c="16"/>munkálatok során szükséges kézi munkában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eket a munkaerőket igénybe venni nyolc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8</text:p>
          </table:table-cell>
          <table:table-cell office:value-type="string" calcext:value-type="string">
            <text:p><text:s text:c="19"/>a helyre szól, ahova azt után elhely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" " Ez is lehetőség, de a Kodál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office:value-type="string" calcext:value-type="string">
            <text:p><text:s text:c="18"/>igen, itt is ugye ez a kérdés, hogy mi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zek a pártok megvalósítani. Ugye egy atomerőmű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5"/>tankönyvre nem írtak ki pályázatot és nem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tenni, hanem Nicolaj miniszterúr elmond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9"/>használatát a jövőben. Most is és a jövőben is így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t tenni. dr. Koródi József: - I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25"/>hozzá. Mv: Ehhez képest tudják -e,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kiemelten támogatni azokat a családbar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4</text:p>
          </table:table-cell>
          <table:table-cell office:value-type="string" calcext:value-type="string">
            <text:p><text:s text:c="15"/>miben támogatja, mely területeken támogatja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síteni az együttműködést a már említettek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6</text:p>
          </table:table-cell>
          <table:table-cell office:value-type="string" calcext:value-type="string">
            <text:p><text:s text:c="16"/>kormánypártok ugyanis erősen vitatott mód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távolítani a posztjáról az államfő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okukac Hát, ha kocsival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... légvonalban csak 1754 2013-07-05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8</text:p>
          </table:table-cell>
          <table:table-cell office:value-type="string" calcext:value-type="string">
            <text:p><text:s text:c="15"/>többsége nem magamutogató ember, még kevésb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lejáratni a többi homoszexuálist. Van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13"/>érdeklődtök a demó megvételét illetően: Mi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 CD-t (hanganyagot) pénzért árulni,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9"/>veled a kandalló falára? Vagy melenget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eled az emberszíveket? Ne feledd, Nobi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14"/>mindenképpen 20dBm felett!) Ha Magyarország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használni az eszközt, akkor ezt szerin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0</text:p>
          </table:table-cell>
          <table:table-cell office:value-type="string" calcext:value-type="string">
            <text:p><text:s text:c="15"/>kiderül belőlük, hogy a háttérhatalom miképp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használni a jövőben (így manapság i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valóban egy kellék/ szükségesség, azonban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t mondani, hogy a sok pénz, vagy az anyag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19"/>kiadóknak szól, hogy megkérdezzem,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dni a következő könyveket? Ugyanis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9"/>a fényvillamosról, de a fénytrolit mikor </text:p>
          </table:table-cell>
          <table:table-cell office:value-type="string" calcext:value-type="string">
            <text:p><text:s/>szándékozzátok </text:p>
          </table:table-cell>
          <table:table-cell office:value-type="string" calcext:value-type="string">
            <text:p><text:s/>elindítani? 2013-12-29 Krisztián Tóth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szándékozt(ad|a|uk|átok|ák)"] 238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91:.A393])" office:value-type="float" office:value="203" calcext:value-type="float">
            <text:p>203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/>Viktornál aludtam, mert másnap folytat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a hajtást. Este Viktor ugyancsa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"/>van, nem pedig párja. - Ezzel ama tény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pedzeni, hogy a sofőr úr úgy váltog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/>szóban forgó vasárnapot tehát olvasáss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Pár mondat után magával raga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/>szerrel az általuk leglátogatottabb etetőkb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irakni. Kiadós reggeli után sietség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0</text:p>
          </table:table-cell>
          <table:table-cell office:value-type="string" calcext:value-type="string">
            <text:p><text:s text:c="6"/>vásárolta meg, amely üdültetési célok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újítani. A tetőt megjavították, de vég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4"/>Az bizony. A gróf úr mint Joachim Hossin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hagyni Oborát. Ezt az egyik kocsis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</text:p>
          </table:table-cell>
          <table:table-cell office:value-type="string" calcext:value-type="string">
            <text:p><text:s text:c="5"/>képzelem, hogy idejét nyomtalanul hagy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Korábbi följegyzéseiben odavetett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6"/>meglett korát mégis itthon, a hazáj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ár tölteni; gondolta, majd itt cselédekk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75</text:p>
          </table:table-cell>
          <table:table-cell table:style-name="ce15" office:value-type="string" calcext:value-type="string">
            <text:p><text:s text:c="3"/>látás, az csökken fokozatosan. Tavaszra k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ngedni. Miért ne éljen egy kicsit normálisa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53</text:p>
          </table:table-cell>
          <table:table-cell office:value-type="string" calcext:value-type="string">
            <text:p><text:s/>Hátulról lopóztak a kertbe, s a kerítés töv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ször meggyújtogatni a gyertyákat. Épp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896</text:p>
          </table:table-cell>
          <table:table-cell office:value-type="string" calcext:value-type="string">
            <text:p><text:s text:c="4"/>1997. áprilisban szerzett tudomást arról, k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rökbefogadni gyermekét. Ekkor tiltako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2"/>Önkormányzatot megkárosítani szándékozzák va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attól függően, hogy ki van -e fizetve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2"/>Kezdetben, amikor még Béccsel együt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megrendezni a világkiállítást, a címe ú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5"/>Végül a vágykeresztség: azokra mondjuk, akik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ölvenni a keresztséget, de valami mia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2</text:p>
          </table:table-cell>
          <table:table-cell office:value-type="string" calcext:value-type="string">
            <text:p><text:s/>Németországban nem az alacsony jövedelműek terh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csökkenteni a magas jövedelműek adój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/>emlékeztető Erzsébet téri épületet vajon mi cél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étrehozni az előző kormány. A rejtél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8"/>munkahelyem, egy tervezővállalat. Egy mult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venni a használható embereket, de e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6"/>Északiban " Az a 257-es. Legalábbis Fradi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inni. Jobban örültem volna, ha az ered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0"/>Hogy a jelen esetben Te milyen értelemben </text:p>
          </table:table-cell>
          <table:table-cell office:value-type="string" calcext:value-type="string">
            <text:p><text:s/>szándékoztad </text:p>
          </table:table-cell>
          <table:table-cell office:value-type="string" calcext:value-type="string">
            <text:p><text:s/>mondani a fenti mondatot, nem tudom eldön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fickót. Raffay Ernőnél volt, aki belő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írni szakdolgozatát. Ő talán még nál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7"/>beérte volna a tervezett ingatlanadóval,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t kibővíteni általános vagyondézsmává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8</text:p>
          </table:table-cell>
          <table:table-cell office:value-type="string" calcext:value-type="string">
            <text:p><text:s text:c="5"/>hamisítóik a rövidebb idő alatt is teljes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" kibocsátási " terveiket - mondta a HVG-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1"/>utcában a 23 éves F. Attilát igazolt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rendőrök, amikor a fiatalember futni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7</text:p>
          </table:table-cell>
          <table:table-cell office:value-type="string" calcext:value-type="string">
            <text:p><text:s text:c="10"/>zsarnoki rendszert, amely 1917 óta ura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ész világot. Nagy Imre és '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9"/>feltárása volt, amelyekre Michelangelo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hívni figyelmünket. Dávid esetében 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7"/>nemzetenkénti kvóta bevezetésével korlátoz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 miniszterelnök az egyik nyugati állam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8</text:p>
          </table:table-cell>
          <table:table-cell office:value-type="string" calcext:value-type="string">
            <text:p><text:s text:c="11"/>. Az ablakból a Dunát és a királyi vára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örökíteni, " azonban a levegőnek cseké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9"/>közötti különbséget először két részl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izetni az intézményeknek, később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7"/>ellenértékét a tervezett óriási nyeremény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egyenlíteni. A Szerencsejáték Rt. (SZ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12"/>és felszerelésének korszerűsítése sor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ezetni a " harci melltartót " a miniszte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0"/>beindításával. Sem hőssé, sem ördöggé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ősíteni Roberto Succót, a nyolcvan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12"/>akciókkal pedig a közvélemény figyelm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hívni, részben azért is, hogy radikáli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1"/>lakos feltételezését közöltük. Ezzel n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étségbe vonni a tulajdonos jó hírnev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9"/>két teherautónak, mely a gyárból a gépek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állíta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19</text:p>
          </table:table-cell>
          <table:table-cell office:value-type="string" calcext:value-type="string">
            <text:p><text:s text:c="7"/>három órával a hivatalos világbemutató elő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mutatni az alkotást), a technológiailag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6"/>mondván, hogy ezeket az adatokat a jövő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yilvánosságra hozni. -- Szó s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12"/>újvidékieknek, akik a televízió melle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várni az új év érkezését, csalódniu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9"/>lemezlovast, az Újvidéki Televízió nev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cselezni a Jáksó László által fémjel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3"/>platformjelölt, a sokszínusödés kényszerpályá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remteni. Más megközelítés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45</text:p>
          </table:table-cell>
          <table:table-cell office:value-type="string" calcext:value-type="string">
            <text:p><text:s text:c="10"/>az önálló magyar iskolák megnyitása rév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megvalósítani, hanem inkább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4</text:p>
          </table:table-cell>
          <table:table-cell office:value-type="string" calcext:value-type="string">
            <text:p><text:s text:c="9"/>szomszéd házban, panelépület lévén nemige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önnön szomszédainkat provokálni. Mint kiderü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8</text:p>
          </table:table-cell>
          <table:table-cell office:value-type="string" calcext:value-type="string">
            <text:p><text:s text:c="18"/>- megjegyzés: ezt az elemzés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asználni az evakuációs tervezésben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10"/>dísztermében - sokan mégis a süllyesztő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üntetni... A Parlamentben a képviselő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9"/>kezére játszottak (noha inkább Markovic-o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támogatni). = 1990 elsö hónapjai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5"/>reproduktív (biológiai és társadalmi) szerep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egyeztethetővé tenni a nők munkavállalásá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7</text:p>
          </table:table-cell>
          <table:table-cell office:value-type="string" calcext:value-type="string">
            <text:p><text:s text:c="9"/>orvosra bízta, majd a továbbiakban Eger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 a lapot. Az előfizetési díjak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office:value-type="string" calcext:value-type="string">
            <text:p><text:s text:c="10"/>hogy a folyó víz hidegekképp azt kiön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s azt tervezte hogy a gázboyler igénybevételéve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5"/>viselni, kik Isten földi helytartója előtt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jüket meghajtani. Az ilyen háború nem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0</text:p>
          </table:table-cell>
          <table:table-cell office:value-type="string" calcext:value-type="string">
            <text:p><text:s text:c="8"/>bele, a termést ellátmányunk kiegészítésér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használni. Utunk sajnos néhá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0</text:p>
          </table:table-cell>
          <table:table-cell office:value-type="string" calcext:value-type="string">
            <text:p><text:s text:c="10"/>egy ajakrúzshoz hasonló aranyozott tokba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orgalomba hozni, melyet a legjobb minőség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1</text:p>
          </table:table-cell>
          <table:table-cell office:value-type="string" calcext:value-type="string">
            <text:p><text:s text:c="10"/>párttaggyűlést tartottak, ahol ismerte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Politikai Bizottság levelét az aktuá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7</text:p>
          </table:table-cell>
          <table:table-cell office:value-type="string" calcext:value-type="string">
            <text:p><text:s text:c="7"/>rövid szkeccset adtak, ezekben is a zsidóka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leplezni, a görbe orrú szabó úgy számo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70</text:p>
          </table:table-cell>
          <table:table-cell office:value-type="string" calcext:value-type="string">
            <text:p><text:s text:c="4"/>megnyitását, a már működő üzemek teljesítmény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futtatni. Bíró József tanulmányá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terítve két személyre. Tényleg kettes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eltölteni a napjukat, kettesben elköl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2</text:p>
          </table:table-cell>
          <table:table-cell office:value-type="string" calcext:value-type="string">
            <text:p><text:s text:c="10"/>erre a hosszú kiszállásra, és egyvégt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bonyolítani az egész turnét. Cliffor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90</text:p>
          </table:table-cell>
          <table:table-cell office:value-type="string" calcext:value-type="string">
            <text:p><text:s text:c="12"/>még közelebb az elsőhöz, ahol az orvos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keresni. Azt mesélték, az orvos ré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08</text:p>
          </table:table-cell>
          <table:table-cell office:value-type="string" calcext:value-type="string">
            <text:p><text:s text:c="9"/>azért szikráztattak a tűzoltóknak mert f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gyújtani laktanyájukat a szép paripákk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4"/>végleges dömpingellenes vám kiszabását ajánla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Határidőt állapítottunk meg továbbá 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5"/>intézkedések bevezetése nélküli megszünt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, és lehetőséget kaptak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megfontolásokról, amelyek alapján javasol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végleges dömpingellenes vám ismételt <text:s/></text:p>
          </table:table-cell>
          <table:table-cell office:value-type="string" calcext:value-type="string">
            <text:p>bevezetésé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3"/>közpénzekből nyújtott támogatásból és hitelekbő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inanszírozni. 2. A piac (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12"/>hozatalát vagy használatbavételét so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usztán műszaki kivitelezhetőségi szempon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6"/>illetően a közösségi jogalkotó legalábbi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zárni a korlátozott terjedelmű oltalom </text:p>
          </table:table-cell>
          <table:table-cell office:value-type="string" calcext:value-type="string">
            <text:p>lehető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ahogy azt a szóban forgó módosítás is t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79. módosítást az I. mellékletb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0"/>dömpingellenes vámok módosítását ajánla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Megkapták a lehetőséget arra, hogy észrevételeke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javaslatainak elfogadása előtt, amelyek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ősíteni az AK kulcsfontosságú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2"/>amp % C ágazat lehetőségeinek növ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egíteni az internet, mint információszolgált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rendszerekkel kapcsolatos tudást és know-how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. Nehézkes és bonyolult pályáza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1"/>amelynek alapján a Bizottság visszavo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telezettségvállalás elfogadását és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/>rendelkezésére álló információk szerint a BNFL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det újrafeldolgozni. (197) E megállapodáso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tartomány beépített ingatlanjait az IB-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ruházni, és ezt az ingatlanvagyont céltartalék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2</text:p>
          </table:table-cell>
          <table:table-cell office:value-type="string" calcext:value-type="string">
            <text:p><text:s text:c="6"/>alapján végleges dömpingellenes vám kiv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 a KNK-ból és Malajziából szár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adó mértékének átlagot meghaladó em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küszöbölni. Mint tudjuk, a gyümölcspálinká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8"/>lehet enyhíteni, és mivel azt a célt nem is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űzni a kormány, hogy a kábítószermen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költségvetés szerint az előterjesztő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Ez nagyon fontos, és itt jö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4"/>törvénynek olyan mértékű tartalmi változtatás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nni, amely indokolttá tette egy új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0"/>kulturális, sem a pénzügyi kormányza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, az a törvényjavaslatban nem szerep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office:value-type="string" calcext:value-type="string">
            <text:p><text:s text:c="16"/>A hatékonyság növelését pedig az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oldani, hogy különböző társadalmi szerv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7"/>meghallgatása során 10-12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övelni a meghallgatása során erre a terül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5</text:p>
          </table:table-cell>
          <table:table-cell office:value-type="string" calcext:value-type="string">
            <text:p><text:s text:c="17"/>. Az Alkotmánybíróság azt, ahogya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szabályozni ezt, nem fogadta el, és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4"/>vidékbarát " kormány átcsoportos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és kérte Brüsszelben, hogy vonják el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3"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5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a hír, amelyről azoknak, akik alkalmaz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lletőt, nem volt tudomásuk. Természet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0"/>azon rendelkezését, mely meghosszabb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emélyazonosító jel, röviden a személy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5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1</text:p>
          </table:table-cell>
          <table:table-cell office:value-type="string" calcext:value-type="string">
            <text:p><text:s text:c="9"/>oly módon, hogy a választási ciklus vég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lőző kormány elkészíteni az ország <text:s/></text:p>
          </table:table-cell>
          <table:table-cell office:value-type="string" calcext:value-type="string">
            <text:p>… alkotmány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1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2"/>a biztosítási önkormányzatok részére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, ez azonban meghiúsult, és most nyilv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0</text:p>
          </table:table-cell>
          <table:table-cell office:value-type="string" calcext:value-type="string">
            <text:p><text:s text:c="2"/>konszolidációja felét az adóterhek megnövelés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felét pedig az állami kiadás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0"/>kiadását. A Build 5824 változatot e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 azután, hogy a Release Candida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9"/>elmondta, az eredeti tervvel a kalózkod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sszaszorítani, de ugyanakkor odafigye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2"/>törvényhozása már látta a videókat, de azoka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nyilvánosság elé hozni, hogy ne kelt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9"/>társult be. Egészen pontosan két nap múlv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özölni, mi is készül náluk. Igen ám, csak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5"/>mobilos bevételeit. Állítását egyrészről azz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gazolni, hogy az államokban (a Comsco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6"/>Kilián parancsnoka a jelenlévőkkel megosz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szavaira mindösszesen egy-két katona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3"/>lefogyott jószágot az algyői gyepmesteri telep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ezetni, azonban a kutya nem bírt már szin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3</text:p>
          </table:table-cell>
          <table:table-cell office:value-type="string" calcext:value-type="string">
            <text:p><text:s/>szocialisták módosító javaslatát, amely nevesí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ározatban a Magyar Gárdát, mint nemkívánato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0"/>piaci árát, ugyanis a miniszterelnökség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áttelepíteni, így a kalkuláció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0"/>Megjegyezte: Tiszavasváriért elnevezéss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frakciójukat létrehozni, de el sem jutott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1"/>az azeriek egyik levele is, amellyel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izonyítani, hogy az azeri vezetés átve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... Ezzel szemben az Orbán-kormány növe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ltségvetési hiányt, hogy teljesíte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/>adóbevételeket - a nagyobb államháztartási hiánny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hhez azonban sem a Nemzetkö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hazai össztermék közel egy százaléka, akkor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ormány felhasználni, ha a költségv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5"/>csökkentették a részvénykitettséget, de az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és nem is tervezik felszámolni. A nyugdíjpénztár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ami tengeri úton, Közép-Amerikán keresztü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yesült Államokba juttatni azt. A hatóság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6"/>tehetetlenségéből fakadó dühét és elszántság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hozni a szerepből. Arról, hogy mily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Mindezt egy három évre szóló tervez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foglalni, amelyet a munkaadókkal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4"/>éjszakánként 6400 dolláros elnöki lakosztály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A fogadást a Bacara egyik bálter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6</text:p>
          </table:table-cell>
          <table:table-cell office:value-type="string" calcext:value-type="string">
            <text:p><text:s text:c="10"/>kellett volna követniök. Ezek segítség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igetelni az algériai ellenálló mozg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9"/>kiigazító lépésekkel a kormányzat éppen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hogy a lakosság és a hazai vállalkoz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0"/>végrehajtására. Az akciókat idén tavass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követni, céljuk Zarkávi egyik rögzít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5</text:p>
          </table:table-cell>
          <table:table-cell office:value-type="string" calcext:value-type="string">
            <text:p><text:s text:c="8"/>kiküldése a normális gyakorlat része, és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rovokálni vele Észak-Koreát. Dél-kore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6"/>ugyanúgy, ahogy a Hilton-Solomon páros, ők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nterneten közhírré tenni legintime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1</text:p>
          </table:table-cell>
          <table:table-cell office:value-type="string" calcext:value-type="string">
            <text:p><text:s text:c="12"/>szakvezetés a 10 és 25 kilométeres távo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ndítani, végül nevezték az 5 km-re is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2</text:p>
          </table:table-cell>
          <table:table-cell office:value-type="string" calcext:value-type="string">
            <text:p><text:s text:c="10"/>megjegyezte, az ob-t eredetileg nem is i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rendezni, hanem a miskolci városi sportcsarnok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5"/>az URU Eredetileg az elmúlt hét vég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Ubisoft és a Cyan Productions útj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3"/>szerződést kötött vele, többek közt í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 az Aktív, a Napló és a Mokka nézett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5</text:p>
          </table:table-cell>
          <table:table-cell office:value-type="string" calcext:value-type="string">
            <text:p><text:s text:c="8"/>motorkerékpárt ábrázoló szobor oldalkocsi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törni, de nem járt sikerrel. Az elsődleg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9"/>Csongráddal és Szolnokkal, vagy vidékeikk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atorna által összekötni. Széchenyi Istv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12"/>például a társadalom radikális reformj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éghez vinni, noha az Evangéliumokból kiindu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7"/>tudatosan, didaktikusan rendezett) kifej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dni. Négy részt sikerült részben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12"/>két független törvényhozás delegáltjai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ízni. Ezt a tervezetet Ferenc József első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7"/>Ferenc József császárral, aki Ilona hercegn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eségül venni. Ferenc József azon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8"/>szabadult fel ". 1949-ben a város környék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építeni a Dunai Vasművet, melyet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9</text:p>
          </table:table-cell>
          <table:table-cell office:value-type="string" calcext:value-type="string">
            <text:p><text:s text:c="13"/>melléknévvel felruházott II. Mohamed 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oglalni Konstantinápolyt. A császár bár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8"/>Szőke Lajos szobrász a korhű Az Est fejléc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obron megjeleníteni. Elmondása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3"/>megnövekedett hatalmától - nem Albert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lyá választani. Így egyik fé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5</text:p>
          </table:table-cell>
          <table:table-cell office:value-type="string" calcext:value-type="string">
            <text:p><text:s text:c="11"/>készpénzzel a táskáikban. Ezzel a pénzz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fizetni az " U " Cluj játékosait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6"/>kaszinó megvásárlásának gondolatával (a hely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építeni az új színházat). 1906-ban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8"/>egy-egy részének kormányzásával egy-egy fi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bízni. Sem Dzsocsi, sem ő nem érte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11"/>alkalom, hogy egy közép-kelet-európai cé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részvényeit New Yorkban jegyez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1"/>messze Észak-Itáliától. 1853 telét is o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ölteni, de a párizsi Operával köt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9"/>főurak gyűlése is csatlakozott, és ahol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tatni a kialakult helyzetet. A herceg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4"/>virágzó királyságot. Perdikkasz Ath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zör meggyengíteni, ezét kihaszná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2</text:p>
          </table:table-cell>
          <table:table-cell office:value-type="string" calcext:value-type="string">
            <text:p><text:s text:c="10"/>Stand by Me " c. dal duett változatát, í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ejezni együttérzésüket az iráni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12"/>kiválasztása Brian eredetileg saját mag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" God Only Knows " szólóvokálját éneke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6</text:p>
          </table:table-cell>
          <table:table-cell office:value-type="string" calcext:value-type="string">
            <text:p><text:s text:c="8"/>szakaszosan épült meg, és kezdetekben nem is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agyobb méretű hajók átbocsátására haszná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13"/>Sirk német származású amerikai rendező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kérni zsűrielnöknek, azonban egy félreér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9"/>tágabb értelmezést elfogadva a maga rész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szerezni a trónt: az Abbászidáké. Ő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Érdekességek Mivel eredetileg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vetíteni, a rövidfilmet nem cenzúrázt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6"/>nyelvtudománnyal foglalkozott, ebből a témá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redetileg írni a doktoriját is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1"/>előzőleg Giulietta volt a címe, Berlin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 színre vinni, azonban 1934-ben felmerü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9"/>fenyegetik. A török elleni háborúba bevon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ngyelországot és az orosz cárt is. Utóbb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7"/>fejedelem ellen hangolódtak és Bethlen Gábor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dély uralkodójává tenni. Eleinte Bátho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11"/>sikere után a spanyol király Lisszabon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rányítani országait. Cascais népe aktí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4"/>államilag rögzített maradt. Mindezzel közel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addig teljesen különvált belső és külső </text:p>
          </table:table-cell>
          <table:table-cell office:value-type="string" calcext:value-type="string">
            <text:p>… árviszonyai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3"/>Ferenc francia király Itália terület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erjeszteni uralmát. A konfliktusba bekapcsolód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office:value-type="string" calcext:value-type="string">
            <text:p><text:s text:c="13"/>lőszertípussal nem egy fő lőfegyverkén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lkalmazni. Mégis, a háború végére elterjed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kancellár (Lord Chancellor) 1613-as határozat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kérdőjelezni, miszerint ezen üg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9"/>erődöt. A tömeggyilkosság után Gourgue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aratni győzelmének " gyümölcsét ", késleked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7"/>csata (ie. 280) Pyrrhos eleinte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ámadni a római légiókat, mivel szövetségese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1"/>és újabb önjáró lövegek leküzdésével.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orvosolni a Zebra Küldetés harckocsijai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házassággal a felek a Piaszt-házat is támog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yi címük megszerzésében, Konrádda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1</text:p>
          </table:table-cell>
          <table:table-cell office:value-type="string" calcext:value-type="string">
            <text:p><text:s text:c="12"/>, elsősorban balti-tengeri kalózok ell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édeni országát. Knutot II. Ifja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számos nyilatkozatot tettek: a hercegség m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őrizni önállóságát, nem szándékozot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11"/>ahol az előírások szerint örök nyugalomr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zni a földi maradványait. Út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2"/>politikai és filozófiai nézeteit is be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dolgozni a művébe. 1850-51 tel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6"/>példának, aki úgy kért kölcsön pénzt, hogy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fizetni. Ez egy ellentmondás, miv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8"/>Cruise szerepét a mozikba kerülésig titok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tartani. Ezen felül, a Paramount Pictu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9</text:p>
          </table:table-cell>
          <table:table-cell office:value-type="string" calcext:value-type="string">
            <text:p><text:s text:c="10"/>igazgató a Nemzeti Színház kamaraszínház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tt kialakítani, ám az épületet alkalmatlan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13"/>Szakasits Árpád ellen konstruált per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lítélni, azonban még a per előtt,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7"/>városba utazott, és ott fiukat a papneveldé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íratni, bemutatták a tanulmányi felügyelő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0"/>hadserege vásárolni és rendszerbe áll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 típust (már a rendszeresítési számát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6"/>győzelemről beszélnek, valójában a törökök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ég elfoglalni a várat. Előzmén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4</text:p>
          </table:table-cell>
          <table:table-cell office:value-type="string" calcext:value-type="string">
            <text:p><text:s text:c="12"/>amelyen a pesti szerb gyűlés határozat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itatni, és egyben a magyarországi szerb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5</text:p>
          </table:table-cell>
          <table:table-cell office:value-type="string" calcext:value-type="string">
            <text:p><text:s text:c="12"/>családját. Bár Rukia erejének csak fel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 Icsigónak, a fiú nagy lélekerej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8"/>Weitz kiszállt a projektből. Anand Tuckerr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ttesíteni, de Tucker is meggondol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10"/>volna Ray J-vel, új álnevén, N.I.N.A.-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jelentetni (New Identity Not Applicab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3"/>az új Eagles Legnagyobb sikerei albumo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. A zenekar megnyerte a pert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7"/>Császárság intézményi reformjainak költségei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zetni. Előzménye az ún.huszita fill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vonásokat ötvöző tanításának szellem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szervezni a párizsi egyetem oktat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található. Liszt ugyan Lamartine nev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sszekötni művét, de csak az első, a harmad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1"/>klipet eredetileg 2011 februárjának vég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, végül azonban március 10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2"/>említette, hogy sosem vizsgaeredményei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letét " építeni ". Majd hozzátette, a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kedvelt. Később a Lava rengeteg kiadó mellet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szerződtetni. A Lava Records burkolt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jelent meg: eredetileg 2011. szeptember 20-á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adni, később viszont 2012. január 10-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0"/>kölcsönös műfordítói tevékenységüket össz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apcsolni az I. világháború idején és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2"/>kiadó első, illetve második kislemez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, viszont Britney Me Against th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9"/>ASR9000 termékcsaládot, amely konszolidá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cég karrierjét az EZChip-alapú hardv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11"/>Gąsawa faluban. Leszek, mint princeps,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 Nagy-Lengyelországot Hosszúlábú U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7"/>Zsigmond katolikus volt, és a katolikus hit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állítani Svédországban, ezért nagy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7</text:p>
          </table:table-cell>
          <table:table-cell office:value-type="string" calcext:value-type="string">
            <text:p><text:s text:c="8"/>Felső Sziléziát (az ipari területtel együtt)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átengedni (ún. Le Rond vonala, vagyis Korfanty-von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5"/>országos általános sztrájkhoz való csatlakoz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készíteni. éve, 1912. szeptember 29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/>1684. január 14-én grófi címet kapott. Az uralkodó 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Perzsiába küldeni követségbe. Leszármazottair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5</text:p>
          </table:table-cell>
          <table:table-cell office:value-type="string" calcext:value-type="string">
            <text:p><text:s text:c="11"/>négy évet letöltött Szingapúrban, majd haz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üldeni Tokióba, ahol büntetésének letöltésé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3"/>költségmentesség teljes egészének kezelését kiv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bíróságok jogköréből, és az igazságügy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1</text:p>
          </table:table-cell>
          <table:table-cell office:value-type="string" calcext:value-type="string">
            <text:p><text:s text:c="14"/>, egy nagyon kedves idős hölgytől, azér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ekünk ajándékozni, mert meglátta Márió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6"/>Budapesten? " Ha részt vennénk, ha ez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volna tenni, akkor a vezetés vagy a sajtószolgál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/>elhatározásokból, melyekkel a hitelminősítő intézetek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megrendszabályozni. Ezt követő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2"/>Megszólaló: Nem tudtunk arról, és nem is od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nni, hanem Zetelakára, na de az a szállítmán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ahogyan mi azt az Ön számára lehetővé ten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Az új honlap számos új funkciót tartalm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4</text:p>
          </table:table-cell>
          <table:table-cell office:value-type="string" calcext:value-type="string">
            <text:p><text:s text:c="10"/>támadták rá 1-1 emberre, a rendőrség pedig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megakadályozni. Ez ismét bizonyítj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2</text:p>
          </table:table-cell>
          <table:table-cell office:value-type="string" calcext:value-type="string">
            <text:p><text:s text:c="7"/>megnyilvánulással szemben. Ha tehát az ÉS közö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ertészről szóló írásomat, teljesen logiku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5"/>álmában, de valami oknál fogva nem igaz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osztani a többiekkel az információ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6</text:p>
          </table:table-cell>
          <table:table-cell office:value-type="string" calcext:value-type="string">
            <text:p><text:s text:c="11"/>fennhatóságú területeken kívül is terjesz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A talált gyógyszerkészítményekből mintá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2</text:p>
          </table:table-cell>
          <table:table-cell office:value-type="string" calcext:value-type="string">
            <text:p><text:s text:c="9"/>munkavállaló a rendelkezésére álló 7 napjá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(időben) kivenni. Amennyiben viszont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a xlink:href="https://library.hungaricana.hu/hu/view/BacsKiskunMegyeiNepujsag_1977_01/?pg=156&amp;layout=s" xlink:type="simple">https://library.hungaricana.hu/hu/view/BacsKiskunMegyeiNepujsag_1977_01/?pg=156&amp;layout=s</text:a> 14/3/2019</text:p>
          </table:table-cell>
          <table:table-cell office:value-type="string" calcext:value-type="string">
            <text:p>Barát-já-t</text:p>
          </table:table-cell>
          <table:table-cell office:value-type="string" calcext:value-type="string">
            <text:p><text:s/>szándékoz-t-a </text:p>
          </table:table-cell>
          <table:table-cell office:value-type="string" calcext:value-type="string">
            <text:p>magá-val vi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10481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szándékoz(od|za|zuk|zátok|zák); szándékozt(ad|a|uk|átok|ák); szándékoz(lak|talak)'.F230:'szándékoz(od|za|zuk|zátok|zák); szándékozt(ad|a|uk|átok|ák); szándékoz(lak|talak)'.F1048576 'szándékoz(od|za|zuk|zátok|zák); szándékozt(ad|a|uk|átok|ák); szándékoz(lak|talak)'.F1:'szándékoz(od|za|zuk|zátok|zák); szándékozt(ad|a|uk|átok|ák); szándékoz(lak|talak)'.F228">
            <calcext:condition calcext:apply-style-name="Neutral" calcext:value="=312" calcext:base-cell-address="'szándékoz(od|za|zuk|zátok|zák); szándékozt(ad|a|uk|átok|ák); szándékoz(lak|talak)'.F1"/>
            <calcext:condition calcext:apply-style-name="Neutral" calcext:value="=213" calcext:base-cell-address="'szándékoz(od|za|zuk|zátok|zák); szándékozt(ad|a|uk|átok|ák); szándékoz(lak|talak)'.F1"/>
            <calcext:condition calcext:apply-style-name="Neutral" calcext:value="=132" calcext:base-cell-address="'szándékoz(od|za|zuk|zátok|zák); szándékozt(ad|a|uk|átok|ák); szándékoz(lak|talak)'.F1"/>
          </calcext:conditional-format>
        </calcext:conditional-formats>
      </table:table>
      <table:table table:name="akar(od|ja|juk|játok|juk); akart(ad|a|uk|átok|ák); akar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194732</text:p>
          </table:table-cell>
          <table:table-cell/>
          <table:table-cell office:value-type="string" calcext:value-type="string">
            <text:p>limited to 500 lines; 309 remaining with infinitival complements</text:p>
          </table:table-cell>
          <table:table-cell table:number-columns-repeated="5"/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# <text:s text:c="5"/>Query <text:s text:c="3"/>word,[word="akar(od|ja|juk|játok|ják|lak)"] 194732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6:.A307])" office:value-type="float" office:value="302" calcext:value-type="float">
            <text:p>302</text:p>
          </table:table-cell>
          <table:table-cell/>
          <table:table-cell table:style-name="ce32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#1</text:p>
          </table:table-cell>
          <table:table-cell office:value-type="string" calcext:value-type="string">
            <text:p><text:s/>kántor kiöltötte a nyelvét. Azt hittem,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rapni a nyelvét, mert közben összeszorítot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691]; &quot;123&quot;)" office:value-type="float" office:value="266" calcext:value-type="float">
            <text:p>266</text:p>
          </table:table-cell>
          <table:table-cell table:style-name="ce7" table:formula="of:=([.J6]/[.J13])*100" office:value-type="float" office:value="40.3641881638847" calcext:value-type="float">
            <text:p>40.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1"/>rossz, minden ami haladni akar, ami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eveníteni az ősi tudást rossz - tanítot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691]; &quot;132&quot;)" office:value-type="float" office:value="44" calcext:value-type="float">
            <text:p>44</text:p>
          </table:table-cell>
          <table:table-cell table:style-name="ce7" table:formula="of:=([.J7]/[.J13])*100" office:value-type="float" office:value="6.67678300455235" calcext:value-type="float">
            <text:p>6.68</text:p>
          </table:table-cell>
          <table:table-cell table:formula="of:==COUNTIFS([.F6:.F691]; &quot;132&quot;; [.G6:.G691]; &quot;Yes&quot;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8"/>azért olyan a világ, mert ilyennek látjuk,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látni, ilyennek formáljuk meg - magun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691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5.31107738998483" calcext:value-type="float">
            <text:p>5.31</text:p>
          </table:table-cell>
          <table:table-cell table:formula="of:==COUNTIFS([.F6:.F691]; &quot;213&quot;; [.G6:.G691]; &quot;Yes&quot;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1"/>így meg úgy. Kölyökkorában minden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naponta úgy ötször-hatsz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6:.F691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0"/>úgy ötször-hatszor. Később aztán magu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toztatni, mert látni fogják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691]; &quot;312&quot;)" office:value-type="float" office:value="169" calcext:value-type="float">
            <text:p>169</text:p>
          </table:table-cell>
          <table:table-cell table:style-name="ce7" table:formula="of:=([.J10]/[.J13])*100" office:value-type="float" office:value="25.6449165402124" calcext:value-type="float">
            <text:p>25.64</text:p>
          </table:table-cell>
          <table:table-cell table:formula="of:==COUNTIFS([.F8:.F693]; &quot;312&quot;; [.G8:.G693]; &quot;Yes&quot;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2"/>szóhalmazt és azt mondta, hogy ő ír, és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nekem az írásait, mert kurv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691]; &quot;321&quot;)" office:value-type="float" office:value="11" calcext:value-type="float">
            <text:p>11</text:p>
          </table:table-cell>
          <table:table-cell table:style-name="ce7" table:formula="of:=([.J11]/[.J13])*100" office:value-type="float" office:value="1.66919575113809" calcext:value-type="float">
            <text:p>1.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6"/>? - Igen, maga. Maga szabó, és rá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gyni a műhelyt. Ott meg varrni kell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691]; &quot;*pro*&quot;)" office:value-type="float" office:value="134" calcext:value-type="float">
            <text:p>134</text:p>
          </table:table-cell>
          <table:table-cell table:style-name="ce7" table:formula="of:=([.J12]/[.J13])*100" office:value-type="float" office:value="20.3338391502276" calcext:value-type="float">
            <text:p>20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1"/>elsápadt. - Parancsot tagadsz meg? Főb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övetni magad? - Nem, Hans,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7"/>kapóra jön ez: Khajmort propagandafilmekb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ogatni. Alig-alig tudja kijátszani ő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8"/>nekünk, meg aztán a pap es csak egy malac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temetni a szerencsétlent, hát mondj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0"/>. Mert maga itt gazdálkodni akar!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erezni azt, amit már régen ellökött magát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691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8"/>nyugodtan gondolkozzék azon, hogy kivel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enni a gépkekszet. Ha kigondolt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PL&gt;3</text:p>
          </table:table-cell>
          <table:table-cell table:formula="of:=COUNTIF([.H6:.H691]; &quot;1PL&gt;3&quot;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5"/>megijedtünk, hogy anyu az összes pólyást ha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zni. Akkorák voltak, mint a vek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691]; &quot;1SG&gt;2&quot;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6"/>akkor Ancika néni kétségbeesett, hogy tönkr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 az ő unokaöcsikéjének a drága pén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string" calcext:value-type="string">
            <text:p>2SG&gt;3</text:p>
          </table:table-cell>
          <table:table-cell table:formula="of:=COUNTIF([.H6:.H691]; &quot;2SG&gt;3&quot;)" office:value-type="float" office:value="49" calcext:value-type="float">
            <text:p>49</text:p>
          </table:table-cell>
          <table:table-cell/>
          <table:table-cell table:formula="of:=30+49+6+427+126" office:value-type="float" office:value="638" calcext:value-type="float">
            <text:p>6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6"/>helyébe más palántát. De Évike ezt is jobb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mint mi. Szerinte nem szabad a kertek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PL&gt;3</text:p>
          </table:table-cell>
          <table:table-cell table:formula="of:=COUNTIF([.H6:.H691]; &quot;2PL&gt;3&quot;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14"/>nyaljuk a szájunk szélét. Anyué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inni, hogy ha mi nagyon akarjuk, tud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691]; &quot;3SG&gt;3&quot;)"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8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6:.H691]; &quot;3PL&gt;3&quot;)"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9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315]; &quot;123&quot;)" office:value-type="float" office:value="134" calcext:value-type="float">
            <text:p>13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315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315]; &quot;132&quot;)" office:value-type="float" office:value="15" calcext:value-type="float">
            <text:p>15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315]; &quot;1PL&gt;3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13" calcext:value-type="float">
            <text:p>213</text:p>
          </table:table-cell>
          <table:table-cell table:formula="of:=COUNTIF([.F6:.F315]; &quot;213&quot;)" office:value-type="float" office:value="19" calcext:value-type="float">
            <text:p>19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315]; &quot;1SG&gt;2&quot;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315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15]; &quot;2SG&gt;3&quot;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kiszolgáltatottan, és valósággal a dzsungel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és családját valahogyan átmenek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6:.F315]; &quot;312&quot;)" office:value-type="float" office:value="65" calcext:value-type="float">
            <text:p>6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315]; &quot;2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15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315]; &quot;3SG&gt;3&quot;)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11"/>Másrészről viszont úgy tűnik, hogy azok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udósok és szakértők lelkes kara tudományos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315]; &quot;*pro*&quot;)" office:value-type="float" office:value="64" calcext:value-type="float">
            <text:p>64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315]; &quot;3PL&gt;3&quot;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302" calcext:value-type="float">
            <text:p>302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302" calcext:value-type="float">
            <text:p>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</text:p>
          </table:table-cell>
          <table:table-cell office:value-type="string" calcext:value-type="string">
            <text:p><text:s text:c="11"/>Hosszú hajad szemedre mért húzod? Könnyeid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rejteni talán? Kár, kár keseregni. Jegyez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8</text:p>
          </table:table-cell>
          <table:table-cell office:value-type="string" calcext:value-type="string">
            <text:p><text:s text:c="6"/>megoldásokra képes a jóindulat, ha csakugya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imítani a nemzeti viszálykodások fülemüle-per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</text:p>
          </table:table-cell>
          <table:table-cell office:value-type="string" calcext:value-type="string">
            <text:p><text:s text:c="14"/>az utasítást. Ahogy észrevette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apcsolni, rohanni kezdett, és szórta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323:.F691]; &quot;123&quot;)" office:value-type="float" office:value="132" calcext:value-type="float">
            <text:p>132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323:.H691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5"/>lehetetlen, mert a megvizsgált beteg azonna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z orvosságot, ami természetes,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323:.F691]; &quot;132&quot;)" office:value-type="float" office:value="29" calcext:value-type="float">
            <text:p>29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323:.H691]; &quot;1PL&gt;3&quot;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3"/>Szembenéztek, mint két kannibál,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nni egymást. De erre nem került sor: kényte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323:.F691]; &quot;213&quot;)" office:value-type="float" office:value="16" calcext:value-type="float">
            <text:p>16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323:.H691]; &quot;1SG&gt;2&quot;)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6"/>szolgálja, még pedig nem akárhogyan. És aki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olgálni elsősorban, az nem engedi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323:.F691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323:.H691]; &quot;2SG&gt;3&quot;)" office:value-type="float" office:value="5" calcext:value-type="float">
            <text:p>5</text:p>
          </table:table-cell>
          <table:table-cell/>
          <table:table-cell table:style-name="ce33" table:formula="of:=11+5+1+262+65"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3"/>fiatal és bizakodó. Azt mondta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, s elment, lemondván e szép ünnepsé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323:.F691]; &quot;312&quot;)" office:value-type="float" office:value="104" calcext:value-type="float">
            <text:p>104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323:.H691]; &quot;2PL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20"/>beszédet. És, ha az emberiség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venni a szükséges morált, szemfényv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323:.F691]; &quot;321&quot;)" office:value-type="float" office:value="6" calcext:value-type="float">
            <text:p>6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323:.H691]; &quot;3SG&gt;3&quot;)" office:value-type="float" office:value="262" calcext:value-type="float">
            <text:p>2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3"/>aki a jövedelméről beszél, valójáb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ezzel: Tudom, hogy rossz, ami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323:.F691]; &quot;*pro*&quot;)" office:value-type="float" office:value="70" calcext:value-type="float">
            <text:p>70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323:.H691]; &quot;3PL&gt;3&quot;)"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9"/>a közönség elismerésénél. Nos, e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énk szuggerálni. Egyfajta jelentéktelenség-tudat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57" calcext:value-type="float">
            <text:p>357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57" calcext:value-type="float">
            <text:p>3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9"/>függetlenül vannak. Léteznek, csak még el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itetni magukat. Kikerülhetetlenek. Kiküszöbölhetet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olvasunk irodalmat, mert újra és újra tud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: a világ szépségének pedig, mely ment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5</text:p>
          </table:table-cell>
          <table:table-cell office:value-type="string" calcext:value-type="string">
            <text:p><text:s text:c="5"/>írogathatsz! Ha kiszállsz közülünk, hogy, mikén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gyedül megtalálni a kiutat? Mint a vakond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40</text:p>
          </table:table-cell>
          <table:table-cell office:value-type="string" calcext:value-type="string">
            <text:p><text:s text:c="9"/>ruhásoknak, s hogy a fényes fehér ruhások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indenképpen maguk alá gyűrni a fényes <text:s/></text:p>
          </table:table-cell>
          <table:table-cell office:value-type="string" calcext:value-type="string">
            <text:p><text:s/>fekete ruháso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45</text:p>
          </table:table-cell>
          <table:table-cell office:value-type="string" calcext:value-type="string">
            <text:p><text:s text:c="11"/>cicánk férjhez akar menni szomszéd cic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. Kérlek, cica, ne hagyj i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2"/>azt nem. Tudta apám, hogy Csernátoniné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... Szóval mentünk Désre. Szekérr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4"/>megbeszélte ezzel az emberrel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isszacserélni a házat, mert most már Románi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3"/>nagy részben a kisebbségi dolgozók bor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égrehajtani. A nemzeti munkavédelem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9"/>követeléseiért vívott becsületes harcukon 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dolgozó magyarság politikai vezetésé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/>elképzeléseim nem mindig klappolnak az élettel. S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nem tud érdekelni, hogy más mi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4"/>gyermekeiket. Igen elfoglaltak, belátom, de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jóvátenni mulasztásukat azzal, hogy éve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9"/>dörgött a hangja. - Ha éppe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üzletet ajánlott a technikusod. Rendbe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2"/>az öregemet, hogy igyék vele, elvégre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szönteni. - Meghalok - mondta apá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0"/>vigyorokat kap értük. Facsiga mosolyog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rontani Unalmas reggeli jókedv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2"/>van, édesapám? Unod a feleséged?! Rajtunk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spórolni a szórakoztatását?! Hát e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5"/>toldotta meg egy jóindulatú hang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elárulhatom: Szeplőtelenné férj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1"/>lány! Mi lesz velem? Talán nem hallja?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allani? Meg akar alázni. Ide jutotta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2"/>kívülállóknak úgy tűnt, mindnyájan Bogá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ölelni. - Jaj, Istenem, mindjá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3"/>mondhatom. De nem mindenkit boldogít.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szerintem a munka: szükséges ros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3"/>házasságban, ha egyik fél csakis ön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akkor azt házastársa hátrány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4"/>reá... El nem küldöd, de megtartani s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. Miért nem hagytad akkor inkább szabado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7"/>közvetlen, látható célunk: mindenáron utolér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. Görög epileptikushoz hasonlóa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1"/>nem képes erre a gerincsérvétől, amel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ékén hagyni, pedig istenem, milyen fiat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2"/>abban nyilvánul meg, amikor a világgal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hitetni, hogy képességeink legmagasabb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1"/>évezredek óta a gondolkozásról leszok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népet, és aki, mint a nyájtól elcsámborg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9</text:p>
          </table:table-cell>
          <table:table-cell office:value-type="string" calcext:value-type="string">
            <text:p><text:s text:c="19"/>meg fog halni. FÉRFI NÉGY: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hogy meg fog halni. FÉRF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9</text:p>
          </table:table-cell>
          <table:table-cell office:value-type="string" calcext:value-type="string">
            <text:p><text:s text:c="6"/>NO EGY: (beül a karosszékbe)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! FÉRFI KETTŐ: Szeretlek, Rózsi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6"/>szemét, ne lássa a férfit. -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- mondta egyszer, és kívánsága teljesült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9"/>hájas alak lettél. Ha mindenáron vigasztal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, akkor tudd meg, hogy csak egy va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7"/>Mosolyog. Látom rajta, hogy nem érti, va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, amit mondok. Mutasd me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17"/>Ennyi maradt belőle. Ha valaki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lyen volt ő, nézze meg ezt a kép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19"/>hogy meg fognak halni? b.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dni, hogy meg fognak halni? c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7"/>szélybeli katonaságot a székelyekből is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sztani régi szabadságától a nemes székely </text:p>
          </table:table-cell>
          <table:table-cell office:value-type="string" calcext:value-type="string">
            <text:p>nemzet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7"/>oldalról megtámadott királyné katonai gyurüv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rülvenni a birodalom keleti és déli határ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gény ártatlan áldozat, akinek a mosolyáv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ancellár megfojtani a székely népet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leereszkedik, ne sokat járjon a szája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arapni a nyelvét. Meredek, futott-csú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ki a tábornok tanácsa: rendcsinálás cím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everni és a katonaságot rákényszeríte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öldösték volna le, mert magával a népp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pusztítani a népet, hogy soha fel 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ártatlan leánykát. Tekintéllyel, haragg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nyomni az érzéseit. A pap húg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6"/>mindenbe belenyugvó, búcsúzó és áldó keresztt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jelölni testvérét: " Requiem aetern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0"/>jelentette: - Ezek a jóembere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ut, kegyelmes uram! M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9"/>Jelentették a tábornoknak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üt. A generális lát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tehet semmit, hanem csak még jobba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űlöltetni a néppel, hogy a nemesség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ük. Ország és falu útjait tartani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, a község vagyonát maguk közt tetszésü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8"/>megszünjenek. Ha azonban a további bajokat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rülni, fel kell venniök a fegyvert!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0"/>lóért! A legény mégis vígaszta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- Szépen megjártuk mindaketten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 egyszerre megvilágosodik, hogy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hagyni a legénye. Hiszen itt nála mindenki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5"/>? - De tudom! - Akkor..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ondani! A királybíró határoz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királybíróban, hogy most is védi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szolgáltatni, hogy ezért a becsület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Engem Carato alezredes úr küldött!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 a gyűlés tárgya és miféle rendel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 ebadta, az új királybíróval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A hadnagy kurtán, fenyegetően felkaca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elárulására, jogaik feladására 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bírni a főkormányszék. - A kezemb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9"/>paraszt óvatossággal azt felelik, hogy tud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gyűlés okát és követelik a felsőbbség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Csíkba, mert a szász és a generális f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ldozni, hogy halála árát megvehessék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olyan idő s ha a főkormányszék őrizte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tárokat, van katona elég!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generális ezekkel a titkos utasításokk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előre lehetetlenné tenni, ha Őfelség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kevesebben lesznek -e katonák, s aki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 fegyvert, azokat bocsássa a sz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Világosan látta a jófejű pap, hogy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tisztek lázadásra izgatni a népet é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hozhasson semmit s inkább haljon éhen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venni a fegyvert. A férfiak felnyög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otthon lesz -e, mert hivatalos ügyben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esni Bögözben. Borsai azt felelte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adna nekik, még az életük árnyéká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és végső pusztulásra ítéli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9"/>hitegették, hogy Őfelsége csak önkéntes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állítani a sereget, s most annak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, télen, nyáron a havasokat, véghelyek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áratni, strázsáltatni, szántás hely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választása. Ez az egyetlen út, ha még meg </text:p>
          </table:table-cell>
          <table:table-cell table:style-name="ce10" office:value-type="string" calcext:value-type="string">
            <text:p><text:s/>akarja </text:p>
          </table:table-cell>
          <table:table-cell office:value-type="string" calcext:value-type="string">
            <text:p><text:s/>menteni népét a végső romlástól. A székely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0"/>Pistán és az én nyughatatlan Péter bátyám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sőnek kipróbálni az erejét, ahogy Tú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1"/>teljességében az ördögi gondolatot,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papi kötelessége alapján népe elárulására </text:p>
          </table:table-cell>
          <table:table-cell office:value-type="string" calcext:value-type="string">
            <text:p>kényszeríteni</text:p>
          </table:table-cell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6"/>katonaság az összes fegyverfogható férfiakat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jtani Szeredába a főkirálybíró elé, me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hogy Őfelsége eddig nem akarta, most s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ékelyeket esküjével megerősített törvényeik </text:p>
          </table:table-cell>
          <table:table-cell office:value-type="string" calcext:value-type="string">
            <text:p>… katonákká ten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0"/>Fejszékkel akarsz nekimenni az ágyúknak?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észároltatni ezt a sok ártatlan 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ezt a sok ártatlan embert? Végpusztulásb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dönteni egész Csíkot? - Igaza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5"/>kiváltságaiktól és ősi nemesi szabadságuktó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sztani őket. " Hűséges adófizetés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anyai jószándékához magát alkalmazn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Protestálunk azért ünnepélyesen,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ntül meg van győződve, hogy a királyné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ket a katonaságra erőszakkal kényszer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6"/>gazokat! - De hiszen csak kérvényük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adni! - igyekezett kétségbeesetten enyh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7"/>viselkednek. Halasztás-kérésükkel csak az id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úzni, míg Udvarhely és Parajd felől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onban még mindig vár az indulással.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rgatni teljesen magukból az ember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0"/>szendergésre. A szívósabbak még a földön s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dni magukat. Négykézláb másznak, vonszolj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5"/>tisztában volt vele, hogy a halálos csapást mos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ékelyekre mérni. A királyi bizott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9"/>, hogy ő csak jót akart. Immár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lni, nem fenyegeti senki, de so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5"/>Madéfalvára s ime, most maga a királyi bizottsá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főkormányszéket hazugságban hagyni 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találták csíki parancsnoknak, most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ás ezredbe áttétetni?... De itt van 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bámulnak a váratlan jeleneten. Az őrök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szkolni Péter Jánost, de az elnök fél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8"/>Vezesse be! Kiváncsiságból is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de mindjárt meg is bánja, hogy maga elé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teremtés, ki arcának feszített körmö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vájni belőle, hogy hová tette a titk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3"/>hiszen csak perceid vannak hátra! Tönkr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uramat? A haldokló nem mozd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akire a katonák rátehetik a kezüket.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ettenteni a népet a bújdosástól. Ha valak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székelyeknek, hogy aki a fegyvert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, annak fiai is katonák lesznek, ak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0</text:p>
          </table:table-cell>
          <table:table-cell office:value-type="string" calcext:value-type="string">
            <text:p><text:s text:c="12"/>meséjéhez. Hasonlítsuk öszsze. A kóró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ingatni a kismadarat. A kismadár elm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1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0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2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1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3</text:p>
          </table:table-cell>
          <table:table-cell office:value-type="string" calcext:value-type="string">
            <text:p><text:s text:c="5"/>használható alapul szolgálhat, ha mindenáron o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lytatni - tehát nemcsak képletesen, ha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3</text:p>
          </table:table-cell>
          <table:table-cell office:value-type="string" calcext:value-type="string">
            <text:p><text:s text:c="10"/>fönti sorokkal Váncsa természetesen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, hogy télvíz idején az asszony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4</text:p>
          </table:table-cell>
          <table:table-cell office:value-type="string" calcext:value-type="string">
            <text:p><text:s text:c="15"/>volna, nem tudom mivel lelőni! - Mié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lelőni a Micusunkat? - csodálkozik And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4</text:p>
          </table:table-cell>
          <table:table-cell office:value-type="string" calcext:value-type="string">
            <text:p><text:s text:c="19"/>a nagy folyóhoz nem érnek. Andi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orni, de Gergő visszarántja. -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4</text:p>
          </table:table-cell>
          <table:table-cell office:value-type="string" calcext:value-type="string">
            <text:p><text:s text:c="13"/>körül, aztán továbbállnak. Bizonyára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foglalni a boldogan sétáló hegyi tündér </text:p>
          </table:table-cell>
          <table:table-cell office:value-type="string" calcext:value-type="string">
            <text:p>… lak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7"/>ötszázvalahány szlovákiai magyar települést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atni, vagy mi szerint válogatnak?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9"/>mondataiba, amikor mindenáron független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a súgógéptől vagy a papírtól. Persze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9"/>eladása, ha már úgy döntött Ferenc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, akkor is megérte volna, pénznyereményé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13"/>egyébiránt Harsányi Gábor alakít, örök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gadni Esztikét (ő nevezte el így az édesany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11"/>kapcsoljak vissza a focira vagy a Columbó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ézni? - kérdi a feleségem. Hagyd it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6</text:p>
          </table:table-cell>
          <table:table-cell office:value-type="string" calcext:value-type="string">
            <text:p><text:s text:c="14"/>is, a doktor úr imigyen szólt: Csak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?! A szomszéd nénit tal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7</text:p>
          </table:table-cell>
          <table:table-cell office:value-type="string" calcext:value-type="string">
            <text:p><text:s text:c="8"/>felkészítésüket. Ez a bevezető csupán jele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nnan indultunk és hová jutottunk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7"/>készítője azt látja, hogy " a boszorkák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urcolni a plébános urat és azt is,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4"/>nem gondoljátok, Hogy fejöket szedni ti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, Vitézi testöket azzal szidalmazjátok.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3</text:p>
          </table:table-cell>
          <table:table-cell office:value-type="string" calcext:value-type="string">
            <text:p><text:s/>elmulasztanának, haladásunk gyorsasága által pótol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erre az egész nemzet közreműködésre kívántat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 text:c="8"/>vidéki szervek és közegek megfélemlítés rév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sszatartani a magyar polgárokat a CSEMADO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 text:c="14"/>szervekben fészkelő reakciós elemek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élemlíteni a magyar lakosságot és visszatarta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 text:c="13"/>jövőben is a legmesszebbmenőkig seg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" Ezt a nemzetiségi politikában tapaszta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5"/>tartottam az ilyen napot. Aki viszont provoká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orsot, és ráfizet, az magára vessen..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4"/>miért?! Egyszerű: a szarvasokat lesi. ő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örnyéken meglőni az elsőt. Ilyen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0"/>éjjel is kitart a helyén, mert okvetle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őni - már csak virtusból is - a körny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3"/>hallani sem akart, mert mint mondta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ijeszteni a mamát. Szegény! Annyit gondo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8"/>kárókatonának is. Ebből az következik, ha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nteni halállományunkat, az első alapfelté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3"/>, de nincs szíve kezet emelni rá.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ütni, úgy néz, mint a kiskecske, amelyi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3"/>úgy néz, mint a kiskecske, amelyikne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gni a nyakát. - A Szigethátra kelle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9"/>tovább kacarászott fölöttem. -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eljegyezni velem? - kérdezte csodálkozv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1"/>hogy mi most azért jöttünk ide, mert lát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miként röppen el belőle a lélek?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0"/>patája van az öregnek. - Csak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eszedni róla a rongyait? - Leveh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2"/>Nem kapálták meg a sírját, a házát meg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, hogy majd beköltöznek a városba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7"/>támlája holt anyag..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elfelejtetted? - 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9"/>, valódi lagzis csinnadratta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hogy ez a mocsok taxis mit csiná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1"/>meg nekünk ígérte Laci bácsi, de valaki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őlünk lopni. - Csak nem gondoljá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3"/>gondolkodású kölök, mindig a végére akar járni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entizni az igazságot. Ez érthető dolo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1"/>gondolatot, hogy ha valakit vernek, és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lomásra kényszeríteni, úgy akarják belől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2"/>úgy akarják vallomásra kényszeríteni,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őle kihúzni az igazat, akkor az az ese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1"/>ható alkat. Rájöttem arra is, hogy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vagy legalábbis mindenár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3"/>akar vele keresni, és azt a pénzt a nő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lteni. No most, mennyiben érvényes e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1"/>két hét után megkérdeztem tőle, hogy mikor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ár leadni az első cikkedet, azt válaszol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7"/>újságíró, tehát az normális, hogy az embe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utatni. No de kinek akarja mag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0"/>ember meg akarja magát mutatni. No de kine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egmutatni? Nem az embereknek? É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3"/>megmutatni? Nem az embereknek? És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mutatni olyanoknak, akiket nem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4"/>úgy a saját gyönyörűségünkre. De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írni ezt az interjút, amivel pedig óhatatlan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3"/>. Tisztában van azzal a ténnyel, hogy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t játszani, akárcsak az elődei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3"/>megdöbbenve néz rá, elfehéredik, nehez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nni, hogy ilyesmi megtörténhet.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5"/>mesterkedése rejtőzik. Valami miatt tíz napr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ávolítani a városból... Ennek ellené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8"/>neked való. Mit szólsz hozzá?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érni a kezemet, fiúka? Jake elpirosod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4"/>viselkedett. Úgy vettem észre, gondban van, s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lem megbeszélni a problémáit. Észrevehető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2"/>sparherdre. - Bújj szorosan mellém, érez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. - Így jó? - Közelebb.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8"/>eladni nekem azt a képmagnót!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? - Én? - csodálkozott Korand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1"/>vagyok ébren vagy eszméletemnél. Miér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z arcát? Ki ő? Kikhez tartoz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/>Yvonne-t és feleségül akarom venni, hogy el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hagyni téged... vagy hogy Ravelli a protézis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9"/>Bernard? Bűnbakot keresel? Itt nálam? Rajta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tölteni a bosszúdat? - Meg ké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3"/>. Kezével óvatosan a combjához nyúl,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sszírozni a lábát. Ekkor valami katt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9"/>csomag nélkül! - veszi át a szót Vidal. -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indenáron besározni őt. A kábítószer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0"/>rögtön talál. Bourbion megtántorodik, el s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inni, hogy ilyesmi megtörténhet vele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0"/>Fullert, a részeg rakodómunkást, s épp ü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 szögletes üveggel, amikor a biliárdtere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0"/>őnekik beadniuk a kulcsot. Pepe Carlucc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eríteni az okot, eltökélt szándéka megfej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</text:p>
          </table:table-cell>
          <table:table-cell office:value-type="string" calcext:value-type="string">
            <text:p><text:s text:c="6"/>kívánják elhunyt rokonaikat, vagy esetleg mag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távolítani a síremlékeket és fejfá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</text:p>
          </table:table-cell>
          <table:table-cell office:value-type="string" calcext:value-type="string">
            <text:p><text:s text:c="13"/>már egy százalékot annak ad, akinek a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választékból.) Mivel az ember ma már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</text:p>
          </table:table-cell>
          <table:table-cell office:value-type="string" calcext:value-type="string">
            <text:p><text:s text:c="2"/>halászik/horgászik annyit jelent: meg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 célját. Összefoglaláskén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</text:p>
          </table:table-cell>
          <table:table-cell office:value-type="string" calcext:value-type="string">
            <text:p><text:s text:c="6"/>keresztül társra találnia. Ha még publikálni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ítélő véleményét, készüljön fel az önhi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</text:p>
          </table:table-cell>
          <table:table-cell office:value-type="string" calcext:value-type="string">
            <text:p><text:s text:c="6"/>esztétikai értékben is konkretizálódó vetület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megírt drámában kifejezni. Éppen e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</text:p>
          </table:table-cell>
          <table:table-cell office:value-type="string" calcext:value-type="string">
            <text:p><text:s text:c="10"/>Verseiben az idő dimenzióinak egyidejűség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. A Lovak az éjben ciklus Szté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</text:p>
          </table:table-cell>
          <table:table-cell office:value-type="string" calcext:value-type="string">
            <text:p><text:s text:c="8"/>költői gesztusai minden helyzetben a Lényeg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érinteni. A költészetét? A Versét?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</text:p>
          </table:table-cell>
          <table:table-cell office:value-type="string" calcext:value-type="string">
            <text:p><text:s text:c="14"/>irodalmárokról, miközben minduntalan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izonyítani, hogy bennem a csehszlováki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8"/>pontosításával a műalkotás hatásmechanizmus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öltárni. Bizonyos stilisztikatörtén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</text:p>
          </table:table-cell>
          <table:table-cell office:value-type="string" calcext:value-type="string">
            <text:p><text:s text:c="9"/>kérdésre is... Biztos vagy abban, hogy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választ? - Hát persze, hiszen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4"/>néhány telhetetlen, aki még gyarap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zsákmányát, de ez nem fizetődik ki, me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2"/>Hát mi baja annak a kalapnak, hogy tönkre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tenni? Megszállottan bizonygatják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3"/>ad egykönnyen hitelt a szavaimnak,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bika nyomát. Persze nehézség nélkül megmutato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3"/>felé les, hol pedig kaparászik. Talá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ejteni a reggelije maradékát. Csend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2"/>kergetőzésre ingerli. Már mennénk, de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 világgá zavarni, hát várunk, háth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13"/>reggelig ki kell ötölnünk valamit, ha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erülni a teljes lebukást. Ha ugyan fö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ásikon ki, amit én mondok... Sát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elég ritkán alszik itthon. Volt úgy, hogy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9"/>haragszik rá, mert azt hiszi, hogy ő üldö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erelmével, holott szó sincs róla, ő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9"/>szappanom - mondta. - Na és? -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? - Hiszen tegnapelőtt már kiosztot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1"/>többes számot. Talán a nem létező érdemei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itogtatni az idegen előtt? - Se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0"/>Ottót, Imola tudja, hogy Thészeusz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csupán, Ottó tudja, hogy Imola is 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4"/>Ottó tudja, hogy Imola is csak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. Ugyanaz a szenvedély hajt mindkettőnk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3"/>testvére lenne. - Azért jöttem, mert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önt becsapni - kotyogott közbe Kalámu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9"/>tenni? - Nem - mondtam. - Nem téged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nkretenni, hanem magamat nem akarom tönkreten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6"/>a szegény fiúval? Te mindenkinek pokollá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életét? Te gyilkos. A váratl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22"/>hogy gúnyos leszek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te is gyászoltál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5"/>Gusztáv emlékét néhány cimborája könyv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rökíteni, de hogy nem ilyen könyv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13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23"/>hát miért? Mit követtem el? -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tetni velem, hogy te is virág vagy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22"/>saját lányom! - De azt remélem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nyakamba varrni, hogy vérfertőző vag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hogy nem érted, amit mondok. Te tényleg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felfogni, hogy miről beszélek? Ugye,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7"/>mi a bajod? Csak nem fogunk vitázni? El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rontani az estét? - kérdezte, aztán hátrafordu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7"/>hitetlenkedve a fejét, ez is a legjobb barátnőj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csalni, hümmögött, s lehúzta az ablak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biggyesztett a végére. - Hülye vagy? A sö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fizetni? Kölcsön kell? - kérdezt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20"/>BARBARA (incselkedve) Biztosa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Nem akarsz egy kicsit várni?... Esetle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arca. - Ja, mexikói csodapaprika!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? - mutatott Simonra. - Ima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2"/>történelem jelentőségét hangsúlyozza, d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" ábrázolni " azt. Nem idegen tőle a parodizá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6"/>ha az olvasás természetes lendületé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örni - nagyon könnyen előfordulhat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5"/>azonban nem épít valóságeffektusokra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tetni velünk, hogy amiről itt szó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6"/>is a megvívandó háború. Ha ezt világossá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, ezzel mindenképpen együtt jár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6"/>az tűnhet ki, hogy ez az kísérlet szem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 egymással a hermeneutikát és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8"/>kijelentése. Úgy vélte, az asszony ezzel csak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ratni a nyulat a bokorból. Felrém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főhadnagy úr! - Dehogynem. Csak mag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. Igen, a hadnagy úr tegnap telefo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Nem olyan sürgős, de ha mindenáron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először vigye haza a csomagjait, addi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7"/>Legtöbbször verset is gyárt. Ezzel is bizony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ő a különb kettőjük közül. Majd mindjá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6"/>osztályozás, és a Záhorszky tanár úr fizikábu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uktatni. Azt írta, hogy gyöjjek be, 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átod, még ezt sem tudtad. Ha val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smerni a várost, elmegy a várfalhoz, megné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21"/>és várt. - Menjünk, Magda, apá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 birodalmát - nevetett Jóska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értelemben mondtam. Nem a mai nap folyamá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mutatni a levelet. Két hétig, Ivanic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! Arra gondolt, hogy talán kényszeríte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amire, és ráijesztenek. Pár óra múlva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egyverrel harcol. Biztosan maguk is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 részüket a haza megvédéséből. 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5"/>rohamsisakot viselt. Először arra gondolt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, milyen katonai felszerelése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ellenek emberek. A csendőr altiszt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sszeállítani a házi rendőrséget, m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3"/>volt szó, hanem mit fizetett neki! Vagy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 nekem, hogy a rózsafü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, szerény tapintattal megkérdezte, mikor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artani az eljegyzést. És egy pillant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23"/>Tessék, népügyész úr! -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- fordult a népügyész Ivanics fe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ezt az egészet így, egymással párhuzamosan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ültetni? - Igen! Miért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gyerekem tőled, például, ha mindenáro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- Nézd, Magda! Előbb azt mondta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ajon miért kegyetlen hozzád a sors?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észrevenni, ezt nem akarod meglátni. Sor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ors? Ezt nem akarod észrevenni,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látni. Sorsra, múltra hivatkozol, sí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inden hájjal megkent asszony? Biztos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újságolni, hogy Jóskát látta, gondol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3"/>szénhalászokat akarta hazazavarni. - Na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lapáttal szétvágni a másik fejét? Jelentkezz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kar állni rajta, ilyen körmönfont módo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ajba sodorni. Megrázta a fej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22"/>meg a vállát Magda. - Csak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zzel mondani, hogy én tanítsam meg rá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ak úgy kipróbálni az ilyesmit!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hogyan szeretünk, szeress te is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úgy hallottam itt a szomszédban, hogy 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asztani polgármesternek. Vigye 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7"/>aztán lazul a vasabroncs, mely belül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tlökni a testét. A férfi még min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3"/>Isten rendelt erre a helyre! Az ő törvén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megingatni? Te istentelen! - E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összeért. A tenyerébe temeti arcát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ahogy elmegy, távolodik, belevé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6"/>házamban akarsz óbégatni egész nap?! It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siratni a halottadat, az én nyakamon?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3"/>lakhelyül választották a szellemek. Sámánn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egy olyan korban, melynek nincs m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1"/>zúgtak felé a hangok, kapkodta a fejét.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váltani ezt a kiválasztottat a szent betegségt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5"/>ember belelát a gondolataiba? Ó, hisz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ántani - most még. Ő a szelíd meggyőz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állíthatja meg. Új bűnösöket akar, új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 a kövek nyomán támadó borzalmas seb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6"/>nyomán támadó borzalmas sebeket, hall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lálsikolyt és a tömeg kárörvendő kiáltása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5"/>de lehet, hogy csak azért mondja, me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met. Persze, úgysem tu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5"/>csínytevése miatt lakolt, hát ezt mos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űzni a suliból. Ezen volt fölháborodv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5"/>is akar. Azonkívül a bizonyítványát is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avítani, mert Pesten akar egyetemre jár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7"/>nyomdában van, de a következőbe nemig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cikkeket. Hogy már megint? Iga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5"/>van hibásan írva, valaki a szlovák lány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gyanút, csakhogy az egy szó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5</text:p>
          </table:table-cell>
          <table:table-cell office:value-type="string" calcext:value-type="string">
            <text:p><text:s text:c="15"/>borítsa fel. És főleg ne a gyerekek elő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kérdőjelezni. ˇ Például egy ily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1"/>lélegzetünk. E súlyos " történelmi vérrögöt "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zzel az összefoglalóval a torkunkból eltávol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kell igyekeznünk, ha még e században uto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rni magunkat. Az eltiltott művek a társadal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orfondírozik tovább Sztálin - jelezni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zt. Tudtára akarják adni neki, Sztálinna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Sztálin - jelezni is akarják ezt. Tudtá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 neki, Sztálinnak, hogy vannak má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2"/>tudhatjuk. Ha egy ország az európaiság arc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ra ölteni, nem engedhet a nacionalis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4"/>megkerült minden, ha mellékúton is. Arra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kérni, hogy ha a Csallóköz-írásomat elfogad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agyarok erős öntudattal mindenképpe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rizni eredetüket, ehhez azonban lap kel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4"/>evés - idilljére vágyik, minduntalan össz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eztetni a kispolgárság attitűdjei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9"/>könyveket írni. Az emberek a maguk görbe tükré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ni, az pedig legyen valóban görbe: vagy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6"/>szeptembertől, érettségi után Mariannát Budapest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nni. Ott tanulna és játszana tovább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visszaveti ez az esemény, de ha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ézilabdát, akár már ősszel ott leh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6"/>. Németh Pali azt mondta neki, hogy ve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oldani a balösszekötő posztját, e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7"/>mondta (nem mondta, csak sugallta)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p kacsóit ily brutál ügyekkel koszo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7"/>(Mi az, hogy nem jellemző, csak nem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csicseregni, hogy nem kaptatok eleget!)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4"/>szemét, lassan, fejét picit hátra stb.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zzel mondani, hogy felületes vagyok, kérde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3"/>hívják, Klára, és őt, esetleg ha hívni,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De, akarom, na látod, akarhatnám épp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/>Figyelj, Klára, vakkantotta röviden, én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feltartani, és ha úgy érzed, zavarok, ak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1"/>teavaj túl kemény (jól hűt a régi kalex), í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kenni a kenyérre - kiesik a belseje (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5"/>volt az utolsó közös akciónk.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bbé! Csend, aztán oké, mondta Klára,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9</text:p>
          </table:table-cell>
          <table:table-cell office:value-type="string" calcext:value-type="string">
            <text:p><text:s text:c="28"/>? - Mi azt nem tudjuk. -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ondani. Mi jogon teszik ezt velem?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7"/>hölgyek nyelvén beszélni. Bizonyára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zölni, hogy ez az erdő magánterüle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ráébred, hogy te nem az ő és anyám hel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foglalni a szívemben, hanem engem aka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em hagyta szóhoz jutni. - Kérem,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édeni a fiát. Amióta csak ismerem,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hogy a tűzisten imádásán alapuló hatal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ingatni, ellenünk szítja az egész törzs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0"/>tudjátok, akar -e Kola az apja lenni Mbulának,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őt magával vinni, és ha igen, mit csináln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90463</text:p>
          </table:table-cell>
          <table:table-cell/>
          <table:table-cell office:value-type="string" calcext:value-type="string">
            <text:p>limited to 500 lines; 386 remaining with infinitival comple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akart(ad|a|uk|átok|ák)"] 90463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323:.A679])" office:value-type="float" office:value="357" calcext:value-type="float">
            <text:p>357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/>bukkant, mely tele volt arannyal. Barátjá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jándékozni, hiszen annak földjében lel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5"/>szünetet tartott, mert nem mer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mondani, belemondani a pofámba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6"/>meg hogy elrontom a csajokat, szóval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szemembe vágni, inkább csak motyogo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6"/>vezényelt a bandának. Végül elaludt. Ot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agyni, de Jenő lelkiismereti és emberszerete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6"/>. Hirtelen mozdulatot tett, mintha düh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essegtetni, s ezzel feldöntöt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7"/>Efelől már nem volt baj. Úgyis a pap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daadni a pénzt. - Magára bízom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2"/>bácsi amikor részegen jött haza, s a fi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engedni a házba. Engedj be, na. A fi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6"/>magára szeretett figyelni, saját szav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az volt neki az élvezet, ha m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7"/>is voltak a vendéglő bejárata előtt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yitni az ajtót, mire az kicsapódott, rész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8"/>idődből kitelik. Khajmor habozot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adni a könyveket, de aztán Laci érvelé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2"/>belépett. Merek arra következtetni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: talán mégiscsak akad egy il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/>kívánkozott vissza Németországba, soha többé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családtagjait. Azt sem tudta rólu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9"/>pár pillanat múltán kiment a házbó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zt az egyszerű, és egyszerűség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0"/>a szekér mellett; mikor a leányunoka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szekérderékba, az apja reászó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8"/>lépéssel odébbment. De visszafordul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hagyni a madarat, úgyhogy ismét előv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13"/>sokáig késett. Bőrig ázott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tni a kabátot, akkor jutott eszébe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</text:p>
          </table:table-cell>
          <table:table-cell office:value-type="string" calcext:value-type="string">
            <text:p><text:s text:c="4"/>apjukat a sorozóbizottságtól is: azok front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üldeni. Pedig betöltötte már ötvenharma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3"/>felhúztam -e már a fogkefét, pedig a harisn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Tegnapelőtt pedig azt mon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8"/>az utcán maradni, csakhogy a néni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. Kiütött rajta az idegesség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6"/>Zsóki a tegnap, amikor egy kiscsoporto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 rajzát, morcosán azt mondta: "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7"/>akkor már nem bölcsködött tovább, hanem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ontani a kedvemet. Azt mondta, mire 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9"/>lett volna vásárolnivalónk, de ő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. Ettől anyu felhangosodott, és p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</text:p>
          </table:table-cell>
          <table:table-cell office:value-type="string" calcext:value-type="string">
            <text:p><text:s text:c="6"/>őket. Ez egy jó játék. Tibiék is rögtön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tszani, de úgy, hogy tőlünk kiszabadítj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6"/>végső célnak, ahogy például a kereszténysé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áz százalékosan kereszténnyé tenni a <text:s/></text:p>
          </table:table-cell>
          <table:table-cell office:value-type="string" calcext:value-type="string">
            <text:p>a világ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9"/>harmóniájának létéről beszélt tehát;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szinte kétségbeesetten, hogy ol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Tehát nem a háromszögről papolt, hanem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tni a tunya világgal, hogy harmó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hangmagasságához igazodni, senki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ömeg hangjának átlagmagasságát sem elkap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3"/>ugyanaz volt mindig is: az Ember a mindenség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fogni valahogyan. A különbség csup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/>hivatalos dolga. Ő is vele ment, mert nyaralássá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ővíteni a kiküldetést. Amint mon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kávét akartak, és a pincér az istennek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 a vaj szót semmilyen nyelv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2"/>legkülönbözőbb variációit persze már többen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alálni. És mindegyikük rossz pontból i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meg férfi. És mégsem az egyedi ruh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z okosok feltalálni soha, hanem a tökéle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13"/>szemtanúi. Megesett, hogy való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ürkészni a növényke privát életé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7"/>szemébe nevető büszkeségét a bankvilág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rni, és úgy manipulálta a dolgokat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8"/>találjuk minden korban: a Hatalom soha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aját népét igazán műveltté tenni. Kiképe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8"/>hogy nálunk egyszer valaki gyökerese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toztatni az örök sémát. Rajk 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</text:p>
          </table:table-cell>
          <table:table-cell office:value-type="string" calcext:value-type="string">
            <text:p><text:s text:c="9"/>voltaképpen egyebet sem tettek, min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teni és értetni a különlegességet: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</text:p>
          </table:table-cell>
          <table:table-cell office:value-type="string" calcext:value-type="string">
            <text:p><text:s text:c="7"/>cimborák s barátok itattak reggelig: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mit nem lehet: az álmom, s hogy mily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</text:p>
          </table:table-cell>
          <table:table-cell office:value-type="string" calcext:value-type="string">
            <text:p><text:s text:c="9"/>sokan voltak, akik erőnek erejével hin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Kurkó Gyárfást, Balogh Edgárt, Demet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</text:p>
          </table:table-cell>
          <table:table-cell office:value-type="string" calcext:value-type="string">
            <text:p><text:s text:c="5"/>javasolta Andrénak az első találkozáson.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gni. Ha az elején elárul mindent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az eddigi társalgás kellemes tempój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esélni, hogy mit tapasztalt,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7"/>nyújtotta a kezét, mert közben a vécéajt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csukni. - És azokkal fölösleges társalog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szerencsétlen azt hitte, a magas polc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ugni előle az üveget. A dagadt meg, képzelj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8"/>kocát, és Flórenc ezt nem tudta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és kimérte a húst. A fél falu bete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meg, hisz én vagyok, Misu! Veronik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imogatni, de a torzonborz emberke elszal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6"/>befáslizza. A tükröt ezúttal elkerült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eltorzult arcát. Neki nem szabad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8"/>ott. Elismeréssel gondolt rá, mert nem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 találni. És egyszerűbb volt így elbúcsú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6"/>vissza a tengerpartról, ahol az állatorvo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ni. Április vége volt. Krlea megkérdez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3"/>festett, hogy új éra kezdődik. Mintha csak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lehetetlenné tenni Vásárhelyt: összeverté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3"/>díjaimnál. - Bocsáss meg, igazán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agyarázkodásra kényszeríteni. - Te bocsás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hitványnak titulált bejárati ajtót is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őként betörni). Délután öt ó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9"/>félelmét és ellenérzését, másra gond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örni a varázst. De egyre bizonyosab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0"/>figyelt fokozottabban, mert saját 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erni, mintha a titokzatos dolg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/>összehasonlításoknál tartunk, tavaly egész Székelyföld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hódítani: mi, az írók és költők, barátain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2</text:p>
          </table:table-cell>
          <table:table-cell office:value-type="string" calcext:value-type="string">
            <text:p><text:s text:c="23"/>szívű reménnyel hitehót megvál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világot utánairamodtam vágyam lángo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5"/>volt. Ezek voltak... Szóval Nagy Pist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dni a földet. Na aztán tartotta apám haszonbér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7"/>- mondták aztán a többi fiúk - mind fő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őni magát. Bánatában. Na aztán mega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23"/>, amikor volt a felfordulás. -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intézni, hogy felmentsék a katonáskodá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4"/>kutyákat Bukarestből vagy honnan, David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igányt ölni. David erős román fiú vo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8"/>hogy ne menj el üresen a háztól.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akab úr elvenni. Neki csak addig kell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23"/>" Mondta ez a tanító, a Niste. -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abni, hogy hány marhát engedjen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5"/>látszott, hogy salétromos, négyszáz lej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adni. Úgy volt, hogy megegyezünk és akk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3"/>amikor megint Románia lett, eljött és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házat Nágeltol. Vissza akarta csi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3</text:p>
          </table:table-cell>
          <table:table-cell office:value-type="string" calcext:value-type="string">
            <text:p><text:s text:c="13"/>vissza akarta venni a házat Nágeltol.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inálni a dolgot. Igaz, Nágel is éln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8"/>nem sikerült magához nevelni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háztartással kínozni; zeneiskolába já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8"/>lelépett. Ha pedig nem értet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ni a dolgot, sorban elhúztuk a csí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2"/>semmiféle bankót, mert az az igazság, hogy le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építeni Jánost. Végigsétáltunk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3"/>Behívtak, későig dolgoztam a gyárban, é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ni - mondta olyankor, ha kimaradt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7"/>rágalmazás. Ebben egyetértettünk, még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venni: a Giliszta ügye csupán rám tartoz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0"/>belopózkodásomat, kopogott az ajtón, a vacs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jelenteni. De én direkt háttal ál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az is lehetséges, hogy egyszerűe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agadni magától ezt a teljesen ingyenes </text:p>
          </table:table-cell>
          <table:table-cell office:value-type="string" calcext:value-type="string">
            <text:p>kora reggeli jó érz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21"/>Ruganyos bácsit először szabotázs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rúgni az állásából. Miután sikerült bebizonyíta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7"/>és fűszálakat, télen pedig a hópelyhek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ámolni. Az apró dolgok szépsége megbaboná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4"/>körülötte röpködött, ringott, vonaglott,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ájolni a világot, de ez csak részben sik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8"/>sértődötten az öreg motoros, és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denáron ébren tartani Facsi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4"/>dörögte az asszony és elviharzot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asztalt épp most a férjére borí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7"/>Facsiga Ruganyos Őzike türkizkék ruh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tfúrni tekintetével, hogy megsimogas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4"/>tétovázott, ígéretét gyakorlati bemutató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tásosabbá tenni. Emeletes Manci az egyenlő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7"/>lehettek a felnőtt-nevelésről. Talán meg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váltania világot. Bízott magában és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3"/>egyre gyorsabban pergette a szót. Minde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aszolni. Közben korholta, szidta Facsi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24"/>Lötyi éppen a tengerparti ügyek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relni a beszélgetést, amikor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Nagy Kormorán mester kidobta, meg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smerni, mert távollétünkben vizsgálato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</text:p>
          </table:table-cell>
          <table:table-cell office:value-type="string" calcext:value-type="string">
            <text:p><text:s text:c="11"/>öregurat kerestek az önkéntesek. Akik segíte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, fénymásolással sokszorosított papírlapr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1"/>indulásod időpontját. Pedig mindenképpen lát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. Komolyan mondom. És hidd, hogy nemcs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3"/>mintha készakarva Bodokánt, a sarki fuvaros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volna utánozni, aki Szibériából cson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18"/>ezt a nyilvánvaló ellentmondását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ázni, de a vitázó bámészkodók valamié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23"/>az autóbuszon. Egyszer a hússor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tolérni. " Ki ez az ember, akitő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11"/>megigazítsa tévé-antennáját, mert éles képeken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fognia 21. századot. Amikor végzett a munk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18"/>nem tudta, és nagyon izgatott le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zalasztani az adás kezdetet, mer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</text:p>
          </table:table-cell>
          <table:table-cell office:value-type="string" calcext:value-type="string">
            <text:p><text:s text:c="8"/>homlokával, a vállával, a térdével és a fenek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libe találni a bort. Időnként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6"/>megkérdezése nélkül nem helyeselte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ét kinyujtani ősi jogaink és régi kiváltságain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8"/>a pénzes zacskót, mikor a generál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lázni a székelyek becsületét, dehá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3"/>miért hívatja a generális. Maga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mikor a pennát a kezébe nyom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2"/>rohamok elmultak ugyan, de a felcser mégis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tetni Lázár Istvánt az ispotályba. Csere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1"/>tenni az esküt. A generális látn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, de fejenkint öt aranyat küldött k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0"/>Adjatok egy petákot s megmutatom!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itt hullott el a fahordá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7"/>szamárságokkal nem törődik, csak éppen tudomásuk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, - úgy vigyázzanak az urak, -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3"/>nála a becsület! Cserei Elek 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inni. Higgadtabb, tapasztaltabb vo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8"/>peták patkópénzt, amiért Taplocán agy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verni, azt mondván, hogy látják, úgyi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8"/>fiút. - Írja kérem!... 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Lázár István, hogyan jár el a generál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3"/>Komolyan, férfiasan, tekintélyes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adni Lázár István a nagy titkát, d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7"/>életveszedelemben forgó széki fogalmaz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enteni? - Én? Jani bátyámért?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meláttára tovább nyomorgatták azokat, a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venni a fegyvert. Naponta jöttek a panasz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7"/>az összefüggést. Az erkölcsi akadály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árítani a főkormányszéki elnökség útj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6"/>Előre látta az eseményeket és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nmagát. - Kár! - sajnálkozott szivély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0"/>trón fényéhez. Első hallásra senk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 generális, ez az erőszak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7"/>nyomorítottak meg. Eltörték kezét, láb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venni a fegyvert s most két istápp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7"/>katonaságot " e szent helyről ", majd a templom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rejteni társát a miseruhák között;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boldogan Lázár István. - A menaságiak be s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reszteni a határkapun Füstös István ur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4"/>titokban készítette elő a támadást. Álm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epni a mit sem sejtő népet. A parancsnok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3"/>- Mi volt ez? Zöld Péte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bizonyosan a hó zuhant 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5"/>egyszer, Istenem... csak még egyszer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 amikor érezte, hogy vége van, még egyszer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20"/>szidni, mocskolni. - Gyalázatosak! El </text:p>
          </table:table-cell>
          <table:table-cell office:value-type="string" calcext:value-type="string">
            <text:p><text:s/>akartátok </text:p>
          </table:table-cell>
          <table:table-cell office:value-type="string" calcext:value-type="string">
            <text:p><text:s/>hitetni, hogy ez az én uram?... Nem ig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1</text:p>
          </table:table-cell>
          <table:table-cell office:value-type="string" calcext:value-type="string">
            <text:p><text:s text:c="17"/>de újra ágynak esett. A doktort köz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gedni magához. - A kancellárné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3</text:p>
          </table:table-cell>
          <table:table-cell office:value-type="string" calcext:value-type="string">
            <text:p><text:s text:c="13"/>írónak tekintett Kovács György tollából.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leközölni, s Robotos elvitte a Közpon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0</text:p>
          </table:table-cell>
          <table:table-cell office:value-type="string" calcext:value-type="string">
            <text:p><text:s text:c="17"/>a magyarlakta vidék népdalkincsét is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rni. Kérdőíveket nyomtattak, melyek köz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0</text:p>
          </table:table-cell>
          <table:table-cell office:value-type="string" calcext:value-type="string">
            <text:p><text:s text:c="12"/>kötetünkben közölt dallamokat műfajok szerin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endszerezni, akárcsak a Magyar Népz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2</text:p>
          </table:table-cell>
          <table:table-cell office:value-type="string" calcext:value-type="string">
            <text:p><text:s text:c="25"/>fáradt-szelíd bariton. II. 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épp, amikor csördült a frig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3</text:p>
          </table:table-cell>
          <table:table-cell office:value-type="string" calcext:value-type="string">
            <text:p><text:s text:c="14"/>további reminiszcenciáiból-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3</text:p>
          </table:table-cell>
          <table:table-cell office:value-type="string" calcext:value-type="string">
            <text:p><text:s text:c="12"/>szerencsétlenséghez. Mintha csak a bűntudat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lem megosztani. Mi több: akár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4</text:p>
          </table:table-cell>
          <table:table-cell office:value-type="string" calcext:value-type="string">
            <text:p><text:s text:c="18"/>mérgében, hogy nem kapott vacsorá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ni a cipőt. A topán megrémült: bármennyi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5</text:p>
          </table:table-cell>
          <table:table-cell office:value-type="string" calcext:value-type="string">
            <text:p><text:s text:c="16"/>ha Kovács István legutóbbi mecscsét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hölgyek, már puszta kíváncsiságból is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6</text:p>
          </table:table-cell>
          <table:table-cell office:value-type="string" calcext:value-type="string">
            <text:p><text:s text:c="16"/>mely évtizedeken át örökösen a tudatun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rmálni, illetve formálta is úgy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6</text:p>
          </table:table-cell>
          <table:table-cell office:value-type="string" calcext:value-type="string">
            <text:p><text:s text:c="15"/>elérendő cél. Vagyis ők nem a legnagyobb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anem a legjobbat. A kettő nem ugyan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6</text:p>
          </table:table-cell>
          <table:table-cell office:value-type="string" calcext:value-type="string">
            <text:p><text:s text:c="22"/>egymást? Csak az nem látta, a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no meg, főként vezető főként, az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7</text:p>
          </table:table-cell>
          <table:table-cell office:value-type="string" calcext:value-type="string">
            <text:p><text:s text:c="17"/>indulás első napjától kezdve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pességeit és elhivatott-ságát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7"/>nép védett meg akkor, amikor támadó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hurcolni. Érdekes módon Pribe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3"/>gyülekeztek a boszorkányok meg azok, ak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ítani a rossz asszonyok tudom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4"/>ezért felháborodott; a papot és a bíró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. Valahogy megegyeztek: a két harang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8"/>amelyik az Ipoly-partra vitte őt. Víz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jtani, de utolérték a falusiak. 1977-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2"/>asszony kiment, és a ló az Ipóra vitte őt.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ujtanyi a vízbe. Akkor mentek utánna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9"/>feljegyzéséből tudjuk, hogy annak idején, ha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áron szerezni a legényt, Mezei Lajosé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8"/>köllött neki aztán ott hordanyi. Ha nem </text:p>
          </table:table-cell>
          <table:table-cell office:value-type="string" calcext:value-type="string">
            <text:p><text:s/>akartuk </text:p>
          </table:table-cell>
          <table:table-cell table:style-name="ce3" office:value-type="string" calcext:value-type="string">
            <text:p><text:s/>a nyakába tennyi, az ágyba is tehettü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5"/>Holuby Adolf már évekkel ezelőtt ism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nosítani a magyar isteni tiszteletet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7"/>kart jószágainak elkobzásával, s beho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eresztény-zsidó házasságot és pedig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3"/>énekelve. 9 Ipolyszécsénkén mindenki első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apni a kiszét, mert - a hiedelem szer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7"/>másik határ birtokosai is " távoztatni "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jukból, ezért " botokkal felfegyverkezv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8</text:p>
          </table:table-cell>
          <table:table-cell office:value-type="string" calcext:value-type="string">
            <text:p><text:s text:c="15"/>szépségüket, tisztaságukat és ügyességü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, bizonyítani akkor, ami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4"/>kívül fogja folytatni pályáját,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az életkorára hivatkozó elutasítás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6"/>Lajos Petőfi Sándortól, midőn Selmece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. " Távozás Selmecről - további H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7"/>és Hrencsik Károly, tót lelkész, 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rájok bízott talentumokat elásni, s készségge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5"/>báró Frank, a megyefőnök sem, aki Losonco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 Krúdyt. Nagy tisztelője viszo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89</text:p>
          </table:table-cell>
          <table:table-cell office:value-type="string" calcext:value-type="string">
            <text:p><text:s text:c="16"/>Kandúr, azaz Krúdy Kálmán bandájukka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ckéztetni mindazokat, akik " Kossuth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guk összefüggéseiben vizsgálta, s így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okat megoldani. Már Selmecre kerülésén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</text:p>
          </table:table-cell>
          <table:table-cell office:value-type="string" calcext:value-type="string">
            <text:p><text:s text:c="15"/>irodalmi értékrenddel ", s az új irodalm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" diadalra vinni ". (Csáky K., 1992. 23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</text:p>
          </table:table-cell>
          <table:table-cell office:value-type="string" calcext:value-type="string">
            <text:p><text:s text:c="11"/>monarchia alatt Matunák olyannyira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 hazafiasságát, hogy még irodalm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tunákhoz hasonlók mindenképp bizonyíta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szlovákság hazafiasságát, a magyarokka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</text:p>
          </table:table-cell>
          <table:table-cell office:value-type="string" calcext:value-type="string">
            <text:p><text:s text:c="15"/>fel, a városi tanács az orvosi oklevelétő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sztani. Ebben a küzdelmében vívt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</text:p>
          </table:table-cell>
          <table:table-cell office:value-type="string" calcext:value-type="string">
            <text:p><text:s text:c="13"/>összecsődültek, s a béremelést kierőszako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Nagy nehezen csillapíttattak le. Ormisz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</text:p>
          </table:table-cell>
          <table:table-cell office:value-type="string" calcext:value-type="string">
            <text:p><text:s text:c="6"/>segítségével az előkészítendő ércek koncentráció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rehajtani, s mely elvek később az osztályozás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2</text:p>
          </table:table-cell>
          <table:table-cell office:value-type="string" calcext:value-type="string">
            <text:p><text:s text:c="18"/>a területet feltöltötték, és szántóké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ználni, viszont a Duna magas vízállás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2</text:p>
          </table:table-cell>
          <table:table-cell office:value-type="string" calcext:value-type="string">
            <text:p><text:s text:c="15"/>valamikor. A legenda szerint erre a helyr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alu templomát építtetni. Ide hordt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 text:c="8"/>szervezetet, valamint a Csemadok járási vezet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" párt vezető szerepe biztosításával <text:s/></text:p>
          </table:table-cell>
          <table:table-cell office:value-type="string" calcext:value-type="string">
            <text:p>… pacifikáln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5</text:p>
          </table:table-cell>
          <table:table-cell office:value-type="string" calcext:value-type="string">
            <text:p><text:s text:c="9"/>hivatalos ténykedők rendelkezésre bocsájtani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-- vagy nem tudták. A rendeletet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4"/>többiek csak " balekok " voltak. Hogy mi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kópusztai vadászatot elrontani, még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3"/>rókahajtással, de eredménytelenül. Folytat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étánkat Alsójánosiba. Az egyik lénián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4"/>által visszahagyott toronymagas létrára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 a sörétes puskáját is, természet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6"/>darabban mutogatták magukat, ahol kímél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őket, vagy pedig két borjúval jött elé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4"/>ködös időt, felhúzódott a Dunántúlon é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ámadni a németországi ipartelepeket, elsősor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 text:c="15"/>reményben, hogy a fészekalj már teljes, k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zedni, de nagy csalódás ért. A fészek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3"/>észre, mert felemelte a szoknyáját és dol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ezni. Nagy csupasz fenekét felém fordítot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9"/>egyszer te is rajzoltál nekem?... Én?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de inkább hallgatott, s hagy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6"/>az ura agyonveri. S persze az állás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adni, mert kényelmes helye volt: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5"/>hintettél rá. Az egyik ács a port előbb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újni a horonyból, de mivel nem si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6"/>sem lehetett. Bár vezetői tekintély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, nap mint nap olyan fura helyz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8"/>volt kizárt, hogy a panaszos csupá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hogy foglalkozzanak vele. Az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6"/>Bertalan bután nézett a feleségér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most már hagyja abba a hülyéskedé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3"/>vissza Magdol néne. A vendége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témát feszegetni, inkább a poharaik utá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4"/>ismerhetnék kétezer gyereket?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egy igazgatónak mindenk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4"/>maga körül. A gránitról pedig mindenáron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izonyítani, hogy mészkő, mert szerin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13"/>lépett, szélesre tárta a karjait, minth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ölelni Pintért, s nagy lendül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2"/>sült. - Megtehetik, hiszen... -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tízszeres árat kérnek már é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1"/>A legény rántott egyet a hurko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jtani a kutyát, de csak fojtogatta.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1"/>tartotta elsődleges feladatának, mivel általu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alósítani a kötelező nyolcosztályos </text:p>
          </table:table-cell>
          <table:table-cell office:value-type="string" calcext:value-type="string">
            <text:p>… áttér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8"/>magyar politika őszintén és igazság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oldani a nemzetiségi kérdést, köztü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1"/>1933-ban megszűnt Szlovenszkói Magyar Tanügy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ótolni, de már nem annak a hangvétel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8"/>terveit helyi szervezetek létesítés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óra váltani. Bárhol, ahol legalább 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20"/>ösztönözze. 6. Országos rendezésekk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ozgatni a kisebbségi magyar társad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1"/>terület visszaszerzését a kultúra segítség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hezvinni. Politikai céljai elérés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9"/>kóborlásról testi fenyítéssel, börtönbe záráss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szoktatni őket. Ha pedig olyan bűnt követ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8"/>teljesíteniük kellett, mint a legénységnek, ha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demelni napi élelem fejadagjukat. E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8"/>felkészítés szempontjából mihamarabb biztonságb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a gyereküket, ezért a jobb képességűeke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3"/>politikai pártok vezetői mindnyájan magukna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kaparintani a hatalmat, nem tudv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5"/>után szigorúbbá vált. Ha a szülők hittan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ratni gyermekeiket, olyan kérvényt k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</text:p>
          </table:table-cell>
          <table:table-cell office:value-type="string" calcext:value-type="string">
            <text:p><text:s text:c="16"/>nem fogadta el, egyrészt, mert által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serkészmozgalom kibontakozását megakadályo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table:style-name="ce3" office:value-type="string" calcext:value-type="string">
            <text:p><text:s text:c="15"/>további reminiszcenciáiból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 office:value-type="string" calcext:value-type="string">
            <text:p>… forgatókönyv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</text:p>
          </table:table-cell>
          <table:table-cell office:value-type="string" calcext:value-type="string">
            <text:p><text:s text:c="16"/>Hát, csakhamar megtudtam. Alanyaim sorá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könyörögni, kunyerálni, konyhorálni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2"/>történetét. Hitetlenkedve nézett rám, nehez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smi előfordulhat.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5"/>kissé tétovázott. Volt egy lehetősége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hagyni. Rengeteg lehetőséget elmulaszt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4"/>Cora óhaja előtt. Szerette a feleségé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bántani: ha tényleg annyira ragaszko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23"/>volna... Belenézett a tükörb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valaki, aki visszané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4"/>készítményt a kirakatban, sokáig nézte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rezni, de fényes nappal elszállt a bátorság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6"/>távolságból. Millard vigyázva halad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ra vonni a potyautasok figyelmé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17"/>Greger hátán végigfutkosott a hide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megtörténhet vele még ilyes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22"/>Üzletről van szó? - Jack taval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zt a házat, amelyben lakom. Ha még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6"/>Minthogy nem ismert más települést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agyni megszokott környezetét, a falu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0"/>félreértés történt! A kedves lakótársa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hány óra van, ezért szólt le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7"/>amikor megmutattak neki a kórházban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dúshajú kis vasgyúr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3"/>házat, s a szomszédok segítségével riasz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űzoltókat. A Dymogram jellegzetes szaga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6"/>okát. Manyika, aggódó természete lévé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deríteni az okot, s megérdeklődte től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17"/>is jöhetett volna, de az otthonunka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" őrizetlenül " hagyni, inkább marad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7"/>időn túl aligha találna ott valaki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lgot a következő napra halasz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0"/>városban vagy a környékén lakik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lálni őt, hogy végre a szemébe nézhes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8"/>hogy szakításról beszéljek... Addig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elhagyni, amíg nem közlöm veled az elhatározásoma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4"/>össze bennünket. Elterveztem valamit, 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eavatni, neked ott volt Yvonne. Bizt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</text:p>
          </table:table-cell>
          <table:table-cell office:value-type="string" calcext:value-type="string">
            <text:p><text:s text:c="15"/>agyonverünk! - Ezzel újra megverték, és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obni a városból. A bölcs azonb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</text:p>
          </table:table-cell>
          <table:table-cell office:value-type="string" calcext:value-type="string">
            <text:p><text:s text:c="18"/>bíró a szervezők szégyenére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 a mérkőzést technikai okok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</text:p>
          </table:table-cell>
          <table:table-cell office:value-type="string" calcext:value-type="string">
            <text:p><text:s text:c="14"/>mindenre kapható, ezért az egyik csendőr r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őt, hogy ruhástól ugorjon fejes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</text:p>
          </table:table-cell>
          <table:table-cell office:value-type="string" calcext:value-type="string">
            <text:p><text:s text:c="15"/>kezdetben inkább csak a páros friss tánc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evezni. Egyebek közt bizonyság erre Czucz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7"/>terjesztését már az iskolás korúaknál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deni. Nyilatkozatának részlete egyszer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6"/>űr meghódítójának, a hős Gagarinnak nev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dni a gyermeküknek. De nem ám a Jurij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4"/>irodalomkritika sokszorosan az. Zalaba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jelenteni társait. Sem pedig saját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0"/>működtetett intézményrendszerre épített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egészíteni, annak tevékenységét elmély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4"/>sűrűn léptek asztalához a melóso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erezni valamelyik könyvét, amely az 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17"/>ő sorsukról szól, vagy hiteles forrásbó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tudni egy-egy szlovák szakkifejezés <text:s/></text:p>
          </table:table-cell>
          <table:table-cell office:value-type="string" calcext:value-type="string">
            <text:p>… megfelelő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</text:p>
          </table:table-cell>
          <table:table-cell office:value-type="string" calcext:value-type="string">
            <text:p><text:s text:c="4"/>prekoncepciónak rendelődnek alá, hogy Zalabai egymag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alakítani az összmagyarról általa leválasztandónak </text:p>
          </table:table-cell>
          <table:table-cell office:value-type="string" calcext:value-type="string">
            <text:p>… kánon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</text:p>
          </table:table-cell>
          <table:table-cell office:value-type="string" calcext:value-type="string">
            <text:p><text:s text:c="18"/>hatalmas " teóriákat gyártunk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ejezni, meg amazt akarta elmondani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</text:p>
          </table:table-cell>
          <table:table-cell office:value-type="string" calcext:value-type="string">
            <text:p><text:s text:c="11"/>gyártunk, hogy azt akarta kifejezni, meg am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ondani a kőkorszaki művész... bla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</text:p>
          </table:table-cell>
          <table:table-cell office:value-type="string" calcext:value-type="string">
            <text:p><text:s text:c="14"/>előbb koldussá, majd katolikussá és némett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, szintén tevékenyen részt vett vidékün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</text:p>
          </table:table-cell>
          <table:table-cell office:value-type="string" calcext:value-type="string">
            <text:p><text:s text:c="13"/>Magyarország feldarabolását a kulcsodiak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inni még akkor sem, amikor 1918 december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7"/>szereplésére vártunk, aki az ötlövetű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őtéren kipróbálni Miért, miért nem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</text:p>
          </table:table-cell>
          <table:table-cell office:value-type="string" calcext:value-type="string">
            <text:p><text:s text:c="18"/>már a legközelebbi cimborája segítség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ni a nyulak cipelésében, amikor a következ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 text:c="17"/>mulató gazdája nem vette észr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 a lakháborítót, és ha val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 text:c="15"/>öreg pedig elballagott, úgy láttam, oldal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állni a disznók útját. Némi ideoda rángatáss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 text:c="12"/>tilosban járót észrevéve a kutyáját ráuszít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, s a terve csaknem bevált. A rárohan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 text:c="18"/>Észrevette a lapuló rókát, fölé haj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ejteni, gyors duplát ki is lőtt közvetl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5"/>Erika. - Micsoda kérdés... -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ba hozni. - Apánkat nagyon elszomorítaná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3"/>Sajnálom. - Micsoda? - Az, hogy el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hagyni. - El akartál hagyni?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1"/>lehetetlen? - Én téged akkor már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feleségül venni. - Mikor akkor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7"/>hogy ravasz vagyok, s előbb a gyengéi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puhatolni. Mert bár reszketett a kez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7"/>savanyú hangon beszéltem vele. - Annyira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látni - sóhajtotta. - Menjek e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7"/>Csak én nem akarok élni vele. Oszk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, hogy tisztes kort értünk 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5"/>előre, hogy ez lesz a vége. Pedig éppe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jegyezni Ottó. Már az eljegyzésük napj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3"/>váltak. Nem találkoztunk mindennap, mert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erőltetni az együttlétet. Hagytam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2"/>Oszkár azonban kegyes hangulatban volt, 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lojális a régi barátságun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2"/>legritkábban használtam csak. Mostohaapám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udvarunkat elcsúfítani azzal, hogy garázs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9"/>városrendezési terv szinte a teljes belvárost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akítani, de mostohaapám ezt is megakadályo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1"/>nyomára. Halápi Gusztáv a fogadással egyszer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is kopasz embert megszégyeníteni és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11"/>leginkább egyformán beteljesülőnek, mint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itetni, hogy a halálban megsemmis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9"/>színjáték nekik is szólt. Őket is figyelmezte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rájuk is sor kerülhet még. A tárgyaláso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18"/>hanem a csalódottságé. A város bűnös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Páll Imrét, és szerette volna nyilvános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</text:p>
          </table:table-cell>
          <table:table-cell office:value-type="string" calcext:value-type="string">
            <text:p><text:s text:c="8"/>tulajdonképpen eszi a fene. Ám ilyen a vilá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 a barátját világért sem megbántani, 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6"/>volt, s most mégis ellenséges, mintha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egbosszulni magát. - Nem bírom tová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illedelmesen. Simon csaknem utánakapot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inteni, mint egy megrögzött lepkevadá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9"/>került hozzád? - Nem fogod elhinni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szi az egészet dobni. - sóhajtotta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elcsent fehérneműt pontosan a hely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helyezni, aztán óvatosan felemel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nyakát, elejteni, mint egy kisgidát, hall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nyakcsigolyák roppanását, a csontok elpattanásá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elpattanását, a zsigerek repedését, a sz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ezni, ahogy kibuggyannak a belső szerv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3"/>kibuggyannak a belső szervei, s az élvezetet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, érezni, ahogy a farka beléhatol, tüsz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8"/>védekezve.- Elütöttem... - Simon! Te ki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nyírni azt a szerencsétlen ebet! - csatta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</text:p>
          </table:table-cell>
          <table:table-cell office:value-type="string" calcext:value-type="string">
            <text:p><text:s text:c="14"/>kapcsolatban az igazsághoz, de leginkább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rni a dákót, igen, ezt szer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7</text:p>
          </table:table-cell>
          <table:table-cell office:value-type="string" calcext:value-type="string">
            <text:p><text:s text:c="15"/>elsőbbséget, aki szintén jól láthatólag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jussát a társadalmi problémák megoldásáb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7</text:p>
          </table:table-cell>
          <table:table-cell office:value-type="string" calcext:value-type="string">
            <text:p><text:s text:c="14"/>sokfajta szépség van a világon. Igen, sok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ár megfogalmazni, lefesteni, leírni. Badar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7</text:p>
          </table:table-cell>
          <table:table-cell office:value-type="string" calcext:value-type="string">
            <text:p><text:s text:c="12"/>kíváncsian koslatva a Púpost, mintha csak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kérdezni, hogy vajon hogy nézhe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7</text:p>
          </table:table-cell>
          <table:table-cell office:value-type="string" calcext:value-type="string">
            <text:p><text:s text:c="22"/>tükörsimára borotvált fejbőrét. A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mondani, hogy a köcsögnek, ugye? -pimaszkod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7</text:p>
          </table:table-cell>
          <table:table-cell office:value-type="string" calcext:value-type="string">
            <text:p><text:s text:c="13"/>tartott, éppen a sarokban álló szemétkosár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elyezni, mikor így váratlanul rányitott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1"/>szomszédok néha felröppentették a varjakat,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űzni őket, mert már nem bírták elvise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</text:p>
          </table:table-cell>
          <table:table-cell office:value-type="string" calcext:value-type="string">
            <text:p><text:s text:c="18"/>magadnak. (...) Feltámasztottad őt.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elhinni, hogy ő fekszik ott lenn, 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utcában laktak, ahová Mikes hadnagy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dát elkísérni. Ez alkalommal mégis eljö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tisztviselő ült mögötte. Ivanicsné nyomba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 passzus átírását is. 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mosoly jelent meg. Amikor má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csetelni, hogy ő milyen egyedül él eb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. Tizenegy felé járt az idő.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 az óranézés okát, de Huszár megelőz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Magda korán reggel indult, minél előbb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z ügyet. Legközelebb esett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szobában, szeretné megmutatni,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ányt magára hagyni, türelmetlenül várt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6"/>édesanyjának is oly sokszor magyarázott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elengedni Pestre. Ilyen az élet. Ak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nem mondta nekem - fordult el Magda,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solyát elrejteni. Az asszony a tűzhel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isztviselőnő levágta a kagylót. Valaki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lteni a mérgét. Rákiáltott Magdára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utotta el Magdát a méreg. Még folyta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de egy katonás tartású bajuszos férfi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4"/>elgondolkozott, hol is kezdje. Mulatságos történett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tni a férfival azt a pár perc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egész pérót megszállta a rendőrség.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ni a kísértetet. Az éjjel egyetlen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állította össze napi elemózsiáj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eleségét olyan korán felkelteni. F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ollégája majd szétrobban a méregtő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zni a kitörő vihart. Odaintette magá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rendőr üldözőbe vette a gyereke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gni. A kisfiú ügyesebb volt, a rendő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húzta-halasztotta az időt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rni Magdát. Szabónével, Berényi háziasszony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ásvalakit. Ezzel fejére tette a sapkát, és o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Erőst. - A probléma nem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kissé megemelte a kezét, mintha kal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levenni. Szótlanul ballagtak.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z életüket. Megsodorta a cigarettá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bozt visszadobni. Intett a fiúnak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durva papír kilógott a félcipőből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, a szakaszvezető rászólt, hogy drótozz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Krejcsi bokrosodott meg, és az égvilágér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enni azt, amit Cserivel főztek. Kid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ány. A fiúknak nem említette a dolgo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edvetleníteni Cserit, tudta, hogy esté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1"/>megkötözte. A kötél másik végével Puskás ke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sszekötni. - Azt nem kell! - szó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épületet körbekerítettek dróttal.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akadályozni a táboron belüli állandó </text:p>
          </table:table-cell>
          <table:table-cell office:value-type="string" calcext:value-type="string">
            <text:p>vándorl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miben mosnak az emberek, mert ő a mos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ervezni. A legtöbb találékony katon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rá. Egyik délben társai felé tartot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ogatni Gergelyt. A rendelő mellett halad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ennyezetét bámulták. Egyikük sem szólt,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zavarni idegbeteg társukat. Egyszer 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eri estefelé egy nyaláb friss széná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ajándékozni, pedig törte a derekát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abbahagyta. Lábujjhegyre fogta a léptei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ébreszteni a ház népét. Amint kezé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egmentette a nyilasok fogságától, amikor azz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nyilaspártba kényszeríteni, hogy a leány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gondnok a szavakat, nagyon tapintat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épzelését Magda tudomására hozni -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lkottak körülötte, mert mindenki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tanúja kívánt lenni szavainak, mozdulatain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8"/>Gergelyékhez, és elmeséli neki, előtte azon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szelni a szobáját. Úgy gondolta, mégis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tudta egyedül kivinni, Szabónét pedig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érni, hogy segítsen neki. Mikor elkész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ziszegte a lány. Mintha a zenekar is al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támasztani Magda igazát, abbahagy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ajos egyelőre várjon a sorára. Ugye,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nagyságos asszony? - Ig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issza. Egyikük az volt, aki a szénhalász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zazavarni. - Na, ki akarja i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eső kuvik, kitartóan várt az irodába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sni Magdát. Tudta, érezte, szomjas na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7"/>a szó Szapuné szájából, pedig nem is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. - Igen, igen, rendben talá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5"/>beszélnek róla! Szapuné ezt megint nem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- Az lehet, de ez nem énrá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8"/>sehogyan sem ment. Aztán a mankó vég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csavarni a zsebkendőt. A kutya vad örömm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ámadt. Mindenki Polgár felé fordul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mozdulatát. Már előre látták, ho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4"/>néhány kellemetlenségtől. Amikor a teste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használni, akkor persze serényked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8"/>istencsapása, megfeszült, égetett,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, aztán... Aztán hirtelen vég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7"/>már nem haragudott senkire, már csak tú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lni. Két támadás között még valami felszíne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23"/>Szemtelen vagy! - Nem, dehogy.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. Csak nem vagyok idevalósi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2"/>kerekedett ki a fiatalember szeme. - Talán én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látogatni? Én próbáltalak mondvacsi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7"/>belelovalta magát a felháborodásba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ismerni: fél. A haláltól nem félt. D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3"/>menettel, leült a földre, ott óbégato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a sírhelyet, a földi út végső állom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 <text:s text:c="11"/>akarnád... Talán nem késő még...! Csak kímélni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! Nem akartam, hogy terhem alatt te is leroskadj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1"/>odafutott a rabbihoz, de az nem látta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bámulta a messzeséget, és bezár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7"/>. Mégis igaza volt anyukának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enni nekem a fekete műbőrt, hiába kér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8"/>- mint a Kosztolányi-novella hőse -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korolni a nyelvet? Ezt leszámítva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8"/>egész idő alatt, olyannyira hogy meg is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 miatta, hiszen Jutkának komoly hódolój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6"/>orra esett az ajtóban. Hát, ő is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ahogy szólítani a Tündét. János meg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6"/>Mint egy álom. És még a táskámat is vin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amit persze nem hagytam, mondtam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2</text:p>
          </table:table-cell>
          <table:table-cell office:value-type="string" calcext:value-type="string">
            <text:p><text:s text:c="17"/>a hosszabbik úton. Már megint a táskám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, én azt hittem, hogy ilyenek manap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olgálta (Várkony). A csillagforgatással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hogy az egész ház megkapja a szerencs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6"/>szimbolikus cselekményekkel a természet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onló bőségre serkenteni. Eredetileg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egyven napos böjt szigorúságát, komorsá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zékeltetni. A csallóközi parasz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8"/>termést (kender), az anyagi gazdag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. E termékenységet varázsló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agygazda éppen Sarlós Boldogasszony napj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munkásait kiküldeni aratni. A szolgálólán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6"/>is a felsőbb hatalmak jóindulatát, kegy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nyerni. Néhány faluban, pl. Doborgaz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órták szét az udvaron, ahova a kiscsirké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oktatni. A medveiek a karácsonyes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3</text:p>
          </table:table-cell>
          <table:table-cell office:value-type="string" calcext:value-type="string">
            <text:p><text:s text:c="18"/>olyan szokás volt, hogy ha a legén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kérni a kocsmárostól a fertály bor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7"/>segíteni akar - érezzük, hogy az író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zékeltetni, ez azonban csak félig-meddi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8"/>véletlenül vizsgálja ezeket az éveket. A gyöker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eresni: honnan indult, hogyan alakulha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0"/>alakulhatott ki a roppant vérengzés. A csír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láttatni annak a pusztításnak, amely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7"/>magasabb helyen döntöttek így! " -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ugtatni a fiáért remegő asszony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5"/>ablakhoz közel, a sarokban. G. többszö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öpörni, hisz rég elpusztult, kiszár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0"/>hajlandó többé pályára menni. Én tudom, ön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üntetni, de ilyen önkényeskedés nem engedh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8"/>meg nem engedi. - Molnár Arankát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a János is - mondtam. - Elvileg ninc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11"/>szociológia, pszichológia. Ami benned volt, á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adni. És nem csak nekem. Voltak körülötte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21"/>Hehe.) Hogyan kerültél oda (ezekhez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) a baptistákhoz? Rendelt még e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7"/>vannak, csak jól nem. Mire alapozod ezt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a kolléga, mármint hogy az Ikre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6"/>tetszett neki a saját vicce, sőt abba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a nevetést. Még később, a 11-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 <text:s text:c="15"/>csak a seggnyalás (bocsáss meg, komám, nem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, semmi baj, komám), vagy eláshat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3"/>djúti-fríben, mert maradt pár cented, és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hazahozni. Együk meg, Klára, szerintem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15"/>Kommunikálni kezdtünk, where we find that,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rossz angolsággal, turn your fac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8</text:p>
          </table:table-cell>
          <table:table-cell office:value-type="string" calcext:value-type="string">
            <text:p><text:s text:c="16"/>Ottó pedig 1910-ben egyenesen Nobel-díj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terjeszteni! Az utókor számára beigazolód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9</text:p>
          </table:table-cell>
          <table:table-cell office:value-type="string" calcext:value-type="string">
            <text:p><text:s text:c="16"/>ki van a hintóban. Körülvették az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ejedelemasszonyt, hogy legalább egy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1"/>kidagadtak az erek, a szeme vérben forgot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rdítani, hogy azonnal végezzenek Komagu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jog birodalmába tette a lábát. Ha netá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találkozást az ügyvéd úr tovább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25"/>- Hazamegyünk! Alfred báró fél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ütni a pisztolyt tartó kezet, de elkés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saját szerencséjét, ügyességét, életerej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domborítani. Alfred báró közele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6"/>grófnak. Ő eredetileg az egész betétet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, mondván, hogy mint egyedüli túlél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yugodtan hazakocsikázhatunk. Pali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eni, de a többiek olyan egyértelmű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3"/>hallgatott rá. Erre Pali odalépett hozzá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varni a kezéből a fegyvert, és az el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8"/>öltött. Ha ezzel a mondanivalója súl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áhúzni, feleslegesen lőtt túl a cél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24"/>- Akkor automobil. Blau Ármi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nteni a hallása becsületét. - Automobi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21"/>meghalt. A leopárdok tépték szé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g mondani, hogy a leopárdokat agyonlő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8"/>beszélt, és az Oboray család történet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; a szarajevói merénylet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2</text:p>
          </table:table-cell>
          <table:table-cell office:value-type="string" calcext:value-type="string">
            <text:p><text:s text:c="17"/>arcába. Laci a virágok árnyékában kezé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lány kezét, de a várt puha, me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2</text:p>
          </table:table-cell>
          <table:table-cell office:value-type="string" calcext:value-type="string">
            <text:p><text:s text:c="12"/>helyett... Vissza sem akart nézni a tájra,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 a szívéből az utolsó emléke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2</text:p>
          </table:table-cell>
          <table:table-cell office:value-type="string" calcext:value-type="string">
            <text:p><text:s text:c="18"/>autó mérgesen nekirontott, nyilván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tiporni, holott semmit sem vétett ellen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2</text:p>
          </table:table-cell>
          <table:table-cell office:value-type="string" calcext:value-type="string">
            <text:p><text:s text:c="18"/>valaki rágondolt a városra, és maga el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ézni, legelőször ez az építmény ötlö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2</text:p>
          </table:table-cell>
          <table:table-cell office:value-type="string" calcext:value-type="string">
            <text:p><text:s text:c="14"/>éppúgy, mint a többi ember. A takarítónő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ázolni a foltot. Hevesen tiltakoztam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/>
          <table:table-cell table:style-name="ce31"/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10478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akar(od|ja|juk|játok|juk); akart(ad|a|uk|átok|ák); akar(lak|talak)'.F711:'akar(od|ja|juk|játok|juk); akart(ad|a|uk|átok|ák); akar(lak|talak)'.F1048576 'akar(od|ja|juk|játok|juk); akart(ad|a|uk|átok|ák); akar(lak|talak)'.F1:'akar(od|ja|juk|játok|juk); akart(ad|a|uk|átok|ák); akar(lak|talak)'.F32 'akar(od|ja|juk|játok|juk); akart(ad|a|uk|átok|ák); akar(lak|talak)'.B710:'akar(od|ja|juk|játok|juk); akart(ad|a|uk|átok|ák); akar(lak|talak)'.B710 'akar(od|ja|juk|játok|juk); akart(ad|a|uk|átok|ák); akar(lak|talak)'.F34:'akar(od|ja|juk|játok|juk); akart(ad|a|uk|átok|ák); akar(lak|talak)'.F709">
            <calcext:condition calcext:apply-style-name="Neutral" calcext:value="=312" calcext:base-cell-address="'akar(od|ja|juk|játok|juk); akart(ad|a|uk|átok|ák); akar(lak|talak)'.B1"/>
            <calcext:condition calcext:apply-style-name="Neutral" calcext:value="=213" calcext:base-cell-address="'akar(od|ja|juk|játok|juk); akart(ad|a|uk|átok|ák); akar(lak|talak)'.B1"/>
            <calcext:condition calcext:apply-style-name="Neutral" calcext:value="=132" calcext:base-cell-address="'akar(od|ja|juk|játok|juk); akart(ad|a|uk|átok|ák); akar(lak|talak)'.B1"/>
          </calcext:conditional-format>
        </calcext:conditional-formats>
      </table:table>
      <table:table table:name="jö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0" calcext:value-type="float">
            <text:p>0</text:p>
          </table:table-cell>
          <table:table-cell table:style-name="ce7" table:formula="of:=([.J6]/[.J13]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/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a xlink:href="https://fanfic.hu/merengo/viewstory.php?sid=57816" xlink:type="simple">https://fanfic.hu/merengo/viewstory.php?sid=57816</text:a> date 14/3/2019</text:p>
          </table:table-cell>
          <table:table-cell office:value-type="string" calcext:value-type="string">
            <text:p>Aha, és a köpenyedet is megfüröszteni 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, igaz?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dancewithmeforever.blogspot.com/2013/01/" xlink:type="simple">https://dancewithmeforever.blogspot.com/2013/01/</text:a> date 14/3/2019</text:p>
          </table:table-cell>
          <table:table-cell office:value-type="string" calcext:value-type="string">
            <text:p><text:s/>- Az órá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nézni ugye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hogyvolt.blog.hu/2014/11/19/valo_vilag_7x03_egy_osszefaszozott_szerelmi_agy" xlink:type="simple">https://hogyvolt.blog.hu/2014/11/19/valo_vilag_7x03_egy_osszefaszozott_szerelmi_agy</text:a> 14/3/2019</text:p>
          </table:table-cell>
          <table:table-cell office:value-type="string" calcext:value-type="string">
            <text:p>Te ide most jólérezni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agada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favilaga.wordpress.com/2018/07/04/tukorversek-i/" xlink:type="simple">https://favilaga.wordpress.com/2018/07/04/tukorversek-i/</text:a> date 14/3/2019</text:p>
          </table:table-cell>
          <table:table-cell office:value-type="string" calcext:value-type="string">
            <text:p>ahogy nekirugaszkodott üdvözölni</text:p>
          </table:table-cell>
          <table:table-cell office:value-type="string" calcext:value-type="string">
            <text:p><text:s/>jötted.</text:p>
          </table:table-cell>
          <table:table-cell table:number-columns-repeated="2"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books.google.at/books?id=WGLDCAAAQBAJ&amp;pg=PT126&amp;lpg=PT126&amp;dq=%22jötted%22&amp;source=bl&amp;ots=WTdWqhUQC_&amp;sig=ACfU3U2SgPcAlLK3BIhXJrebClPz3Rc9Dw&amp;hl=en&amp;sa=X&amp;ved=2ahUKEwiBm7a6h4DhAhUPYlAKHduyClwQ6AEwDHoECAMQAQ#v=onepage&amp;q=%22jötted%22&amp;f=false" xlink:type="simple">https://books.google.at/books?id=WGLDCAAAQBAJ&amp;pg=PT126&amp;lpg=PT126&amp;dq=%22j%C3%B6tted%22&amp;source=bl&amp;ots=WTdWqhUQC_&amp;sig=ACfU3U2SgPcAlLK3BIhXJrebClPz3Rc9Dw&amp;hl=en&amp;sa=X&amp;ved=2ahUKEwiBm7a6h4DhAhUPYlAKHduyClwQ6AEwDHoECAMQAQ#v=onepage&amp;q=%22j%C3%B6tted%22&amp;f=false</text:a> 14/3/2019</text:p>
          </table:table-cell>
          <table:table-cell office:value-type="string" calcext:value-type="string">
            <text:p>Igazból egy régi barátnőde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látogatni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tion.net/s/4384575/1/Daniel-Jackson-és-Thoth-Könyve" xlink:type="simple">https://www.fanfiction.net/s/4384575/1/Daniel-Jackson-%C3%A9s-Thoth-K%C3%B6nyve</text:a> date 14/3/2019</text:p>
          </table:table-cell>
          <table:table-cell office:value-type="string" calcext:value-type="string">
            <text:p>Azt </text:p>
          </table:table-cell>
          <table:table-cell office:value-type="string" calcext:value-type="string">
            <text:p><text:s/>jöttük </text:p>
          </table:table-cell>
          <table:table-cell office:value-type="string" calcext:value-type="string">
            <text:p>megkeresni, amit a Taur’i Thoth Könyveként ismer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ötted.F285:jötted.F1048576 jötted.F1:jötted.F50">
            <calcext:condition calcext:apply-style-name="Neutral" calcext:value="=312" calcext:base-cell-address="jötted.F1"/>
            <calcext:condition calcext:apply-style-name="Neutral" calcext:value="=213" calcext:base-cell-address="jötted.F1"/>
            <calcext:condition calcext:apply-style-name="Neutral" calcext:value="=132" calcext:base-cell-address="jötted.F1"/>
          </calcext:conditional-format>
        </calcext:conditional-formats>
      </table:table>
      <table:table table:name="já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1" calcext:value-type="float">
            <text:p>1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7:.H400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7:.H400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7:.H401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7:.H400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7:.H400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SG&gt;3</text:p>
          </table:table-cell>
          <table:table-cell table:formula="of:=COUNTIF([.H7:.H400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a xlink:href="http://docplayer.hu/8200672-Az-eucharisztia-elott.html" xlink:type="simple">http://docplayer.hu/8200672-Az-eucharisztia-elott.html</text:a> date: 26/06/2017</text:p>
          </table:table-cell>
          <table:table-cell office:value-type="string" calcext:value-type="string">
            <text:p>Két napig a falu nép-e</text:p>
          </table:table-cell>
          <table:table-cell office:value-type="string" calcext:value-type="string">
            <text:p><text:s/>jár-t-a </text:p>
          </table:table-cell>
          <table:table-cell office:value-type="string" calcext:value-type="string">
            <text:p>néz-ni a fölakasztott ember-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400]; &quot;3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7:.J23])"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ár.F285:jár.F1048576 jár.F1:jár.F50">
            <calcext:condition calcext:apply-style-name="Neutral" calcext:value="=312" calcext:base-cell-address="jár.F1"/>
            <calcext:condition calcext:apply-style-name="Neutral" calcext:value="=213" calcext:base-cell-address="jár.F1"/>
            <calcext:condition calcext:apply-style-name="Neutral" calcext:value="=132" calcext:base-cell-address="jár.F1"/>
          </calcext:conditional-format>
        </calcext:conditional-formats>
      </table:table>
      <table:table table:name="Typos and misclassification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doc#2504</text:p>
          </table:table-cell>
          <table:table-cell table:style-name="ce23" office:value-type="string" calcext:value-type="string">
            <text:p><text:s text:c="13"/>felelősségvállalásról tartott előadásokkal </text:p>
          </table:table-cell>
          <table:table-cell table:style-name="ce22" office:value-type="string" calcext:value-type="string">
            <text:p><text:s/>igyekezték </text:p>
          </table:table-cell>
          <table:table-cell table:style-name="ce22" office:value-type="string" calcext:value-type="string">
            <text:p><text:s/>segíteni. Forrás: CSMKIK 2011-05-17 <text:s/></text:p>
          </table:table-cell>
          <table:table-cell table:style-name="ce22"/>
          <table:table-cell table:style-name="ce24"/>
          <table:table-cell table:style-name="ce22" table:number-columns-repeated="1018"/>
        </table:table-row>
        <table:table-row table:style-name="ro1">
          <table:table-cell office:value-type="string" calcext:value-type="string">
            <text:p>doc#2600</text:p>
          </table:table-cell>
          <table:table-cell table:style-name="ce1" office:value-type="string" calcext:value-type="string">
            <text:p><text:s text:c="20"/>Darvasi László: - A labdarúgás kapcs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enféle más olyan ügyről szólni, ami 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628</text:p>
          </table:table-cell>
          <table:table-cell table:style-name="ce1" office:value-type="string" calcext:value-type="string">
            <text:p><text:s text:c="17"/>lehetőségeket, az új marketing irányoka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ponzorokat bevonni, igyekeztünk üzleti 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643</text:p>
          </table:table-cell>
          <table:table-cell table:style-name="ce1" office:value-type="string" calcext:value-type="string">
            <text:p><text:s text:c="16"/>mondja: ma végleg befejeződött két hónapo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ompromisszumos megállapodásra jutni az 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1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/>léphetnek fel. Műsorvezető: - Akkor se </text:p>
          </table:table-cell>
          <table:table-cell office:value-type="string" calcext:value-type="string">
            <text:p><text:s/>próbálkozzuk </text:p>
          </table:table-cell>
          <table:table-cell office:value-type="string" calcext:value-type="string">
            <text:p><text:s/>vele, mert egy-két szemet lenyel az emb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37</text:p>
          </table:table-cell>
          <table:table-cell office:value-type="string" calcext:value-type="string">
            <text:p><text:s/>legutóbbi tíz randevú alkalmával sikertelenü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a Kacsák, de most viszonylag könnyen 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7"/>vízfestékeket, és a fiamnak az ecsetjével </text:p>
          </table:table-cell>
          <table:table-cell office:value-type="string" calcext:value-type="string">
            <text:p><text:s/>próbálkozta </text:p>
          </table:table-cell>
          <table:table-cell office:value-type="string" calcext:value-type="string">
            <text:p><text:s/>először. Utána kaptam egy kisebb összegű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3</text:p>
          </table:table-cell>
          <table:table-cell office:value-type="string" calcext:value-type="string">
            <text:p><text:s text:c="2"/>cégtulajdonosok, hanem számtalan más helyen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már az utóbbi években. Ardai Attila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9</text:p>
          </table:table-cell>
          <table:table-cell office:value-type="string" calcext:value-type="string">
            <text:p><text:s/>Az eredeti " szovjet (!) nyelvről "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fordítás fel is sorolja e kilenc vár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3</text:p>
          </table:table-cell>
          <table:table-cell table:style-name="ce1" office:value-type="string" calcext:value-type="string">
            <text:p><text:s/>ezt a szöveget stencileztük, ennek alapján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1959-es francia, angol majd az 1960-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6</text:p>
          </table:table-cell>
          <table:table-cell table:style-name="ce1" office:value-type="string" calcext:value-type="string">
            <text:p><text:s text:c="4"/>majd hozzájutni és erre időben fel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- mondta előadásában Kulcsár László tanszékvezető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96</text:p>
          </table:table-cell>
          <table:table-cell table:style-name="ce1" office:value-type="string" calcext:value-type="string">
            <text:p><text:s text:c="2"/>felkereste a katolikus egyház vezetőit és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evangélikus egyház és a zsidó felekez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5"/>ami akár a közelébe tudna érni az adott </text:p>
          </table:table-cell>
          <table:table-cell office:value-type="string" calcext:value-type="string">
            <text:p><text:s/>készülik </text:p>
          </table:table-cell>
          <table:table-cell office:value-type="string" calcext:value-type="string">
            <text:p><text:s/>grafikus képességeinek. Az Anandte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63</text:p>
          </table:table-cell>
          <table:table-cell office:value-type="string" calcext:value-type="string">
            <text:p><text:s/>történt, és nehéz néhány hétre és hónapra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, amíg " ennek a csúnya históriának vé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4</text:p>
          </table:table-cell>
          <table:table-cell office:value-type="string" calcext:value-type="string">
            <text:p><text:s text:c="6"/>Martonosi János Ne csak reagáljunk, hanem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is fel a katasztrófákra Az Európai Parla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2</text:p>
          </table:table-cell>
          <table:table-cell office:value-type="string" calcext:value-type="string">
            <text:p><text:s text:c="6"/>máris itt a következő dilemma, azaz mivel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z újévre. A pezsgő kézenfekvő és adot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kapcsolatban is. Ennek az átvilágítására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 anyagok. Én azt gondolom, hogy ez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22</text:p>
          </table:table-cell>
          <table:table-cell office:value-type="string" calcext:value-type="string">
            <text:p><text:s text:c="6"/>lakójára végzetesnek bizonyult a felvéte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eltelt huszonöt év. Látom a falun tú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2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5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3</text:p>
          </table:table-cell>
          <table:table-cell office:value-type="string" calcext:value-type="string">
            <text:p><text:s text:c="4"/>diákoknak, hogy részt vettek a versenyen és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rá, amely a kérdésekre leadott helyes megold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7"/>lehetőségünk lesz rá, hogy megnézzük hol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képeink a Photos programban. Alul két t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8"/>fényképezőgépünk éppen fényt mér a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előtt, fordítsuk azt egy nem árnyékos terület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3"/>Cseke: az édesapa, Cseke Sándor, aki a könyv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idején, 2006 februárjában hunyt el nyolcvanké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95</text:p>
          </table:table-cell>
          <table:table-cell office:value-type="string" calcext:value-type="string">
            <text:p><text:s text:c="2"/>számítanak még most is, több mint ötven év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után. A képek között van egy soroz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58</text:p>
          </table:table-cell>
          <table:table-cell office:value-type="string" calcext:value-type="string">
            <text:p><text:s text:c="7"/>is felelősség terheli a szerződés el ne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. Az ugyancsak kötelezően sugárzandó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/>meggyilkolásával vádolták (1963), őt a rendőrségi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egy nappal, Jack Ruby lőtte le. Davi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8</text:p>
          </table:table-cell>
          <table:table-cell office:value-type="string" calcext:value-type="string">
            <text:p><text:s text:c="12"/>részt, és próbáltuk az előadásra is, ami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. Emellett nagyon sok helyet meglátogattu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7</text:p>
          </table:table-cell>
          <table:table-cell office:value-type="string" calcext:value-type="string">
            <text:p><text:s text:c="10"/>függelékek). A függelékek és a térképek lassú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 a megjelenés elhúzódott: a kötet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0</text:p>
          </table:table-cell>
          <table:table-cell office:value-type="string" calcext:value-type="string">
            <text:p><text:s text:c="3"/>legmeredekebb, legkövesebb helyek ahonnan a jó boro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azok aztán beerdősödtek, mert a szerb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3</text:p>
          </table:table-cell>
          <table:table-cell office:value-type="string" calcext:value-type="string">
            <text:p><text:s text:c="13"/>egész estés film. Egyébként a Macskafogó 1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sem igazán kor jellemző, vagy Pannóni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30</text:p>
          </table:table-cell>
          <table:table-cell office:value-type="string" calcext:value-type="string">
            <text:p><text:s text:c="9"/>kiadását. 2009-ben pedig a nagy visszatérésére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egvallotta, hogy naponta élt kábítószerekk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11"/>embernek ismertem én meg és amikor Zsuzs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rre a beszélgetésre, akkor szinte ugyana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88</text:p>
          </table:table-cell>
          <table:table-cell office:value-type="string" calcext:value-type="string">
            <text:p><text:s text:c="14"/>otthonosság ez az amire vágyom. Ti hogya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 őszre? Ki szokott saját kezűleg ajtódí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2"/>mint étkezési keményítő) sűrítjük. A kecsa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özben már a bucikák dagadoznak; újabb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mondva, az első két szörnyedvényt a képe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már megszüntettem). Én is lakom, ahog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azt anyir, hogy velük csak meg othon csak,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hogy birtm haza irni könyv iromirom ir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varom, eleve jöttem haza, haza, fáradt, de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legyek itthon. Te meg küzdesz nyilvan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7</text:p>
          </table:table-cell>
          <table:table-cell office:value-type="string" calcext:value-type="string">
            <text:p><text:s text:c="7"/>bemutatott filmes alkotásoknak. A 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(Nap Hálóban) díjat a játékfilmek versenyé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4</text:p>
          </table:table-cell>
          <table:table-cell office:value-type="string" calcext:value-type="string">
            <text:p><text:s text:c="4"/>1962-es filmje, a " Nap a hálóban "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, amit sokan a cseh újhullám első jelentő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34</text:p>
          </table:table-cell>
          <table:table-cell office:value-type="string" calcext:value-type="string">
            <text:p><text:s text:c="15"/>Maysles és David Maysles Sli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- rendező: Stefan Uher Díj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9</text:p>
          </table:table-cell>
          <table:table-cell office:value-type="string" calcext:value-type="string">
            <text:p><text:s text:c="4"/>Štefan Uher rendezte, Nap a hálóban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 címmmel, mely az első új hullámos fi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96</text:p>
          </table:table-cell>
          <table:table-cell office:value-type="string" calcext:value-type="string">
            <text:p><text:s text:c="2"/>pontosan mikor lesz. Ja és a kép minőségért is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<text:s/>xD 2013-08-19 CN Wrathe Szín: Mahagón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/>járulhat ugyebár. Mi hát voltaképpen ez a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? (Amely mellesleg -ban, -ben raggal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 text:c="3"/>cselekvést.) Onnan ered -e, hogy valaki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a dolgát? Vagy ragot, birtokost rejt mé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18</text:p>
          </table:table-cell>
          <table:table-cell office:value-type="string" calcext:value-type="string">
            <text:p><text:s/>tudom még gondolkodom rajta. Rendben nem </text:p>
          </table:table-cell>
          <table:table-cell office:value-type="string" calcext:value-type="string">
            <text:p><text:s/>sietlek </text:p>
          </table:table-cell>
          <table:table-cell office:value-type="string" calcext:value-type="string">
            <text:p>. De azért köszi. (válaszoltam) Bementem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351</text:p>
          </table:table-cell>
          <table:table-cell office:value-type="string" calcext:value-type="string">
            <text:p><text:s text:c="3"/>aki akkor is zsebre tesz valamit, ha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Dembiczcel azért tudtam irodalomról </text:p>
          </table:table-cell>
          <table:table-cell/>
          <table:table-cell table:style-name="ce41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'szándékoz(od|za|zuk|zátok|zák); szándékozt(ad|a|uk|átok|ák); szándékoz(lak|talak)'.F6:.F183]; &quot;132&quot;)" office:value-type="float" office:value="10" calcext:value-type="float">
            <text:p>10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5"/>gazdaságpolitikai elképzelések pontosan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hogy ismételten 20 százalék alá tudjuk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1"/>innovatív finanszírozási eszköz beveze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: az ENPI-források jelentős részét kormányzási 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nyilván ennek a törvénynek a jobbítás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nem fogadja be a kormánytöbbség, akk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59</text:p>
          </table:table-cell>
          <table:table-cell office:value-type="string" calcext:value-type="string">
            <text:p><text:s text:c="15"/>védhető vélekedését, hogy a kormán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hogy a töredék munkaidő s a többi, eb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6</text:p>
          </table:table-cell>
          <table:table-cell office:value-type="string" calcext:value-type="string">
            <text:p><text:s text:c="14"/>elérhető, mint ahogy azt az előterjesztő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zzal is egyetértünk, hogy előfordul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7"/>csökkentik, és minden jel szerint a jövőben s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Ezt a dilemmát a választási kampányb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6</text:p>
          </table:table-cell>
          <table:table-cell office:value-type="string" calcext:value-type="string">
            <text:p><text:s text:c="13"/>hivatalában marad - úgy tűnik. Legalább is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Műsorvezető: - Shiri Zsuzsa köszönjü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1"/>szeretnénk hivatkozni időre a jövőben, mivel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hogy előretekintsetek, vagy ábrándok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326</text:p>
          </table:table-cell>
          <table:table-cell office:value-type="string" calcext:value-type="string">
            <text:p><text:s text:c="3"/>már föl volt öltözve, más szoknyában, 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megfordulhattam, és volt még egy k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8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7"/>kormány olyan egyszerűen elintézni, aho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a napirendrevétel kapcsán előzetes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2"/>használták, ahogy a törvényjavaslat eredetil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; nem tényleges vállalkozói tevékenysé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97</text:p>
          </table:table-cell>
          <table:table-cell office:value-type="string" calcext:value-type="string">
            <text:p><text:s text:c="11"/>követődni Viper 09/13/99 20:13:17 Nem is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: D Azaz mégis.. HK val a kezem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7</text:p>
          </table:table-cell>
          <table:table-cell office:value-type="string" calcext:value-type="string">
            <text:p><text:s text:c="12"/>abban a mértékben, ahogy ezt eredetil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másrészt enyhítené a versenyszférához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6"/>fizetéssel, ahogyan azt a 93/37. sz. Irányelv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majd később az értelmező közlemény is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6</text:p>
          </table:table-cell>
          <table:table-cell office:value-type="string" calcext:value-type="string">
            <text:p><text:s text:c="8"/>viszonylag tág teret nyújt arra, hogy a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s, egyensúlyozzon a között, hogy bizony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, mint az eredeti elképzelés szerint e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. Ugyanakkor az is igaz, hogy a céltámogatá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2</text:p>
          </table:table-cell>
          <table:table-cell office:value-type="string" calcext:value-type="string">
            <text:p><text:s text:c="14"/>tényeket elég nehéz letagadni, mi s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, amikor idehoztuk a parlament elé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546</text:p>
          </table:table-cell>
          <table:table-cell office:value-type="string" calcext:value-type="string">
            <text:p><text:s text:c="3"/>felhasználhassa később akár katonailag, ahogy Leó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pápa sokat tett a pártviszályok lecsillapítás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sokat beszélünk, és melynek tudását mindi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számotokra, mely formálja a hidat a ti <text:s/>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4"/>bekövetkezzen drága lelkek, és tőletek mindig is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hogy létrehozzátok. Mindig is arra szán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5"/>dimenziós földi ciklusotokban, hiszen azt </text:p>
          </table:table-cell>
          <table:table-cell office:value-type="string" calcext:value-type="string">
            <text:p><text:s/>szándékoztátok </text:p>
          </table:table-cell>
          <table:table-cell office:value-type="string" calcext:value-type="string">
            <text:p>, hogy annyit tanultok, amennyit tudtok <text:s/></text:p>
          </table:table-cell>
          <table:table-cell table:number-columns-repeated="1020"/>
        </table:table-row>
        <calcext:conditional-formats>
          <calcext:conditional-format calcext:target-range-address="'Typos and misclassification'.F1:'Typos and misclassification'.F5 'Typos and misclassification'.L5:'Typos and misclassification'.L5 'Typos and misclassification'.R5:'Typos and misclassification'.R5 'Typos and misclassification'.X5:'Typos and misclassification'.X5 'Typos and misclassification'.AD5:'Typos and misclassification'.AD5 'Typos and misclassification'.AJ5:'Typos and misclassification'.AJ5 'Typos and misclassification'.AP5:'Typos and misclassification'.AP5 'Typos and misclassification'.AV5:'Typos and misclassification'.AV5 'Typos and misclassification'.BB5:'Typos and misclassification'.BB5 'Typos and misclassification'.BH5:'Typos and misclassification'.BH5 'Typos and misclassification'.BN5:'Typos and misclassification'.BN5 'Typos and misclassification'.BT5:'Typos and misclassification'.BT5 'Typos and misclassification'.BZ5:'Typos and misclassification'.BZ5 'Typos and misclassification'.CF5:'Typos and misclassification'.CF5 'Typos and misclassification'.CL5:'Typos and misclassification'.CL5 'Typos and misclassification'.CR5:'Typos and misclassification'.CR5 'Typos and misclassification'.CX5:'Typos and misclassification'.CX5 'Typos and misclassification'.DD5:'Typos and misclassification'.DD5 'Typos and misclassification'.DJ5:'Typos and misclassification'.DJ5 'Typos and misclassification'.DP5:'Typos and misclassification'.DP5 'Typos and misclassification'.DV5:'Typos and misclassification'.DV5 'Typos and misclassification'.EB5:'Typos and misclassification'.EB5 'Typos and misclassification'.EH5:'Typos and misclassification'.EH5 'Typos and misclassification'.EN5:'Typos and misclassification'.EN5 'Typos and misclassification'.ET5:'Typos and misclassification'.ET5 'Typos and misclassification'.EZ5:'Typos and misclassification'.EZ5 'Typos and misclassification'.FF5:'Typos and misclassification'.FF5 'Typos and misclassification'.FL5:'Typos and misclassification'.FL5 'Typos and misclassification'.FR5:'Typos and misclassification'.FR5 'Typos and misclassification'.FX5:'Typos and misclassification'.FX5 'Typos and misclassification'.GD5:'Typos and misclassification'.GD5 'Typos and misclassification'.GJ5:'Typos and misclassification'.GJ5 'Typos and misclassification'.GP5:'Typos and misclassification'.GP5 'Typos and misclassification'.GV5:'Typos and misclassification'.GV5 'Typos and misclassification'.HB5:'Typos and misclassification'.HB5 'Typos and misclassification'.HH5:'Typos and misclassification'.HH5 'Typos and misclassification'.HN5:'Typos and misclassification'.HN5 'Typos and misclassification'.HT5:'Typos and misclassification'.HT5 'Typos and misclassification'.HZ5:'Typos and misclassification'.HZ5 'Typos and misclassification'.IF5:'Typos and misclassification'.IF5 'Typos and misclassification'.IL5:'Typos and misclassification'.IL5 'Typos and misclassification'.IR5:'Typos and misclassification'.IR5 'Typos and misclassification'.IX5:'Typos and misclassification'.IX5 'Typos and misclassification'.JD5:'Typos and misclassification'.JD5 'Typos and misclassification'.JJ5:'Typos and misclassification'.JJ5 'Typos and misclassification'.JP5:'Typos and misclassification'.JP5 'Typos and misclassification'.JV5:'Typos and misclassification'.JV5 'Typos and misclassification'.KB5:'Typos and misclassification'.KB5 'Typos and misclassification'.KH5:'Typos and misclassification'.KH5 'Typos and misclassification'.KN5:'Typos and misclassification'.KN5 'Typos and misclassification'.KT5:'Typos and misclassification'.KT5 'Typos and misclassification'.KZ5:'Typos and misclassification'.KZ5 'Typos and misclassification'.LF5:'Typos and misclassification'.LF5 'Typos and misclassification'.LL5:'Typos and misclassification'.LL5 'Typos and misclassification'.LR5:'Typos and misclassification'.LR5 'Typos and misclassification'.LX5:'Typos and misclassification'.LX5 'Typos and misclassification'.MD5:'Typos and misclassification'.MD5 'Typos and misclassification'.MJ5:'Typos and misclassification'.MJ5 'Typos and misclassification'.MP5:'Typos and misclassification'.MP5 'Typos and misclassification'.MV5:'Typos and misclassification'.MV5 'Typos and misclassification'.NB5:'Typos and misclassification'.NB5 'Typos and misclassification'.NH5:'Typos and misclassification'.NH5 'Typos and misclassification'.NN5:'Typos and misclassification'.NN5 'Typos and misclassification'.NT5:'Typos and misclassification'.NT5 'Typos and misclassification'.NZ5:'Typos and misclassification'.NZ5 'Typos and misclassification'.OF5:'Typos and misclassification'.OF5 'Typos and misclassification'.OL5:'Typos and misclassification'.OL5 'Typos and misclassification'.OR5:'Typos and misclassification'.OR5 'Typos and misclassification'.OX5:'Typos and misclassification'.OX5 'Typos and misclassification'.PD5:'Typos and misclassification'.PD5 'Typos and misclassification'.PJ5:'Typos and misclassification'.PJ5 'Typos and misclassification'.PP5:'Typos and misclassification'.PP5 'Typos and misclassification'.PV5:'Typos and misclassification'.PV5 'Typos and misclassification'.QB5:'Typos and misclassification'.QB5 'Typos and misclassification'.QH5:'Typos and misclassification'.QH5 'Typos and misclassification'.QN5:'Typos and misclassification'.QN5 'Typos and misclassification'.QT5:'Typos and misclassification'.QT5 'Typos and misclassification'.QZ5:'Typos and misclassification'.QZ5 'Typos and misclassification'.RF5:'Typos and misclassification'.RF5 'Typos and misclassification'.RL5:'Typos and misclassification'.RL5 'Typos and misclassification'.RR5:'Typos and misclassification'.RR5 'Typos and misclassification'.RX5:'Typos and misclassification'.RX5 'Typos and misclassification'.SD5:'Typos and misclassification'.SD5 'Typos and misclassification'.SJ5:'Typos and misclassification'.SJ5 'Typos and misclassification'.SP5:'Typos and misclassification'.SP5 'Typos and misclassification'.SV5:'Typos and misclassification'.SV5 'Typos and misclassification'.TB5:'Typos and misclassification'.TB5 'Typos and misclassification'.TH5:'Typos and misclassification'.TH5 'Typos and misclassification'.TN5:'Typos and misclassification'.TN5 'Typos and misclassification'.TT5:'Typos and misclassification'.TT5 'Typos and misclassification'.TZ5:'Typos and misclassification'.TZ5 'Typos and misclassification'.UF5:'Typos and misclassification'.UF5 'Typos and misclassification'.UL5:'Typos and misclassification'.UL5 'Typos and misclassification'.UR5:'Typos and misclassification'.UR5 'Typos and misclassification'.UX5:'Typos and misclassification'.UX5 'Typos and misclassification'.VD5:'Typos and misclassification'.VD5 'Typos and misclassification'.VJ5:'Typos and misclassification'.VJ5 'Typos and misclassification'.VP5:'Typos and misclassification'.VP5 'Typos and misclassification'.VV5:'Typos and misclassification'.VV5 'Typos and misclassification'.WB5:'Typos and misclassification'.WB5 'Typos and misclassification'.WH5:'Typos and misclassification'.WH5 'Typos and misclassification'.WN5:'Typos and misclassification'.WN5 'Typos and misclassification'.WT5:'Typos and misclassification'.WT5 'Typos and misclassification'.WZ5:'Typos and misclassification'.WZ5 'Typos and misclassification'.XF5:'Typos and misclassification'.XF5 'Typos and misclassification'.XL5:'Typos and misclassification'.XL5 'Typos and misclassification'.XR5:'Typos and misclassification'.XR5 'Typos and misclassification'.XX5:'Typos and misclassification'.XX5 'Typos and misclassification'.YD5:'Typos and misclassification'.YD5 'Typos and misclassification'.YJ5:'Typos and misclassification'.YJ5 'Typos and misclassification'.YP5:'Typos and misclassification'.YP5 'Typos and misclassification'.YV5:'Typos and misclassification'.YV5 'Typos and misclassification'.ZB5:'Typos and misclassification'.ZB5 'Typos and misclassification'.ZH5:'Typos and misclassification'.ZH5 'Typos and misclassification'.ZN5:'Typos and misclassification'.ZN5 'Typos and misclassification'.ZT5:'Typos and misclassification'.ZT5 'Typos and misclassification'.ZZ5:'Typos and misclassification'.ZZ5 'Typos and misclassification'.AAF5:'Typos and misclassification'.AAF5 'Typos and misclassification'.AAL5:'Typos and misclassification'.AAL5 'Typos and misclassification'.AAR5:'Typos and misclassification'.AAR5 'Typos and misclassification'.AAX5:'Typos and misclassification'.AAX5 'Typos and misclassification'.ABD5:'Typos and misclassification'.ABD5 'Typos and misclassification'.ABJ5:'Typos and misclassification'.ABJ5 'Typos and misclassification'.ABP5:'Typos and misclassification'.ABP5 'Typos and misclassification'.ABV5:'Typos and misclassification'.ABV5 'Typos and misclassification'.ACB5:'Typos and misclassification'.ACB5 'Typos and misclassification'.ACH5:'Typos and misclassification'.ACH5 'Typos and misclassification'.ACN5:'Typos and misclassification'.ACN5 'Typos and misclassification'.ACT5:'Typos and misclassification'.ACT5 'Typos and misclassification'.ACZ5:'Typos and misclassification'.ACZ5 'Typos and misclassification'.ADF5:'Typos and misclassification'.ADF5 'Typos and misclassification'.ADL5:'Typos and misclassification'.ADL5 'Typos and misclassification'.ADR5:'Typos and misclassification'.ADR5 'Typos and misclassification'.ADX5:'Typos and misclassification'.ADX5 'Typos and misclassification'.AED5:'Typos and misclassification'.AED5 'Typos and misclassification'.AEJ5:'Typos and misclassification'.AEJ5 'Typos and misclassification'.AEP5:'Typos and misclassification'.AEP5 'Typos and misclassification'.AEV5:'Typos and misclassification'.AEV5 'Typos and misclassification'.AFB5:'Typos and misclassification'.AFB5 'Typos and misclassification'.AFH5:'Typos and misclassification'.AFH5 'Typos and misclassification'.AFN5:'Typos and misclassification'.AFN5 'Typos and misclassification'.AFT5:'Typos and misclassification'.AFT5 'Typos and misclassification'.AFZ5:'Typos and misclassification'.AFZ5 'Typos and misclassification'.AGF5:'Typos and misclassification'.AGF5 'Typos and misclassification'.AGL5:'Typos and misclassification'.AGL5 'Typos and misclassification'.AGR5:'Typos and misclassification'.AGR5 'Typos and misclassification'.AGX5:'Typos and misclassification'.AGX5 'Typos and misclassification'.AHD5:'Typos and misclassification'.AHD5 'Typos and misclassification'.AHJ5:'Typos and misclassification'.AHJ5 'Typos and misclassification'.AHP5:'Typos and misclassification'.AHP5 'Typos and misclassification'.AHV5:'Typos and misclassification'.AHV5 'Typos and misclassification'.AIB5:'Typos and misclassification'.AIB5 'Typos and misclassification'.AIH5:'Typos and misclassification'.AIH5 'Typos and misclassification'.AIN5:'Typos and misclassification'.AIN5 'Typos and misclassification'.AIT5:'Typos and misclassification'.AIT5 'Typos and misclassification'.AIZ5:'Typos and misclassification'.AIZ5 'Typos and misclassification'.AJF5:'Typos and misclassification'.AJF5 'Typos and misclassification'.AJL5:'Typos and misclassification'.AJL5 'Typos and misclassification'.AJR5:'Typos and misclassification'.AJR5 'Typos and misclassification'.AJX5:'Typos and misclassification'.AJX5 'Typos and misclassification'.AKD5:'Typos and misclassification'.AKD5 'Typos and misclassification'.AKJ5:'Typos and misclassification'.AKJ5 'Typos and misclassification'.AKP5:'Typos and misclassification'.AKP5 'Typos and misclassification'.AKV5:'Typos and misclassification'.AKV5 'Typos and misclassification'.ALB5:'Typos and misclassification'.ALB5 'Typos and misclassification'.ALH5:'Typos and misclassification'.ALH5 'Typos and misclassification'.ALN5:'Typos and misclassification'.ALN5 'Typos and misclassification'.ALT5:'Typos and misclassification'.ALT5 'Typos and misclassification'.ALZ5:'Typos and misclassification'.ALZ5 'Typos and misclassification'.AMF5:'Typos and misclassification'.AMF5 'Typos and misclassification'.F55:'Typos and misclassification'.F55 'Typos and misclassification'.F57:'Typos and misclassification'.F57 'Typos and misclassification'.F74:'Typos and misclassification'.F74 'Typos and misclassification'.F76:'Typos and misclassification'.F76">
            <calcext:condition calcext:apply-style-name="Neutral" calcext:value="=312" calcext:base-cell-address="'Typos and misclassification'.F1"/>
            <calcext:condition calcext:apply-style-name="Neutral" calcext:value="=213" calcext:base-cell-address="'Typos and misclassification'.F1"/>
            <calcext:condition calcext:apply-style-name="Neutral" calcext:value="=132" calcext:base-cell-address="'Typos and misclassification'.F1"/>
          </calcext:conditional-format>
        </calcext:conditional-formats>
      </table:table>
      <table:table table:name="Uncle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oc#2511</text:p>
          </table:table-cell>
          <table:table-cell table:style-name="ce1" office:value-type="string" calcext:value-type="string">
            <text:p><text:s text:c="16"/>16.5-en belül Farkas M. pontos labdá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játékba hozni Polyák P., ám nagy igyekezetében </text:p>
          </table:table-cell>
          <table:table-cell/>
          <table:table-cell table:style-name="ce42"/>
          <table:table-cell table:number-columns-repeated="1018"/>
        </table:table-row>
        <table:table-row table:style-name="ro1"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97</text:p>
          </table:table-cell>
          <table:table-cell office:value-type="string" calcext:value-type="string">
            <text:p><text:s text:c="5"/>másik nagy ajtó fából készült és azt nem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. Tehát semmi nyoma nincs az erőszakos tervnek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184</text:p>
          </table:table-cell>
          <table:table-cell office:value-type="string" calcext:value-type="string">
            <text:p><text:s text:c="3"/>gátolják terve beteljesítésében. E fil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nem is szólt másról, mint erről, és talá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7"/>Wanted című mozifilm játékadaptációjána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melyet az a svéd bázisú GRIN csapata hege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8</text:p>
          </table:table-cell>
          <table:table-cell office:value-type="string" calcext:value-type="string">
            <text:p><text:s text:c="9"/>szerelvénnyel). További, különleges változatok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még a tokiói Yamanote-vonalra (11 kocsibó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65</text:p>
          </table:table-cell>
          <table:table-cell office:value-type="string" calcext:value-type="string">
            <text:p><text:s text:c="14"/>pontosabban Pompejiből. Bronzból készült,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z i. sz. 1. századra tehető. Készülhetn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45</text:p>
          </table:table-cell>
          <table:table-cell office:value-type="string" calcext:value-type="string">
            <text:p><text:s text:c="16"/>vonatkoznak, egy elég széles palett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t gondolom, mind a Magdolna napokra,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8"/>pozícióba állni. Őt lelőttél, ez az ember a 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5 perccel meghalt. Sándor Erzsi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40</text:p>
          </table:table-cell>
          <table:table-cell office:value-type="string" calcext:value-type="string">
            <text:p><text:s text:c="8"/>első két album esetében. A lemezfelvételt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, hogy 1988 őszére a Motörheaddel közös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017</text:p>
          </table:table-cell>
          <table:table-cell office:value-type="string" calcext:value-type="string">
            <text:p><text:s text:c="8"/>kiirtották, kiirtani magyarországilag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/ mostanság Delavári (erdős, tavas kishegyek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kormányzat ezt a támogatási formát csak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kívánja bevezetni. Úgy tűnik, ez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1"/>maradt kemény kutyaságunk, magyar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Helthus, Hertel, Petrovics, Kosch </text:p>
          </table:table-cell>
          <table:table-cell table:number-columns-repeated="1020"/>
        </table:table-row>
        <calcext:conditional-formats>
          <calcext:conditional-format calcext:target-range-address="Unclear.F1:Unclear.F1">
            <calcext:condition calcext:apply-style-name="Neutral" calcext:value="=312" calcext:base-cell-address="Unclear.F1"/>
            <calcext:condition calcext:apply-style-name="Neutral" calcext:value="=213" calcext:base-cell-address="Unclear.F1"/>
            <calcext:condition calcext:apply-style-name="Neutral" calcext:value="=132" calcext:base-cell-address="Unclear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1:53:07.77291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0:53.630443182</meta:creation-date>
    <dc:date>2019-03-18T14:52:23.358149927</dc:date>
    <meta:editing-duration>P1DT4H1M51S</meta:editing-duration>
    <meta:editing-cycles>190</meta:editing-cycles>
    <meta:generator>LibreOffice/6.2.1.2$Linux_X86_64 LibreOffice_project/20$Build-2</meta:generator>
    <meta:document-statistic meta:table-count="10" meta:cell-count="12027" meta:object-count="0"/>
  </office:meta>
</office:document-meta>
</file>